
<file path=META-INF/manifest.xml><?xml version="1.0" encoding="utf-8"?>
<manifest:manifest xmlns:manifest="urn:oasis:names:tc:opendocument:xmlns:manifest:1.0">
  <manifest:file-entry manifest:full-path="/" manifest:media-type="application/vnd.oasis.opendocument.text"/>
  <manifest:file-entry manifest:full-path="Thumbnails/thumbnail.png" manifest:media-type="image/png"/>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
      <text:list-level-style-bullet text:level="1" text:style-name="WW_CharLFO2LVL1" text:bullet-char="-">
        <style:list-level-properties text:space-before="0.25in" text:min-label-width="0.25in"/>
        <style:text-properties style:font-name="Calibri"/>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Calibri"/>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style style:name="P1" style:parent-style-name="Title" style:master-page-name="MP0" style:family="paragraph">
      <style:paragraph-properties fo:break-before="page" fo:text-align="end"/>
      <style:text-properties fo:language="et" fo:country="EE" fo:hyphenate="false"/>
    </style:style>
    <style:style style:name="P2" style:parent-style-name="Title" style:family="paragraph">
      <style:paragraph-properties fo:text-align="end"/>
      <style:text-properties fo:language="et" fo:country="EE" fo:hyphenate="false"/>
    </style:style>
    <style:style style:name="P3" style:parent-style-name="Title" style:family="paragraph">
      <style:paragraph-properties fo:text-align="end"/>
      <style:text-properties fo:language="et" fo:country="EE" fo:hyphenate="false"/>
    </style:style>
    <style:style style:name="P4" style:parent-style-name="Title" style:family="paragraph">
      <style:paragraph-properties fo:text-align="end"/>
      <style:text-properties fo:language="et" fo:country="EE" fo:hyphenate="false"/>
    </style:style>
    <style:style style:name="P5" style:parent-style-name="Title" style:family="paragraph">
      <style:paragraph-properties fo:text-align="end"/>
      <style:text-properties fo:language="et" fo:country="EE" fo:hyphenate="false"/>
    </style:style>
    <style:style style:name="P6" style:parent-style-name="Title" style:family="paragraph">
      <style:paragraph-properties fo:text-align="end"/>
      <style:text-properties fo:language="et" fo:country="EE" fo:hyphenate="false"/>
    </style:style>
    <style:style style:name="P7" style:parent-style-name="Title" style:family="paragraph">
      <style:paragraph-properties fo:text-align="end"/>
      <style:text-properties fo:language="et" fo:country="EE" fo:hyphenate="false"/>
    </style:style>
    <style:style style:name="P8" style:parent-style-name="Title" style:family="paragraph">
      <style:paragraph-properties fo:text-align="end"/>
      <style:text-properties fo:language="et" fo:country="EE" fo:hyphenate="false"/>
    </style:style>
    <style:style style:name="P9" style:parent-style-name="Normal" style:family="paragraph">
      <style:text-properties fo:language="et" fo:country="EE"/>
    </style:style>
    <style:style style:name="P10" style:parent-style-name="Normal" style:family="paragraph">
      <style:paragraph-properties fo:text-align="end"/>
      <style:text-properties fo:language="et" fo:country="EE" fo:hyphenate="false"/>
    </style:style>
    <style:style style:name="P11" style:parent-style-name="Normal" style:master-page-name="MP1" style:family="paragraph">
      <style:paragraph-properties fo:break-before="page" fo:margin-bottom="0.1388in" fo:line-height="115%">
        <style:tab-stops>
          <style:tab-stop style:type="left" style:position="0.5in"/>
        </style:tab-stops>
      </style:paragraph-properties>
      <style:text-properties fo:language="et" fo:country="EE"/>
    </style:style>
    <style:style style:name="P14" style:parent-style-name="TOC1" style:family="paragraph">
      <style:paragraph-properties>
        <style:tab-stops>
          <style:tab-stop style:type="right" style:leader-style="dotted" style:leader-text="." style:position="6.293in"/>
        </style:tab-stops>
      </style:paragraph-properties>
    </style:style>
    <style:style style:name="T15" style:parent-style-name="Hyperlink" style:family="text">
      <style:text-properties fo:language="et" fo:country="EE"/>
    </style:style>
    <style:style style:name="P16" style:parent-style-name="TOC1" style:family="paragraph">
      <style:paragraph-properties>
        <style:tab-stops>
          <style:tab-stop style:type="right" style:leader-style="dotted" style:leader-text="." style:position="6.293in"/>
        </style:tab-stops>
      </style:paragraph-properties>
    </style:style>
    <style:style style:name="T17" style:parent-style-name="Hyperlink" style:family="text">
      <style:text-properties fo:language="et" fo:country="EE"/>
    </style:style>
    <style:style style:name="P18" style:parent-style-name="TOC1" style:family="paragraph">
      <style:paragraph-properties>
        <style:tab-stops>
          <style:tab-stop style:type="right" style:leader-style="dotted" style:leader-text="." style:position="6.293in"/>
        </style:tab-stops>
      </style:paragraph-properties>
    </style:style>
    <style:style style:name="T19" style:parent-style-name="Hyperlink" style:family="text">
      <style:text-properties fo:language="et" fo:country="EE"/>
    </style:style>
    <style:style style:name="P20" style:parent-style-name="TOC1" style:family="paragraph">
      <style:paragraph-properties>
        <style:tab-stops>
          <style:tab-stop style:type="right" style:leader-style="dotted" style:leader-text="." style:position="6.293in"/>
        </style:tab-stops>
      </style:paragraph-properties>
    </style:style>
    <style:style style:name="T21" style:parent-style-name="Hyperlink" style:family="text">
      <style:text-properties fo:language="et" fo:country="EE"/>
    </style:style>
    <style:style style:name="P22" style:parent-style-name="TOC2" style:family="paragraph">
      <style:paragraph-properties>
        <style:tab-stops>
          <style:tab-stop style:type="right" style:leader-style="dotted" style:leader-text="." style:position="6.1263in"/>
        </style:tab-stops>
      </style:paragraph-properties>
    </style:style>
    <style:style style:name="T23" style:parent-style-name="Hyperlink" style:family="text">
      <style:text-properties fo:language="et" fo:country="EE"/>
    </style:style>
    <style:style style:name="P24" style:parent-style-name="TOC3" style:family="paragraph">
      <style:paragraph-properties>
        <style:tab-stops>
          <style:tab-stop style:type="right" style:leader-style="dotted" style:leader-text="." style:position="5.9597in"/>
        </style:tab-stops>
      </style:paragraph-properties>
    </style:style>
    <style:style style:name="T25" style:parent-style-name="Hyperlink" style:family="text">
      <style:text-properties fo:language="et" fo:country="EE"/>
    </style:style>
    <style:style style:name="P26" style:parent-style-name="TOC3" style:family="paragraph">
      <style:paragraph-properties>
        <style:tab-stops>
          <style:tab-stop style:type="right" style:leader-style="dotted" style:leader-text="." style:position="5.9597in"/>
        </style:tab-stops>
      </style:paragraph-properties>
    </style:style>
    <style:style style:name="T27" style:parent-style-name="Hyperlink" style:family="text">
      <style:text-properties fo:language="et" fo:country="EE"/>
    </style:style>
    <style:style style:name="P28" style:parent-style-name="TOC2" style:family="paragraph">
      <style:paragraph-properties>
        <style:tab-stops>
          <style:tab-stop style:type="right" style:leader-style="dotted" style:leader-text="." style:position="6.1263in"/>
        </style:tab-stops>
      </style:paragraph-properties>
    </style:style>
    <style:style style:name="T29" style:parent-style-name="Hyperlink" style:family="text">
      <style:text-properties fo:language="et" fo:country="EE"/>
    </style:style>
    <style:style style:name="P30" style:parent-style-name="TOC2" style:family="paragraph">
      <style:paragraph-properties>
        <style:tab-stops>
          <style:tab-stop style:type="right" style:leader-style="dotted" style:leader-text="." style:position="6.1263in"/>
        </style:tab-stops>
      </style:paragraph-properties>
    </style:style>
    <style:style style:name="T31" style:parent-style-name="Hyperlink" style:family="text">
      <style:text-properties fo:language="et" fo:country="EE"/>
    </style:style>
    <style:style style:name="P32" style:parent-style-name="TOC3" style:family="paragraph">
      <style:paragraph-properties>
        <style:tab-stops>
          <style:tab-stop style:type="right" style:leader-style="dotted" style:leader-text="." style:position="5.9597in"/>
        </style:tab-stops>
      </style:paragraph-properties>
    </style:style>
    <style:style style:name="T33" style:parent-style-name="Hyperlink" style:family="text">
      <style:text-properties fo:language="et" fo:country="EE"/>
    </style:style>
    <style:style style:name="P34" style:parent-style-name="TOC3" style:family="paragraph">
      <style:paragraph-properties>
        <style:tab-stops>
          <style:tab-stop style:type="right" style:leader-style="dotted" style:leader-text="." style:position="5.9597in"/>
        </style:tab-stops>
      </style:paragraph-properties>
    </style:style>
    <style:style style:name="T35" style:parent-style-name="Hyperlink" style:family="text">
      <style:text-properties fo:language="et" fo:country="EE"/>
    </style:style>
    <style:style style:name="P36" style:parent-style-name="TOC2" style:family="paragraph">
      <style:paragraph-properties>
        <style:tab-stops>
          <style:tab-stop style:type="right" style:leader-style="dotted" style:leader-text="." style:position="6.1263in"/>
        </style:tab-stops>
      </style:paragraph-properties>
    </style:style>
    <style:style style:name="T37" style:parent-style-name="Hyperlink" style:family="text">
      <style:text-properties fo:language="et" fo:country="EE"/>
    </style:style>
    <style:style style:name="P38" style:parent-style-name="TOC1" style:family="paragraph">
      <style:paragraph-properties>
        <style:tab-stops>
          <style:tab-stop style:type="right" style:leader-style="dotted" style:leader-text="." style:position="6.293in"/>
        </style:tab-stops>
      </style:paragraph-properties>
    </style:style>
    <style:style style:name="T39" style:parent-style-name="Hyperlink" style:family="text">
      <style:text-properties fo:language="et" fo:country="EE"/>
    </style:style>
    <style:style style:name="P40" style:parent-style-name="TOC2" style:family="paragraph">
      <style:paragraph-properties>
        <style:tab-stops>
          <style:tab-stop style:type="right" style:leader-style="dotted" style:leader-text="." style:position="6.1263in"/>
        </style:tab-stops>
      </style:paragraph-properties>
    </style:style>
    <style:style style:name="T41" style:parent-style-name="Hyperlink" style:family="text">
      <style:text-properties fo:language="et" fo:country="EE"/>
    </style:style>
    <style:style style:name="P42" style:parent-style-name="TOC2" style:family="paragraph">
      <style:paragraph-properties>
        <style:tab-stops>
          <style:tab-stop style:type="right" style:leader-style="dotted" style:leader-text="." style:position="6.1263in"/>
        </style:tab-stops>
      </style:paragraph-properties>
    </style:style>
    <style:style style:name="T43" style:parent-style-name="Hyperlink" style:family="text">
      <style:text-properties fo:language="et" fo:country="EE"/>
    </style:style>
    <style:style style:name="P44" style:parent-style-name="TOC2" style:family="paragraph">
      <style:paragraph-properties>
        <style:tab-stops>
          <style:tab-stop style:type="right" style:leader-style="dotted" style:leader-text="." style:position="6.1263in"/>
        </style:tab-stops>
      </style:paragraph-properties>
    </style:style>
    <style:style style:name="P45" style:parent-style-name="TOC2" style:family="paragraph">
      <style:paragraph-properties>
        <style:tab-stops>
          <style:tab-stop style:type="right" style:leader-style="dotted" style:leader-text="." style:position="6.1333in"/>
        </style:tab-stops>
      </style:paragraph-properties>
    </style:style>
    <style:style style:name="P46" style:parent-style-name="TOC2" style:family="paragraph">
      <style:paragraph-properties>
        <style:tab-stops>
          <style:tab-stop style:type="right" style:leader-style="dotted" style:leader-text="." style:position="6.1263in"/>
        </style:tab-stops>
      </style:paragraph-properties>
      <style:text-properties fo:language="et" fo:country="EE"/>
    </style:style>
    <style:style style:name="P47" style:parent-style-name="TOC1" style:family="paragraph">
      <style:paragraph-properties>
        <style:tab-stops>
          <style:tab-stop style:type="right" style:leader-style="dotted" style:leader-text="." style:position="6.293in"/>
        </style:tab-stops>
      </style:paragraph-properties>
      <style:text-properties fo:language="et" fo:country="EE" fo:hyphenate="false"/>
    </style:style>
    <style:style style:name="P48" style:parent-style-name="TOC1" style:family="paragraph">
      <style:paragraph-properties>
        <style:tab-stops>
          <style:tab-stop style:type="right" style:leader-style="dotted" style:leader-text="." style:position="6.293in"/>
        </style:tab-stops>
      </style:paragraph-properties>
      <style:text-properties fo:language="et" fo:country="EE" fo:hyphenate="false"/>
    </style:style>
    <style:style style:name="P49" style:parent-style-name="Normal" style:family="paragraph">
      <style:text-properties fo:language="et" fo:country="EE"/>
    </style:style>
    <style:style style:name="P50" style:parent-style-name="Normal" style:family="paragraph">
      <style:paragraph-properties fo:break-before="page" fo:margin-bottom="0.1388in" fo:line-height="115%"/>
      <style:text-properties fo:language="et" fo:country="EE" fo:hyphenate="false"/>
    </style:style>
    <style:style style:name="P51" style:parent-style-name="Normal" style:family="paragraph">
      <style:paragraph-properties fo:margin-bottom="0.1388in" fo:line-height="115%"/>
      <style:text-properties fo:language="et" fo:country="EE" fo:hyphenate="false"/>
    </style:style>
    <style:style style:name="TableColumn53" style:family="table-column">
      <style:table-column-properties style:column-width="1.5993in" style:use-optimal-column-width="false"/>
    </style:style>
    <style:style style:name="TableColumn54" style:family="table-column">
      <style:table-column-properties style:column-width="1.5993in" style:use-optimal-column-width="false"/>
    </style:style>
    <style:style style:name="TableColumn55" style:family="table-column">
      <style:table-column-properties style:column-width="1.5993in" style:use-optimal-column-width="false"/>
    </style:style>
    <style:style style:name="TableColumn56" style:family="table-column">
      <style:table-column-properties style:column-width="1.5993in" style:use-optimal-column-width="false"/>
    </style:style>
    <style:style style:name="Table52" style:family="table">
      <style:table-properties style:width="6.3972in" fo:margin-left="0.075in" table:align="left"/>
    </style:style>
    <style:style style:name="TableRow57" style:family="table-row">
      <style:table-row-properties style:use-optimal-row-height="false"/>
    </style:style>
    <style:style style:name="TableCell58" style:family="table-cell">
      <style:table-cell-properties fo:border="0.0069in solid #000000" fo:padding-top="0in" fo:padding-left="0.075in" fo:padding-bottom="0in" fo:padding-right="0.075in"/>
    </style:style>
    <style:style style:name="T59" style:parent-style-name="DefaultParagraphFont" style:family="text">
      <style:text-properties fo:font-weight="bold" style:font-weight-asian="bold" style:letter-kerning="true" fo:font-size="11pt" style:font-size-asian="11pt" style:font-size-complex="11pt" fo:language="et" fo:country="EE"/>
    </style:style>
    <style:style style:name="TableCell60" style:family="table-cell">
      <style:table-cell-properties fo:border="0.0069in solid #000000" fo:padding-top="0in" fo:padding-left="0.075in" fo:padding-bottom="0in" fo:padding-right="0.075in"/>
    </style:style>
    <style:style style:name="T61" style:parent-style-name="DefaultParagraphFont" style:family="text">
      <style:text-properties fo:font-weight="bold" style:font-weight-asian="bold" style:letter-kerning="true" fo:font-size="11pt" style:font-size-asian="11pt" style:font-size-complex="11pt" fo:language="et" fo:country="EE"/>
    </style:style>
    <style:style style:name="TableCell62" style:family="table-cell">
      <style:table-cell-properties fo:border="0.0069in solid #000000" fo:padding-top="0in" fo:padding-left="0.075in" fo:padding-bottom="0in" fo:padding-right="0.075in"/>
    </style:style>
    <style:style style:name="T63" style:parent-style-name="DefaultParagraphFont" style:family="text">
      <style:text-properties fo:font-weight="bold" style:font-weight-asian="bold" style:letter-kerning="true" fo:font-size="11pt" style:font-size-asian="11pt" style:font-size-complex="11pt" fo:language="et" fo:country="EE"/>
    </style:style>
    <style:style style:name="TableCell64" style:family="table-cell">
      <style:table-cell-properties fo:border="0.0069in solid #000000" fo:padding-top="0in" fo:padding-left="0.075in" fo:padding-bottom="0in" fo:padding-right="0.075in"/>
    </style:style>
    <style:style style:name="T65" style:parent-style-name="DefaultParagraphFont" style:family="text">
      <style:text-properties fo:font-weight="bold" style:font-weight-asian="bold" style:letter-kerning="true" fo:font-size="11pt" style:font-size-asian="11pt" style:font-size-complex="11pt" fo:language="et" fo:country="EE"/>
    </style:style>
    <style:style style:name="TableRow66" style:family="table-row">
      <style:table-row-properties style:use-optimal-row-height="false"/>
    </style:style>
    <style:style style:name="TableCell67" style:family="table-cell">
      <style:table-cell-properties fo:border="0.0069in solid #000000" fo:padding-top="0in" fo:padding-left="0.075in" fo:padding-bottom="0in" fo:padding-right="0.075in"/>
    </style:style>
    <style:style style:name="T68" style:parent-style-name="DefaultParagraphFont" style:family="text">
      <style:text-properties style:letter-kerning="true" fo:font-size="11pt" style:font-size-asian="11pt" style:font-size-complex="11pt" fo:language="et" fo:country="EE"/>
    </style:style>
    <style:style style:name="TableCell69" style:family="table-cell">
      <style:table-cell-properties fo:border="0.0069in solid #000000" fo:padding-top="0in" fo:padding-left="0.075in" fo:padding-bottom="0in" fo:padding-right="0.075in"/>
    </style:style>
    <style:style style:name="T70" style:parent-style-name="DefaultParagraphFont" style:family="text">
      <style:text-properties style:letter-kerning="true" fo:font-size="11pt" style:font-size-asian="11pt" style:font-size-complex="11pt" fo:language="et" fo:country="EE"/>
    </style:style>
    <style:style style:name="TableCell71" style:family="table-cell">
      <style:table-cell-properties fo:border="0.0069in solid #000000" fo:padding-top="0in" fo:padding-left="0.075in" fo:padding-bottom="0in" fo:padding-right="0.075in"/>
    </style:style>
    <style:style style:name="T72" style:parent-style-name="DefaultParagraphFont" style:family="text">
      <style:text-properties style:letter-kerning="true" fo:font-size="11pt" style:font-size-asian="11pt" style:font-size-complex="11pt" fo:language="et" fo:country="EE"/>
    </style:style>
    <style:style style:name="TableCell73" style:family="table-cell">
      <style:table-cell-properties fo:border="0.0069in solid #000000" fo:padding-top="0in" fo:padding-left="0.075in" fo:padding-bottom="0in" fo:padding-right="0.075in"/>
    </style:style>
    <style:style style:name="T74" style:parent-style-name="DefaultParagraphFont" style:family="text">
      <style:text-properties style:letter-kerning="true" fo:font-size="11pt" style:font-size-asian="11pt" style:font-size-complex="11pt" fo:language="et" fo:country="EE"/>
    </style:style>
    <style:style style:name="TableRow75" style:family="table-row">
      <style:table-row-properties style:use-optimal-row-height="false"/>
    </style:style>
    <style:style style:name="TableCell76" style:family="table-cell">
      <style:table-cell-properties fo:border="0.0069in solid #000000" fo:padding-top="0in" fo:padding-left="0.075in" fo:padding-bottom="0in" fo:padding-right="0.075in"/>
    </style:style>
    <style:style style:name="T77" style:parent-style-name="DefaultParagraphFont" style:family="text">
      <style:text-properties style:letter-kerning="true" fo:font-size="11pt" style:font-size-asian="11pt" style:font-size-complex="11pt" fo:language="et" fo:country="EE"/>
    </style:style>
    <style:style style:name="TableCell78" style:family="table-cell">
      <style:table-cell-properties fo:border="0.0069in solid #000000" fo:padding-top="0in" fo:padding-left="0.075in" fo:padding-bottom="0in" fo:padding-right="0.075in"/>
    </style:style>
    <style:style style:name="T79" style:parent-style-name="DefaultParagraphFont" style:family="text">
      <style:text-properties style:letter-kerning="true" fo:font-size="11pt" style:font-size-asian="11pt" style:font-size-complex="11pt" fo:language="et" fo:country="EE"/>
    </style:style>
    <style:style style:name="TableCell80" style:family="table-cell">
      <style:table-cell-properties fo:border="0.0069in solid #000000" fo:padding-top="0in" fo:padding-left="0.075in" fo:padding-bottom="0in" fo:padding-right="0.075in"/>
    </style:style>
    <style:style style:name="T81" style:parent-style-name="DefaultParagraphFont" style:family="text">
      <style:text-properties style:letter-kerning="true" fo:font-size="11pt" style:font-size-asian="11pt" style:font-size-complex="11pt" fo:language="et" fo:country="EE"/>
    </style:style>
    <style:style style:name="T82" style:parent-style-name="DefaultParagraphFont" style:family="text">
      <style:text-properties style:letter-kerning="true" fo:font-size="11pt" style:font-size-asian="11pt" style:font-size-complex="11pt" fo:language="et" fo:country="EE"/>
    </style:style>
    <style:style style:name="T83" style:parent-style-name="DefaultParagraphFont" style:family="text">
      <style:text-properties style:letter-kerning="true" fo:font-size="11pt" style:font-size-asian="11pt" style:font-size-complex="11pt" fo:language="et" fo:country="EE"/>
    </style:style>
    <style:style style:name="TableCell84" style:family="table-cell">
      <style:table-cell-properties fo:border="0.0069in solid #000000" fo:padding-top="0in" fo:padding-left="0.075in" fo:padding-bottom="0in" fo:padding-right="0.075in"/>
    </style:style>
    <style:style style:name="T85" style:parent-style-name="DefaultParagraphFont" style:family="text">
      <style:text-properties style:letter-kerning="true" fo:font-size="11pt" style:font-size-asian="11pt" style:font-size-complex="11pt" fo:language="et" fo:country="EE"/>
    </style:style>
    <style:style style:name="P86" style:parent-style-name="Normal" style:family="paragraph">
      <style:paragraph-properties fo:margin-bottom="0.1388in" fo:line-height="115%"/>
      <style:text-properties style:font-name="Cambria" fo:font-weight="bold" style:font-weight-asian="bold" style:font-weight-complex="bold" style:letter-kerning="true" fo:font-size="16pt" style:font-size-asian="16pt" style:font-size-complex="16pt" fo:language="et" fo:country="EE" fo:hyphenate="false"/>
    </style:style>
    <style:style style:name="P87" style:parent-style-name="Heading1" style:family="paragraph">
      <style:text-properties fo:language="et" fo:country="EE"/>
    </style:style>
    <style:style style:name="T88" style:parent-style-name="DefaultParagraphFont" style:family="text">
      <style:text-properties fo:language="et" fo:country="EE"/>
    </style:style>
    <style:style style:name="T89" style:parent-style-name="DefaultParagraphFont" style:family="text">
      <style:text-properties fo:language="et" fo:country="EE"/>
    </style:style>
    <style:style style:name="T90" style:parent-style-name="DefaultParagraphFont" style:family="text">
      <style:text-properties fo:language="et" fo:country="EE"/>
    </style:style>
    <style:style style:name="T91" style:parent-style-name="DefaultParagraphFont" style:family="text">
      <style:text-properties fo:language="et" fo:country="EE"/>
    </style:style>
    <style:style style:name="T92" style:parent-style-name="DefaultParagraphFont" style:family="text">
      <style:text-properties fo:language="et" fo:country="EE"/>
    </style:style>
    <style:style style:name="T93" style:parent-style-name="DefaultParagraphFont" style:family="text">
      <style:text-properties fo:language="et" fo:country="EE"/>
    </style:style>
    <style:style style:name="T94" style:parent-style-name="DefaultParagraphFont" style:family="text">
      <style:text-properties fo:language="et" fo:country="EE"/>
    </style:style>
    <style:style style:name="P95" style:parent-style-name="Heading1" style:family="paragraph">
      <style:text-properties fo:language="et" fo:country="EE"/>
    </style:style>
    <style:style style:name="T96" style:parent-style-name="DefaultParagraphFont" style:family="text">
      <style:text-properties fo:language="et" fo:country="EE"/>
    </style:style>
    <style:style style:name="T97" style:parent-style-name="DefaultParagraphFont" style:family="text">
      <style:text-properties fo:language="et" fo:country="EE"/>
    </style:style>
    <style:style style:name="T98" style:parent-style-name="DefaultParagraphFont" style:family="text">
      <style:text-properties fo:language="et" fo:country="EE"/>
    </style:style>
    <style:style style:name="T99" style:parent-style-name="DefaultParagraphFont" style:family="text">
      <style:text-properties fo:language="et" fo:country="EE"/>
    </style:style>
    <style:style style:name="T100" style:parent-style-name="DefaultParagraphFont" style:family="text">
      <style:text-properties fo:language="et" fo:country="EE"/>
    </style:style>
    <style:style style:name="T101" style:parent-style-name="DefaultParagraphFont" style:family="text">
      <style:text-properties fo:language="et" fo:country="EE"/>
    </style:style>
    <style:style style:name="T102" style:parent-style-name="DefaultParagraphFont" style:family="text">
      <style:text-properties fo:language="et" fo:country="EE"/>
    </style:style>
    <style:style style:name="T103" style:parent-style-name="DefaultParagraphFont" style:family="text">
      <style:text-properties fo:language="et" fo:country="EE"/>
    </style:style>
    <style:style style:name="T104" style:parent-style-name="DefaultParagraphFont" style:family="text">
      <style:text-properties fo:language="et" fo:country="EE"/>
    </style:style>
    <style:style style:name="P105" style:parent-style-name="Normal" style:family="paragraph">
      <style:text-properties fo:language="et" fo:country="EE"/>
    </style:style>
    <style:style style:name="T106" style:parent-style-name="DefaultParagraphFont" style:family="text">
      <style:text-properties fo:font-weight="bold" style:font-weight-asian="bold" fo:font-style="italic" style:font-style-asian="italic" fo:language="et" fo:country="EE"/>
    </style:style>
    <style:style style:name="T107" style:parent-style-name="DefaultParagraphFont" style:family="text">
      <style:text-properties fo:language="et" fo:country="EE"/>
    </style:style>
    <style:style style:name="T108" style:parent-style-name="Hyperlink" style:family="text">
      <style:text-properties fo:language="et" fo:country="EE"/>
    </style:style>
    <style:style style:name="T109" style:parent-style-name="Hyperlink" style:family="text">
      <style:text-properties fo:language="et" fo:country="EE"/>
    </style:style>
    <style:style style:name="T110" style:parent-style-name="DefaultParagraphFont" style:family="text">
      <style:text-properties fo:language="et" fo:country="EE"/>
    </style:style>
    <style:style style:name="P111" style:parent-style-name="Normal" style:family="paragraph">
      <style:text-properties fo:language="et" fo:country="EE"/>
    </style:style>
    <style:style style:name="T112" style:parent-style-name="DefaultParagraphFont" style:family="text">
      <style:text-properties fo:font-weight="bold" style:font-weight-asian="bold" fo:font-style="italic" style:font-style-asian="italic" fo:language="et" fo:country="EE"/>
    </style:style>
    <style:style style:name="T113" style:parent-style-name="DefaultParagraphFont" style:family="text">
      <style:text-properties fo:language="et" fo:country="EE"/>
    </style:style>
    <style:style style:name="T114" style:parent-style-name="Hyperlink" style:family="text">
      <style:text-properties fo:language="et" fo:country="EE"/>
    </style:style>
    <style:style style:name="T115" style:parent-style-name="Hyperlink" style:family="text">
      <style:text-properties fo:language="et" fo:country="EE"/>
    </style:style>
    <style:style style:name="T116" style:parent-style-name="DefaultParagraphFont" style:family="text">
      <style:text-properties fo:language="et" fo:country="EE"/>
    </style:style>
    <style:style style:name="P117" style:parent-style-name="Normal" style:family="paragraph">
      <style:text-properties fo:language="et" fo:country="EE"/>
    </style:style>
    <style:style style:name="T118" style:parent-style-name="DefaultParagraphFont" style:family="text">
      <style:text-properties fo:font-weight="bold" style:font-weight-asian="bold" fo:font-style="italic" style:font-style-asian="italic" fo:language="et" fo:country="EE"/>
    </style:style>
    <style:style style:name="T119" style:parent-style-name="DefaultParagraphFont" style:family="text">
      <style:text-properties fo:language="et" fo:country="EE"/>
    </style:style>
    <style:style style:name="T120" style:parent-style-name="Hyperlink" style:family="text">
      <style:text-properties fo:language="et" fo:country="EE"/>
    </style:style>
    <style:style style:name="T121" style:parent-style-name="DefaultParagraphFont" style:family="text">
      <style:text-properties fo:language="et" fo:country="EE"/>
    </style:style>
    <style:style style:name="P122" style:parent-style-name="Normal" style:family="paragraph">
      <style:text-properties fo:language="et" fo:country="EE"/>
    </style:style>
    <style:style style:name="T123" style:parent-style-name="DefaultParagraphFont" style:family="text">
      <style:text-properties fo:font-weight="bold" style:font-weight-asian="bold" fo:font-style="italic" style:font-style-asian="italic" fo:language="et" fo:country="EE"/>
    </style:style>
    <style:style style:name="T124" style:parent-style-name="DefaultParagraphFont" style:family="text">
      <style:text-properties fo:language="et" fo:country="EE"/>
    </style:style>
    <style:style style:name="T125" style:parent-style-name="DefaultParagraphFont" style:family="text">
      <style:text-properties fo:language="et" fo:country="EE"/>
    </style:style>
    <style:style style:name="T126" style:parent-style-name="DefaultParagraphFont" style:family="text">
      <style:text-properties fo:language="et" fo:country="EE"/>
    </style:style>
    <style:style style:name="T127" style:parent-style-name="DefaultParagraphFont" style:family="text">
      <style:text-properties fo:language="et" fo:country="EE"/>
    </style:style>
    <style:style style:name="T128" style:parent-style-name="Hyperlink" style:family="text">
      <style:text-properties fo:language="et" fo:country="EE"/>
    </style:style>
    <style:style style:name="T129" style:parent-style-name="DefaultParagraphFont" style:family="text">
      <style:text-properties fo:language="et" fo:country="EE"/>
    </style:style>
    <style:style style:name="P130" style:parent-style-name="Normal" style:family="paragraph">
      <style:text-properties fo:language="et" fo:country="EE"/>
    </style:style>
    <style:style style:name="T131" style:parent-style-name="DefaultParagraphFont" style:family="text">
      <style:text-properties fo:font-weight="bold" style:font-weight-asian="bold" fo:font-style="italic" style:font-style-asian="italic" fo:language="et" fo:country="EE"/>
    </style:style>
    <style:style style:name="T132" style:parent-style-name="DefaultParagraphFont" style:family="text">
      <style:text-properties fo:language="et" fo:country="EE"/>
    </style:style>
    <style:style style:name="T133" style:parent-style-name="Hyperlink" style:family="text">
      <style:text-properties fo:language="et" fo:country="EE"/>
    </style:style>
    <style:style style:name="T134" style:parent-style-name="DefaultParagraphFont" style:family="text">
      <style:text-properties fo:language="et" fo:country="EE"/>
    </style:style>
    <style:style style:name="P135" style:parent-style-name="Normal" style:family="paragraph">
      <style:text-properties fo:language="et" fo:country="EE"/>
    </style:style>
    <style:style style:name="T136" style:parent-style-name="DefaultParagraphFont" style:family="text">
      <style:text-properties fo:font-weight="bold" style:font-weight-asian="bold" fo:font-style="italic" style:font-style-asian="italic" fo:language="et" fo:country="EE"/>
    </style:style>
    <style:style style:name="T137" style:parent-style-name="DefaultParagraphFont" style:family="text">
      <style:text-properties fo:language="et" fo:country="EE"/>
    </style:style>
    <style:style style:name="T138" style:parent-style-name="DefaultParagraphFont" style:family="text">
      <style:text-properties fo:language="et" fo:country="EE"/>
    </style:style>
    <style:style style:name="T139" style:parent-style-name="DefaultParagraphFont" style:family="text">
      <style:text-properties fo:language="et" fo:country="EE"/>
    </style:style>
    <style:style style:name="T140" style:parent-style-name="Hyperlink" style:family="text">
      <style:text-properties fo:language="et" fo:country="EE"/>
    </style:style>
    <style:style style:name="T141" style:parent-style-name="DefaultParagraphFont" style:family="text">
      <style:text-properties fo:language="et" fo:country="EE"/>
    </style:style>
    <style:style style:name="P142" style:parent-style-name="Normal" style:family="paragraph">
      <style:text-properties fo:language="et" fo:country="EE"/>
    </style:style>
    <style:style style:name="T143" style:parent-style-name="DefaultParagraphFont" style:family="text">
      <style:text-properties fo:font-weight="bold" style:font-weight-asian="bold" fo:font-style="italic" style:font-style-asian="italic" fo:language="et" fo:country="EE"/>
    </style:style>
    <style:style style:name="T144" style:parent-style-name="DefaultParagraphFont" style:family="text">
      <style:text-properties fo:language="et" fo:country="EE"/>
    </style:style>
    <style:style style:name="T145" style:parent-style-name="Hyperlink" style:family="text">
      <style:text-properties fo:language="et" fo:country="EE"/>
    </style:style>
    <style:style style:name="T146" style:parent-style-name="DefaultParagraphFont" style:family="text">
      <style:text-properties fo:language="et" fo:country="EE"/>
    </style:style>
    <style:style style:name="P147" style:parent-style-name="Normal" style:family="paragraph">
      <style:text-properties fo:language="et" fo:country="EE"/>
    </style:style>
    <style:style style:name="T148" style:parent-style-name="DefaultParagraphFont" style:family="text">
      <style:text-properties fo:font-weight="bold" style:font-weight-asian="bold" fo:font-style="italic" style:font-style-asian="italic" fo:language="et" fo:country="EE"/>
    </style:style>
    <style:style style:name="T149" style:parent-style-name="DefaultParagraphFont" style:family="text">
      <style:text-properties fo:language="et" fo:country="EE"/>
    </style:style>
    <style:style style:name="T150" style:parent-style-name="DefaultParagraphFont" style:family="text">
      <style:text-properties fo:language="et" fo:country="EE"/>
    </style:style>
    <style:style style:name="T151" style:parent-style-name="DefaultParagraphFont" style:family="text">
      <style:text-properties fo:language="et" fo:country="EE"/>
    </style:style>
    <style:style style:name="T152" style:parent-style-name="DefaultParagraphFont" style:family="text">
      <style:text-properties fo:language="et" fo:country="EE"/>
    </style:style>
    <style:style style:name="T153" style:parent-style-name="Hyperlink" style:family="text">
      <style:text-properties fo:language="et" fo:country="EE"/>
    </style:style>
    <style:style style:name="T154" style:parent-style-name="DefaultParagraphFont" style:family="text">
      <style:text-properties fo:language="et" fo:country="EE"/>
    </style:style>
    <style:style style:name="P155" style:parent-style-name="Normal" style:family="paragraph">
      <style:text-properties fo:language="et" fo:country="EE"/>
    </style:style>
    <style:style style:name="T156" style:parent-style-name="DefaultParagraphFont" style:family="text">
      <style:text-properties fo:font-weight="bold" style:font-weight-asian="bold" fo:font-style="italic" style:font-style-asian="italic" fo:language="et" fo:country="EE"/>
    </style:style>
    <style:style style:name="T157" style:parent-style-name="DefaultParagraphFont" style:family="text">
      <style:text-properties fo:language="et" fo:country="EE"/>
    </style:style>
    <style:style style:name="T158" style:parent-style-name="DefaultParagraphFont" style:family="text">
      <style:text-properties fo:language="et" fo:country="EE"/>
    </style:style>
    <style:style style:name="T159" style:parent-style-name="DefaultParagraphFont" style:family="text">
      <style:text-properties fo:language="et" fo:country="EE"/>
    </style:style>
    <style:style style:name="T160" style:parent-style-name="Hyperlink" style:family="text">
      <style:text-properties fo:language="et" fo:country="EE"/>
    </style:style>
    <style:style style:name="T161" style:parent-style-name="DefaultParagraphFont" style:family="text">
      <style:text-properties fo:language="et" fo:country="EE"/>
    </style:style>
    <style:style style:name="P162" style:parent-style-name="Heading1" style:family="paragraph">
      <style:text-properties fo:language="et" fo:country="EE"/>
    </style:style>
    <style:style style:name="P163" style:parent-style-name="Heading2" style:family="paragraph">
      <style:text-properties fo:language="et" fo:country="EE"/>
    </style:style>
    <style:style style:name="P164" style:parent-style-name="Normal" style:family="paragraph">
      <style:text-properties fo:language="et" fo:country="EE"/>
    </style:style>
    <style:style style:name="P165" style:parent-style-name="Normal" style:family="paragraph">
      <style:text-properties fo:language="et" fo:country="EE"/>
    </style:style>
    <style:style style:name="T166" style:parent-style-name="DefaultParagraphFont" style:family="text">
      <style:text-properties fo:language="et" fo:country="EE" style:language-asian="et" style:country-asian="EE" style:language-complex="ar" style:country-complex="SA"/>
    </style:style>
    <style:style style:name="P167" style:parent-style-name="Heading3" style:family="paragraph">
      <style:text-properties fo:language="et" fo:country="EE"/>
    </style:style>
    <style:style style:name="P168" style:parent-style-name="Normal" style:family="paragraph">
      <style:text-properties fo:language="et" fo:country="EE"/>
    </style:style>
    <style:style style:name="P169" style:parent-style-name="Normal" style:family="paragraph">
      <style:text-properties fo:language="et" fo:country="EE"/>
    </style:style>
    <style:style style:name="P170" style:parent-style-name="ListParagraph" style:list-style-name="LFO1" style:family="paragraph">
      <style:text-properties fo:language="et" fo:country="EE"/>
    </style:style>
    <style:style style:name="P171" style:parent-style-name="ListParagraph" style:list-style-name="LFO1" style:family="paragraph">
      <style:text-properties fo:language="et" fo:country="EE"/>
    </style:style>
    <style:style style:name="P172" style:parent-style-name="ListParagraph" style:list-style-name="LFO1" style:family="paragraph">
      <style:text-properties fo:language="et" fo:country="EE"/>
    </style:style>
    <style:style style:name="P173" style:parent-style-name="ListParagraph" style:list-style-name="LFO1" style:family="paragraph">
      <style:text-properties fo:language="et" fo:country="EE"/>
    </style:style>
    <style:style style:name="P174" style:parent-style-name="ListParagraph" style:list-style-name="LFO1" style:family="paragraph">
      <style:text-properties fo:language="et" fo:country="EE"/>
    </style:style>
    <style:style style:name="P175" style:parent-style-name="Normal" style:family="paragraph">
      <style:text-properties fo:language="et" fo:country="EE"/>
    </style:style>
    <style:style style:name="P176" style:parent-style-name="Heading4" style:family="paragraph">
      <style:text-properties fo:language="et" fo:country="EE"/>
    </style:style>
    <style:style style:name="T177" style:parent-style-name="DefaultParagraphFont" style:family="text">
      <style:text-properties fo:language="et" fo:country="EE"/>
    </style:style>
    <style:style style:name="T178" style:parent-style-name="DefaultParagraphFont" style:family="text">
      <style:text-properties fo:language="et" fo:country="EE"/>
    </style:style>
    <style:style style:name="T179" style:parent-style-name="DefaultParagraphFont" style:family="text">
      <style:text-properties fo:language="et" fo:country="EE"/>
    </style:style>
    <style:style style:name="T180" style:parent-style-name="DefaultParagraphFont" style:family="text">
      <style:text-properties fo:language="et" fo:country="EE"/>
    </style:style>
    <style:style style:name="T181" style:parent-style-name="DefaultParagraphFont" style:family="text">
      <style:text-properties fo:language="et" fo:country="EE"/>
    </style:style>
    <style:style style:name="T182" style:parent-style-name="DefaultParagraphFont" style:family="text">
      <style:text-properties fo:language="et" fo:country="EE"/>
    </style:style>
    <style:style style:name="P183" style:parent-style-name="Normal" style:family="paragraph">
      <style:text-properties fo:language="et" fo:country="EE"/>
    </style:style>
    <style:style style:name="P184" style:parent-style-name="Normal" style:family="paragraph">
      <style:text-properties fo:language="et" fo:country="EE"/>
    </style:style>
    <style:style style:name="P185" style:parent-style-name="Heading4" style:family="paragraph">
      <style:text-properties fo:language="et" fo:country="EE"/>
    </style:style>
    <style:style style:name="T186" style:parent-style-name="DefaultParagraphFont" style:family="text">
      <style:text-properties fo:language="et" fo:country="EE"/>
    </style:style>
    <style:style style:name="T187" style:parent-style-name="DefaultParagraphFont" style:family="text">
      <style:text-properties fo:language="et" fo:country="EE"/>
    </style:style>
    <style:style style:name="T188" style:parent-style-name="DefaultParagraphFont" style:family="text">
      <style:text-properties fo:language="et" fo:country="EE"/>
    </style:style>
    <style:style style:name="T189" style:parent-style-name="DefaultParagraphFont" style:family="text">
      <style:text-properties fo:language="et" fo:country="EE"/>
    </style:style>
    <style:style style:name="T190" style:parent-style-name="DefaultParagraphFont" style:family="text">
      <style:text-properties fo:language="et" fo:country="EE"/>
    </style:style>
    <style:style style:name="P191" style:parent-style-name="Normal" style:family="paragraph">
      <style:text-properties fo:language="et" fo:country="EE"/>
    </style:style>
    <style:style style:name="P192" style:parent-style-name="Normal" style:family="paragraph">
      <style:text-properties fo:language="et" fo:country="EE"/>
    </style:style>
    <style:style style:name="P193" style:parent-style-name="Heading3" style:family="paragraph">
      <style:text-properties fo:language="et" fo:country="EE"/>
    </style:style>
    <style:style style:name="P194" style:parent-style-name="Normal" style:family="paragraph">
      <style:text-properties fo:language="et" fo:country="EE"/>
    </style:style>
    <style:style style:name="T195" style:parent-style-name="DefaultParagraphFont" style:family="text">
      <style:text-properties fo:language="et" fo:country="EE"/>
    </style:style>
    <style:style style:name="T196" style:parent-style-name="DefaultParagraphFont" style:family="text">
      <style:text-properties fo:language="et" fo:country="EE"/>
    </style:style>
    <style:style style:name="T197" style:parent-style-name="DefaultParagraphFont" style:family="text">
      <style:text-properties fo:language="et" fo:country="EE"/>
    </style:style>
    <style:style style:name="T198" style:parent-style-name="DefaultParagraphFont" style:family="text">
      <style:text-properties fo:language="et" fo:country="EE"/>
    </style:style>
    <style:style style:name="T199" style:parent-style-name="DefaultParagraphFont" style:family="text">
      <style:text-properties fo:language="et" fo:country="EE"/>
    </style:style>
    <style:style style:name="T200" style:parent-style-name="DefaultParagraphFont" style:family="text">
      <style:text-properties fo:language="et" fo:country="EE"/>
    </style:style>
    <style:style style:name="T201" style:parent-style-name="DefaultParagraphFont" style:family="text">
      <style:text-properties fo:language="et" fo:country="EE"/>
    </style:style>
    <style:style style:name="T202" style:parent-style-name="DefaultParagraphFont" style:family="text">
      <style:text-properties fo:language="et" fo:country="EE"/>
    </style:style>
    <style:style style:name="T203" style:parent-style-name="DefaultParagraphFont" style:family="text">
      <style:text-properties fo:language="et" fo:country="EE"/>
    </style:style>
    <style:style style:name="T204" style:parent-style-name="DefaultParagraphFont" style:family="text">
      <style:text-properties fo:language="et" fo:country="EE"/>
    </style:style>
    <style:style style:name="T205" style:parent-style-name="DefaultParagraphFont" style:family="text">
      <style:text-properties fo:language="et" fo:country="EE"/>
    </style:style>
    <style:style style:name="T206" style:parent-style-name="DefaultParagraphFont" style:family="text">
      <style:text-properties fo:language="et" fo:country="EE"/>
    </style:style>
    <style:style style:name="T207" style:parent-style-name="DefaultParagraphFont" style:family="text">
      <style:text-properties fo:language="et" fo:country="EE"/>
    </style:style>
    <style:style style:name="P208" style:parent-style-name="Normal" style:family="paragraph">
      <style:text-properties fo:language="et" fo:country="EE"/>
    </style:style>
    <style:style style:name="P209" style:parent-style-name="Heading4" style:family="paragraph">
      <style:text-properties fo:language="et" fo:country="EE"/>
    </style:style>
    <style:style style:name="T210" style:parent-style-name="DefaultParagraphFont" style:family="text">
      <style:text-properties fo:language="et" fo:country="EE"/>
    </style:style>
    <style:style style:name="T211" style:parent-style-name="DefaultParagraphFont" style:family="text">
      <style:text-properties fo:language="et" fo:country="EE"/>
    </style:style>
    <style:style style:name="T212" style:parent-style-name="DefaultParagraphFont" style:family="text">
      <style:text-properties fo:language="et" fo:country="EE"/>
    </style:style>
    <style:style style:name="T213" style:parent-style-name="DefaultParagraphFont" style:family="text">
      <style:text-properties fo:language="et" fo:country="EE"/>
    </style:style>
    <style:style style:name="T214" style:parent-style-name="DefaultParagraphFont" style:family="text">
      <style:text-properties fo:language="et" fo:country="EE"/>
    </style:style>
    <style:style style:name="T215" style:parent-style-name="DefaultParagraphFont" style:family="text">
      <style:text-properties fo:language="et" fo:country="EE"/>
    </style:style>
    <style:style style:name="T216" style:parent-style-name="DefaultParagraphFont" style:family="text">
      <style:text-properties fo:language="et" fo:country="EE"/>
    </style:style>
    <style:style style:name="T217" style:parent-style-name="DefaultParagraphFont" style:family="text">
      <style:text-properties fo:language="et" fo:country="EE"/>
    </style:style>
    <style:style style:name="T218" style:parent-style-name="DefaultParagraphFont" style:family="text">
      <style:text-properties fo:language="et" fo:country="EE"/>
    </style:style>
    <style:style style:name="T219" style:parent-style-name="DefaultParagraphFont" style:family="text">
      <style:text-properties fo:language="et" fo:country="EE"/>
    </style:style>
    <style:style style:name="T220" style:parent-style-name="DefaultParagraphFont" style:family="text">
      <style:text-properties fo:language="et" fo:country="EE"/>
    </style:style>
    <style:style style:name="T221" style:parent-style-name="DefaultParagraphFont" style:family="text">
      <style:text-properties fo:language="et" fo:country="EE"/>
    </style:style>
    <style:style style:name="T222" style:parent-style-name="DefaultParagraphFont" style:family="text">
      <style:text-properties fo:language="et" fo:country="EE"/>
    </style:style>
    <style:style style:name="T223" style:parent-style-name="DefaultParagraphFont" style:family="text">
      <style:text-properties fo:language="et" fo:country="EE"/>
    </style:style>
    <style:style style:name="T224" style:parent-style-name="DefaultParagraphFont" style:family="text">
      <style:text-properties fo:language="et" fo:country="EE"/>
    </style:style>
    <style:style style:name="T225" style:parent-style-name="DefaultParagraphFont" style:family="text">
      <style:text-properties fo:language="et" fo:country="EE"/>
    </style:style>
    <style:style style:name="T226" style:parent-style-name="DefaultParagraphFont" style:family="text">
      <style:text-properties fo:language="et" fo:country="EE"/>
    </style:style>
    <style:style style:name="T227" style:parent-style-name="DefaultParagraphFont" style:family="text">
      <style:text-properties fo:language="et" fo:country="EE"/>
    </style:style>
    <style:style style:name="T228" style:parent-style-name="DefaultParagraphFont" style:family="text">
      <style:text-properties fo:language="et" fo:country="EE"/>
    </style:style>
    <style:style style:name="T229" style:parent-style-name="DefaultParagraphFont" style:family="text">
      <style:text-properties fo:language="et" fo:country="EE"/>
    </style:style>
    <style:style style:name="P230" style:parent-style-name="Normal" style:family="paragraph">
      <style:text-properties fo:language="et" fo:country="EE"/>
    </style:style>
    <style:style style:name="P231" style:parent-style-name="Heading4" style:family="paragraph">
      <style:text-properties fo:language="et" fo:country="EE"/>
    </style:style>
    <style:style style:name="T232" style:parent-style-name="DefaultParagraphFont" style:family="text">
      <style:text-properties fo:language="et" fo:country="EE"/>
    </style:style>
    <style:style style:name="T233" style:parent-style-name="DefaultParagraphFont" style:family="text">
      <style:text-properties fo:language="et" fo:country="EE"/>
    </style:style>
    <style:style style:name="T234" style:parent-style-name="DefaultParagraphFont" style:family="text">
      <style:text-properties fo:language="et" fo:country="EE"/>
    </style:style>
    <style:style style:name="T235" style:parent-style-name="DefaultParagraphFont" style:family="text">
      <style:text-properties fo:language="et" fo:country="EE"/>
    </style:style>
    <style:style style:name="T236" style:parent-style-name="DefaultParagraphFont" style:family="text">
      <style:text-properties fo:language="et" fo:country="EE"/>
    </style:style>
    <style:style style:name="T237" style:parent-style-name="DefaultParagraphFont" style:family="text">
      <style:text-properties fo:language="et" fo:country="EE"/>
    </style:style>
    <style:style style:name="T238" style:parent-style-name="DefaultParagraphFont" style:family="text">
      <style:text-properties fo:language="et" fo:country="EE"/>
    </style:style>
    <style:style style:name="T239" style:parent-style-name="DefaultParagraphFont" style:family="text">
      <style:text-properties fo:language="et" fo:country="EE"/>
    </style:style>
    <style:style style:name="T240" style:parent-style-name="DefaultParagraphFont" style:family="text">
      <style:text-properties fo:language="et" fo:country="EE"/>
    </style:style>
    <style:style style:name="T241" style:parent-style-name="DefaultParagraphFont" style:family="text">
      <style:text-properties fo:language="et" fo:country="EE"/>
    </style:style>
    <style:style style:name="T242" style:parent-style-name="DefaultParagraphFont" style:family="text">
      <style:text-properties fo:language="et" fo:country="EE"/>
    </style:style>
    <style:style style:name="T243" style:parent-style-name="DefaultParagraphFont" style:family="text">
      <style:text-properties fo:language="et" fo:country="EE"/>
    </style:style>
    <style:style style:name="T244" style:parent-style-name="DefaultParagraphFont" style:family="text">
      <style:text-properties fo:language="et" fo:country="EE"/>
    </style:style>
    <style:style style:name="T245" style:parent-style-name="DefaultParagraphFont" style:family="text">
      <style:text-properties fo:language="et" fo:country="EE"/>
    </style:style>
    <style:style style:name="T246" style:parent-style-name="DefaultParagraphFont" style:family="text">
      <style:text-properties fo:language="et" fo:country="EE"/>
    </style:style>
    <style:style style:name="T247" style:parent-style-name="DefaultParagraphFont" style:family="text">
      <style:text-properties fo:language="et" fo:country="EE"/>
    </style:style>
    <style:style style:name="T248" style:parent-style-name="DefaultParagraphFont" style:family="text">
      <style:text-properties fo:language="et" fo:country="EE"/>
    </style:style>
    <style:style style:name="T249" style:parent-style-name="DefaultParagraphFont" style:family="text">
      <style:text-properties fo:language="et" fo:country="EE"/>
    </style:style>
    <style:style style:name="T250" style:parent-style-name="DefaultParagraphFont" style:family="text">
      <style:text-properties fo:language="et" fo:country="EE"/>
    </style:style>
    <style:style style:name="P251" style:parent-style-name="Normal" style:family="paragraph">
      <style:text-properties fo:language="et" fo:country="EE"/>
    </style:style>
    <style:style style:name="P252" style:parent-style-name="Heading4" style:family="paragraph">
      <style:text-properties fo:language="et" fo:country="EE"/>
    </style:style>
    <style:style style:name="T253" style:parent-style-name="DefaultParagraphFont" style:family="text">
      <style:text-properties fo:language="et" fo:country="EE"/>
    </style:style>
    <style:style style:name="T254" style:parent-style-name="DefaultParagraphFont" style:family="text">
      <style:text-properties fo:language="et" fo:country="EE"/>
    </style:style>
    <style:style style:name="T255" style:parent-style-name="DefaultParagraphFont" style:family="text">
      <style:text-properties fo:language="et" fo:country="EE"/>
    </style:style>
    <style:style style:name="T256" style:parent-style-name="DefaultParagraphFont" style:family="text">
      <style:text-properties fo:language="et" fo:country="EE"/>
    </style:style>
    <style:style style:name="T257" style:parent-style-name="DefaultParagraphFont" style:family="text">
      <style:text-properties fo:language="et" fo:country="EE"/>
    </style:style>
    <style:style style:name="T258" style:parent-style-name="DefaultParagraphFont" style:family="text">
      <style:text-properties fo:language="et" fo:country="EE"/>
    </style:style>
    <style:style style:name="T259" style:parent-style-name="DefaultParagraphFont" style:family="text">
      <style:text-properties fo:language="et" fo:country="EE"/>
    </style:style>
    <style:style style:name="T260" style:parent-style-name="DefaultParagraphFont" style:family="text">
      <style:text-properties fo:language="et" fo:country="EE"/>
    </style:style>
    <style:style style:name="T261" style:parent-style-name="DefaultParagraphFont" style:family="text">
      <style:text-properties fo:language="et" fo:country="EE"/>
    </style:style>
    <style:style style:name="T262" style:parent-style-name="DefaultParagraphFont" style:family="text">
      <style:text-properties fo:language="et" fo:country="EE"/>
    </style:style>
    <style:style style:name="T263" style:parent-style-name="DefaultParagraphFont" style:family="text">
      <style:text-properties fo:language="et" fo:country="EE"/>
    </style:style>
    <style:style style:name="T264" style:parent-style-name="DefaultParagraphFont" style:family="text">
      <style:text-properties fo:language="et" fo:country="EE"/>
    </style:style>
    <style:style style:name="T265" style:parent-style-name="DefaultParagraphFont" style:family="text">
      <style:text-properties fo:language="et" fo:country="EE"/>
    </style:style>
    <style:style style:name="T266" style:parent-style-name="DefaultParagraphFont" style:family="text">
      <style:text-properties fo:language="et" fo:country="EE"/>
    </style:style>
    <style:style style:name="T267" style:parent-style-name="DefaultParagraphFont" style:family="text">
      <style:text-properties fo:language="et" fo:country="EE"/>
    </style:style>
    <style:style style:name="T268" style:parent-style-name="DefaultParagraphFont" style:family="text">
      <style:text-properties fo:language="et" fo:country="EE"/>
    </style:style>
    <style:style style:name="T269" style:parent-style-name="DefaultParagraphFont" style:family="text">
      <style:text-properties fo:language="et" fo:country="EE"/>
    </style:style>
    <style:style style:name="T270" style:parent-style-name="DefaultParagraphFont" style:family="text">
      <style:text-properties fo:language="et" fo:country="EE"/>
    </style:style>
    <style:style style:name="P271" style:parent-style-name="Normal" style:family="paragraph">
      <style:text-properties fo:language="et" fo:country="EE"/>
    </style:style>
    <style:style style:name="P272" style:parent-style-name="Normal" style:family="paragraph">
      <style:text-properties fo:language="et" fo:country="EE"/>
    </style:style>
    <style:style style:name="P273" style:parent-style-name="Normal" style:family="paragraph">
      <style:paragraph-properties style:text-autospace="none" fo:background-color="#D6E3BC"/>
    </style:style>
    <style:style style:name="T274"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275" style:parent-style-name="DefaultParagraphFont" style:family="text">
      <style:text-properties style:font-name="Courier New" style:font-name-complex="Courier New" fo:color="#3F7F7F" fo:font-size="10pt" style:font-size-asian="10pt" style:font-size-complex="10pt" fo:background-color="#C0C0C0" fo:language="et" fo:country="EE" style:language-complex="ar" style:country-complex="SA"/>
    </style:style>
    <style:style style:name="T276" style:parent-style-name="DefaultParagraphFont" style:family="text">
      <style:text-properties style:font-name="Courier New" style:font-name-complex="Courier New" fo:color="#3F7F7F" fo:font-size="10pt" style:font-size-asian="10pt" style:font-size-complex="10pt" fo:language="et" fo:country="EE" style:language-complex="ar" style:country-complex="SA"/>
    </style:style>
    <style:style style:name="T277"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P278" style:parent-style-name="Normal" style:family="paragraph">
      <style:paragraph-properties style:text-autospace="none" fo:background-color="#D6E3BC"/>
      <style:text-properties style:font-name="Courier New" style:font-name-complex="Courier New" fo:color="#008080" fo:font-size="10pt" style:font-size-asian="10pt" style:font-size-complex="10pt" fo:language="et" fo:country="EE" style:language-complex="ar" style:country-complex="SA"/>
    </style:style>
    <style:style style:name="P279" style:parent-style-name="Normal" style:family="paragraph">
      <style:paragraph-properties style:text-autospace="none" fo:background-color="#D6E3BC"/>
    </style:style>
    <style:style style:name="T280"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281" style:parent-style-name="DefaultParagraphFont" style:family="text">
      <style:text-properties style:font-name="Courier New" style:font-name-complex="Courier New" fo:color="#3F7F7F" fo:font-size="10pt" style:font-size-asian="10pt" style:font-size-complex="10pt" fo:background-color="#C0C0C0" fo:language="et" fo:country="EE" style:language-complex="ar" style:country-complex="SA"/>
    </style:style>
    <style:style style:name="T282" style:parent-style-name="DefaultParagraphFont" style:family="text">
      <style:text-properties style:font-name="Courier New" style:font-name-complex="Courier New" fo:color="#3F7F7F" fo:font-size="10pt" style:font-size-asian="10pt" style:font-size-complex="10pt" fo:language="et" fo:country="EE" style:language-complex="ar" style:country-complex="SA"/>
    </style:style>
    <style:style style:name="T283"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P284" style:parent-style-name="Normal" style:family="paragraph">
      <style:paragraph-properties style:text-autospace="none" fo:background-color="#D6E3BC"/>
    </style:style>
    <style:style style:name="T285"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P286" style:parent-style-name="Normal" style:family="paragraph">
      <style:paragraph-properties style:text-autospace="none" fo:background-color="#D6E3BC"/>
    </style:style>
    <style:style style:name="T287"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288" style:parent-style-name="DefaultParagraphFont" style:family="text">
      <style:text-properties style:font-name="Courier New" style:font-name-complex="Courier New" fo:color="#3F7F7F" fo:font-size="10pt" style:font-size-asian="10pt" style:font-size-complex="10pt" fo:background-color="#C0C0C0" fo:language="et" fo:country="EE" style:language-complex="ar" style:country-complex="SA"/>
    </style:style>
    <style:style style:name="T289"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P290" style:parent-style-name="Normal" style:family="paragraph">
      <style:paragraph-properties style:text-autospace="none" fo:background-color="#D6E3BC"/>
    </style:style>
    <style:style style:name="T291" style:parent-style-name="DefaultParagraphFont" style:family="text">
      <style:text-properties style:font-name="Courier New" style:font-name-complex="Courier New" fo:color="#000000" fo:font-size="10pt" style:font-size-asian="10pt" style:font-size-complex="10pt" fo:language="et" fo:country="EE" style:language-complex="ar" style:country-complex="SA"/>
    </style:style>
    <style:style style:name="T292"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293" style:parent-style-name="DefaultParagraphFont" style:family="text">
      <style:text-properties style:font-name="Courier New" style:font-name-complex="Courier New" fo:color="#3F7F7F" fo:font-size="10pt" style:font-size-asian="10pt" style:font-size-complex="10pt" fo:language="et" fo:country="EE" style:language-complex="ar" style:country-complex="SA"/>
    </style:style>
    <style:style style:name="T294"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295" style:parent-style-name="DefaultParagraphFont" style:family="text">
      <style:text-properties style:font-name="Courier New" style:font-name-complex="Courier New" fo:color="#000000" fo:font-size="10pt" style:font-size-asian="10pt" style:font-size-complex="10pt" fo:language="et" fo:country="EE" style:language-complex="ar" style:country-complex="SA"/>
    </style:style>
    <style:style style:name="T296"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297" style:parent-style-name="DefaultParagraphFont" style:family="text">
      <style:text-properties style:font-name="Courier New" style:font-name-complex="Courier New" fo:color="#3F7F7F" fo:font-size="10pt" style:font-size-asian="10pt" style:font-size-complex="10pt" fo:language="et" fo:country="EE" style:language-complex="ar" style:country-complex="SA"/>
    </style:style>
    <style:style style:name="T298"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P299" style:parent-style-name="Normal" style:family="paragraph">
      <style:paragraph-properties style:text-autospace="none" fo:background-color="#D6E3BC"/>
    </style:style>
    <style:style style:name="T300" style:parent-style-name="DefaultParagraphFont" style:family="text">
      <style:text-properties style:font-name="Courier New" style:font-name-complex="Courier New" fo:color="#000000" fo:font-size="10pt" style:font-size-asian="10pt" style:font-size-complex="10pt" fo:language="et" fo:country="EE" style:language-complex="ar" style:country-complex="SA"/>
    </style:style>
    <style:style style:name="T301"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302" style:parent-style-name="DefaultParagraphFont" style:family="text">
      <style:text-properties style:font-name="Courier New" style:font-name-complex="Courier New" fo:color="#3F7F7F" fo:font-size="10pt" style:font-size-asian="10pt" style:font-size-complex="10pt" fo:language="et" fo:country="EE" style:language-complex="ar" style:country-complex="SA"/>
    </style:style>
    <style:style style:name="T303"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304" style:parent-style-name="DefaultParagraphFont" style:family="text">
      <style:text-properties style:font-name="Courier New" style:font-name-complex="Courier New" fo:color="#000000" fo:font-size="10pt" style:font-size-asian="10pt" style:font-size-complex="10pt" fo:language="et" fo:country="EE" style:language-complex="ar" style:country-complex="SA"/>
    </style:style>
    <style:style style:name="T305"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306" style:parent-style-name="DefaultParagraphFont" style:family="text">
      <style:text-properties style:font-name="Courier New" style:font-name-complex="Courier New" fo:color="#3F7F7F" fo:font-size="10pt" style:font-size-asian="10pt" style:font-size-complex="10pt" fo:language="et" fo:country="EE" style:language-complex="ar" style:country-complex="SA"/>
    </style:style>
    <style:style style:name="T307"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P308" style:parent-style-name="Normal" style:family="paragraph">
      <style:paragraph-properties style:text-autospace="none" fo:background-color="#D6E3BC"/>
    </style:style>
    <style:style style:name="T309" style:parent-style-name="DefaultParagraphFont" style:family="text">
      <style:text-properties style:font-name="Courier New" style:font-name-complex="Courier New" fo:font-size="10pt" style:font-size-asian="10pt" style:font-size-complex="10pt" fo:language="et" fo:country="EE" style:language-complex="ar" style:country-complex="SA"/>
    </style:style>
    <style:style style:name="T310" style:parent-style-name="DefaultParagraphFont" style:family="text">
      <style:text-properties style:font-name="Courier New" style:font-name-complex="Courier New" fo:font-weight="bold" style:font-weight-asian="bold" fo:color="#3F7F7F" fo:font-size="10pt" style:font-size-asian="10pt" style:font-size-complex="10pt" fo:language="et" fo:country="EE" style:language-complex="ar" style:country-complex="SA"/>
    </style:style>
    <style:style style:name="T311" style:parent-style-name="DefaultParagraphFont" style:family="text">
      <style:text-properties style:font-name="Courier New" style:font-name-complex="Courier New" fo:font-weight="bold" style:font-weight-asian="bold" fo:color="#008080" fo:font-size="10pt" style:font-size-asian="10pt" style:font-size-complex="10pt" fo:language="et" fo:country="EE" style:language-complex="ar" style:country-complex="SA"/>
    </style:style>
    <style:style style:name="T312" style:parent-style-name="DefaultParagraphFont" style:family="text">
      <style:text-properties style:font-name="Courier New" style:font-name-complex="Courier New" fo:font-weight="bold" style:font-weight-asian="bold" fo:color="#000000" fo:font-size="10pt" style:font-size-asian="10pt" style:font-size-complex="10pt" fo:language="et" fo:country="EE" style:language-complex="ar" style:country-complex="SA"/>
    </style:style>
    <style:style style:name="T313" style:parent-style-name="DefaultParagraphFont" style:family="text">
      <style:text-properties style:font-name="Courier New" style:font-name-complex="Courier New" fo:font-weight="bold" style:font-weight-asian="bold" fo:color="#008080" fo:font-size="10pt" style:font-size-asian="10pt" style:font-size-complex="10pt" fo:language="et" fo:country="EE" style:language-complex="ar" style:country-complex="SA"/>
    </style:style>
    <style:style style:name="T314" style:parent-style-name="DefaultParagraphFont" style:family="text">
      <style:text-properties style:font-name="Courier New" style:font-name-complex="Courier New" fo:font-weight="bold" style:font-weight-asian="bold" fo:color="#3F7F7F" fo:font-size="10pt" style:font-size-asian="10pt" style:font-size-complex="10pt" fo:language="et" fo:country="EE" style:language-complex="ar" style:country-complex="SA"/>
    </style:style>
    <style:style style:name="T315" style:parent-style-name="DefaultParagraphFont" style:family="text">
      <style:text-properties style:font-name="Courier New" style:font-name-complex="Courier New" fo:font-weight="bold" style:font-weight-asian="bold" fo:color="#008080" fo:font-size="10pt" style:font-size-asian="10pt" style:font-size-complex="10pt" fo:language="et" fo:country="EE" style:language-complex="ar" style:country-complex="SA"/>
    </style:style>
    <style:style style:name="P316" style:parent-style-name="Normal" style:family="paragraph">
      <style:paragraph-properties fo:background-color="#D6E3BC"/>
    </style:style>
    <style:style style:name="T317"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318" style:parent-style-name="DefaultParagraphFont" style:family="text">
      <style:text-properties style:font-name="Courier New" style:font-name-complex="Courier New" fo:color="#3F7F7F" fo:font-size="10pt" style:font-size-asian="10pt" style:font-size-complex="10pt" fo:background-color="#C0C0C0" fo:language="et" fo:country="EE" style:language-complex="ar" style:country-complex="SA"/>
    </style:style>
    <style:style style:name="T319"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P320" style:parent-style-name="Normal" style:family="paragraph">
      <style:paragraph-properties fo:background-color="#D6E3BC"/>
      <style:text-properties style:font-name="Courier New" style:font-name-complex="Courier New" fo:color="#008080" fo:font-size="10pt" style:font-size-asian="10pt" style:font-size-complex="10pt" fo:language="et" fo:country="EE" style:language-complex="ar" style:country-complex="SA"/>
    </style:style>
    <style:style style:name="P321" style:parent-style-name="Normal" style:family="paragraph">
      <style:paragraph-properties style:text-autospace="none" fo:background-color="#D6E3BC"/>
    </style:style>
    <style:style style:name="T322"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323" style:parent-style-name="DefaultParagraphFont" style:family="text">
      <style:text-properties style:font-name="Courier New" style:font-name-complex="Courier New" fo:color="#3F7F7F" fo:font-size="10pt" style:font-size-asian="10pt" style:font-size-complex="10pt" fo:background-color="#C0C0C0" fo:language="et" fo:country="EE" style:language-complex="ar" style:country-complex="SA"/>
    </style:style>
    <style:style style:name="T324" style:parent-style-name="DefaultParagraphFont" style:family="text">
      <style:text-properties style:font-name="Courier New" style:font-name-complex="Courier New" fo:color="#3F7F7F" fo:font-size="10pt" style:font-size-asian="10pt" style:font-size-complex="10pt" fo:language="et" fo:country="EE" style:language-complex="ar" style:country-complex="SA"/>
    </style:style>
    <style:style style:name="T325"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P326" style:parent-style-name="Normal" style:family="paragraph">
      <style:paragraph-properties style:text-autospace="none" fo:background-color="#D6E3BC"/>
      <style:text-properties style:font-name="Courier New" style:font-name-complex="Courier New" fo:color="#008080" fo:font-size="10pt" style:font-size-asian="10pt" style:font-size-complex="10pt" fo:language="et" fo:country="EE" style:language-complex="ar" style:country-complex="SA"/>
    </style:style>
    <style:style style:name="P327" style:parent-style-name="Normal" style:family="paragraph">
      <style:paragraph-properties style:text-autospace="none" fo:background-color="#D6E3BC"/>
    </style:style>
    <style:style style:name="T328"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329" style:parent-style-name="DefaultParagraphFont" style:family="text">
      <style:text-properties style:font-name="Courier New" style:font-name-complex="Courier New" fo:color="#3F7F7F" fo:font-size="10pt" style:font-size-asian="10pt" style:font-size-complex="10pt" fo:background-color="#C0C0C0" fo:language="et" fo:country="EE" style:language-complex="ar" style:country-complex="SA"/>
    </style:style>
    <style:style style:name="T330" style:parent-style-name="DefaultParagraphFont" style:family="text">
      <style:text-properties style:font-name="Courier New" style:font-name-complex="Courier New" fo:color="#3F7F7F" fo:font-size="10pt" style:font-size-asian="10pt" style:font-size-complex="10pt" fo:language="et" fo:country="EE" style:language-complex="ar" style:country-complex="SA"/>
    </style:style>
    <style:style style:name="T331"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P332" style:parent-style-name="Normal" style:family="paragraph">
      <style:text-properties fo:language="et" fo:country="EE"/>
    </style:style>
    <style:style style:name="P333" style:parent-style-name="Heading4" style:family="paragraph">
      <style:text-properties fo:language="et" fo:country="EE"/>
    </style:style>
    <style:style style:name="T334" style:parent-style-name="DefaultParagraphFont" style:family="text">
      <style:text-properties fo:language="et" fo:country="EE"/>
    </style:style>
    <style:style style:name="T335" style:parent-style-name="DefaultParagraphFont" style:family="text">
      <style:text-properties fo:language="et" fo:country="EE"/>
    </style:style>
    <style:style style:name="T336" style:parent-style-name="DefaultParagraphFont" style:family="text">
      <style:text-properties fo:language="et" fo:country="EE"/>
    </style:style>
    <style:style style:name="T337" style:parent-style-name="DefaultParagraphFont" style:family="text">
      <style:text-properties fo:language="et" fo:country="EE"/>
    </style:style>
    <style:style style:name="T338" style:parent-style-name="DefaultParagraphFont" style:family="text">
      <style:text-properties fo:language="et" fo:country="EE"/>
    </style:style>
    <style:style style:name="T339" style:parent-style-name="DefaultParagraphFont" style:family="text">
      <style:text-properties fo:language="et" fo:country="EE"/>
    </style:style>
    <style:style style:name="T340" style:parent-style-name="DefaultParagraphFont" style:family="text">
      <style:text-properties fo:language="et" fo:country="EE"/>
    </style:style>
    <style:style style:name="P341" style:parent-style-name="Normal" style:family="paragraph">
      <style:text-properties fo:language="et" fo:country="EE"/>
    </style:style>
    <style:style style:name="P342" style:parent-style-name="Heading4" style:family="paragraph">
      <style:text-properties fo:language="et" fo:country="EE"/>
    </style:style>
    <style:style style:name="T343" style:parent-style-name="DefaultParagraphFont" style:family="text">
      <style:text-properties fo:language="et" fo:country="EE"/>
    </style:style>
    <style:style style:name="T344" style:parent-style-name="DefaultParagraphFont" style:family="text">
      <style:text-properties fo:language="et" fo:country="EE"/>
    </style:style>
    <style:style style:name="T345" style:parent-style-name="DefaultParagraphFont" style:family="text">
      <style:text-properties fo:language="et" fo:country="EE"/>
    </style:style>
    <style:style style:name="T346" style:parent-style-name="DefaultParagraphFont" style:family="text">
      <style:text-properties fo:language="et" fo:country="EE"/>
    </style:style>
    <style:style style:name="T347" style:parent-style-name="DefaultParagraphFont" style:family="text">
      <style:text-properties fo:language="et" fo:country="EE"/>
    </style:style>
    <style:style style:name="T348" style:parent-style-name="DefaultParagraphFont" style:family="text">
      <style:text-properties fo:language="et" fo:country="EE"/>
    </style:style>
    <style:style style:name="P349" style:parent-style-name="Normal" style:family="paragraph">
      <style:text-properties fo:language="et" fo:country="EE"/>
    </style:style>
    <style:style style:name="P350" style:parent-style-name="Normal" style:family="paragraph">
      <style:text-properties fo:language="et" fo:country="EE"/>
    </style:style>
    <style:style style:name="P351" style:parent-style-name="ListParagraph" style:list-style-name="LFO2" style:family="paragraph">
      <style:paragraph-properties fo:margin-bottom="0.1388in" fo:line-height="115%"/>
      <style:text-properties fo:language="et" fo:country="EE"/>
    </style:style>
    <style:style style:name="P352" style:parent-style-name="ListParagraph" style:list-style-name="LFO2" style:family="paragraph">
      <style:paragraph-properties fo:margin-bottom="0.1388in" fo:line-height="115%"/>
      <style:text-properties fo:language="et" fo:country="EE"/>
    </style:style>
    <style:style style:name="P353" style:parent-style-name="ListParagraph" style:list-style-name="LFO2" style:family="paragraph">
      <style:paragraph-properties fo:margin-bottom="0.1388in" fo:line-height="115%"/>
      <style:text-properties fo:language="et" fo:country="EE"/>
    </style:style>
    <style:style style:name="P354" style:parent-style-name="ListParagraph" style:list-style-name="LFO2" style:family="paragraph">
      <style:paragraph-properties fo:margin-bottom="0.1388in" fo:line-height="115%"/>
      <style:text-properties fo:language="et" fo:country="EE"/>
    </style:style>
    <style:style style:name="P355" style:parent-style-name="Heading4" style:family="paragraph">
      <style:text-properties fo:language="et" fo:country="EE"/>
    </style:style>
    <style:style style:name="T356" style:parent-style-name="DefaultParagraphFont" style:family="text">
      <style:text-properties fo:language="et" fo:country="EE"/>
    </style:style>
    <style:style style:name="T357" style:parent-style-name="DefaultParagraphFont" style:family="text">
      <style:text-properties fo:language="et" fo:country="EE"/>
    </style:style>
    <style:style style:name="T358" style:parent-style-name="DefaultParagraphFont" style:family="text">
      <style:text-properties fo:language="et" fo:country="EE"/>
    </style:style>
    <style:style style:name="T359" style:parent-style-name="DefaultParagraphFont" style:family="text">
      <style:text-properties fo:language="et" fo:country="EE"/>
    </style:style>
    <style:style style:name="T360" style:parent-style-name="DefaultParagraphFont" style:family="text">
      <style:text-properties fo:language="et" fo:country="EE"/>
    </style:style>
    <style:style style:name="T361" style:parent-style-name="DefaultParagraphFont" style:family="text">
      <style:text-properties fo:language="et" fo:country="EE"/>
    </style:style>
    <style:style style:name="T362" style:parent-style-name="DefaultParagraphFont" style:family="text">
      <style:text-properties fo:language="et" fo:country="EE"/>
    </style:style>
    <style:style style:name="P363" style:parent-style-name="Normal" style:family="paragraph">
      <style:text-properties fo:language="et" fo:country="EE"/>
    </style:style>
    <style:style style:name="P364" style:parent-style-name="ListParagraph" style:list-style-name="LFO2" style:family="paragraph">
      <style:paragraph-properties fo:margin-bottom="0.1388in" fo:line-height="115%"/>
    </style:style>
    <style:style style:name="T365" style:parent-style-name="DefaultParagraphFont" style:family="text">
      <style:text-properties fo:language="et" fo:country="EE"/>
    </style:style>
    <style:style style:name="T366" style:parent-style-name="DefaultParagraphFont" style:family="text">
      <style:text-properties fo:language="et" fo:country="EE"/>
    </style:style>
    <style:style style:name="T367" style:parent-style-name="DefaultParagraphFont" style:family="text">
      <style:text-properties fo:language="et" fo:country="EE"/>
    </style:style>
    <style:style style:name="P368" style:parent-style-name="ListParagraph" style:list-style-name="LFO2" style:family="paragraph">
      <style:paragraph-properties fo:margin-bottom="0.1388in" fo:line-height="115%"/>
      <style:text-properties fo:language="et" fo:country="EE"/>
    </style:style>
    <style:style style:name="P369" style:parent-style-name="ListParagraph" style:list-style-name="LFO2" style:family="paragraph">
      <style:paragraph-properties fo:margin-bottom="0.1388in" fo:line-height="115%"/>
      <style:text-properties fo:language="et" fo:country="EE"/>
    </style:style>
    <style:style style:name="P370" style:parent-style-name="Heading2" style:family="paragraph">
      <style:text-properties fo:language="et" fo:country="EE"/>
    </style:style>
    <style:style style:name="T371" style:parent-style-name="DefaultParagraphFont" style:family="text">
      <style:text-properties fo:language="et" fo:country="EE"/>
    </style:style>
    <style:style style:name="T372" style:parent-style-name="DefaultParagraphFont" style:family="text">
      <style:text-properties fo:language="et" fo:country="EE"/>
    </style:style>
    <style:style style:name="T373" style:parent-style-name="DefaultParagraphFont" style:family="text">
      <style:text-properties fo:language="et" fo:country="EE"/>
    </style:style>
    <style:style style:name="T374" style:parent-style-name="DefaultParagraphFont" style:family="text">
      <style:text-properties fo:language="et" fo:country="EE"/>
    </style:style>
    <style:style style:name="T375" style:parent-style-name="DefaultParagraphFont" style:family="text">
      <style:text-properties fo:language="et" fo:country="EE"/>
    </style:style>
    <style:style style:name="T376" style:parent-style-name="DefaultParagraphFont" style:family="text">
      <style:text-properties fo:language="et" fo:country="EE"/>
    </style:style>
    <style:style style:name="T377" style:parent-style-name="DefaultParagraphFont" style:family="text">
      <style:text-properties fo:language="et" fo:country="EE"/>
    </style:style>
    <style:style style:name="P378" style:parent-style-name="Normal" style:family="paragraph">
      <style:text-properties fo:language="et" fo:country="EE"/>
    </style:style>
    <style:style style:name="P379" style:parent-style-name="Normal" style:family="paragraph">
      <style:text-properties fo:language="et" fo:country="EE"/>
    </style:style>
    <style:style style:name="P380" style:parent-style-name="Normal" style:family="paragraph">
      <style:text-properties fo:language="et" fo:country="EE"/>
    </style:style>
    <style:style style:name="P381" style:parent-style-name="Normal" style:family="paragraph">
      <style:paragraph-properties fo:background-color="#D6E3BC"/>
      <style:text-properties fo:hyphenate="false"/>
    </style:style>
    <style:style style:name="T382" style:parent-style-name="DefaultParagraphFont" style:family="text">
      <style:text-properties fo:font-size="10pt" style:font-size-asian="10pt" style:font-size-complex="10pt" fo:language="et" fo:country="EE"/>
    </style:style>
    <style:style style:name="T383" style:parent-style-name="DefaultParagraphFont" style:family="text">
      <style:text-properties fo:font-weight="bold" style:font-weight-asian="bold" fo:font-size="10pt" style:font-size-asian="10pt" style:font-size-complex="10pt" fo:language="et" fo:country="EE"/>
    </style:style>
    <style:style style:name="T384" style:parent-style-name="DefaultParagraphFont" style:family="text">
      <style:text-properties fo:font-size="10pt" style:font-size-asian="10pt" style:font-size-complex="10pt" fo:language="et" fo:country="EE"/>
    </style:style>
    <style:style style:name="P385" style:parent-style-name="Normal" style:family="paragraph">
      <style:paragraph-properties fo:background-color="#D6E3BC"/>
      <style:text-properties fo:font-size="10pt" style:font-size-asian="10pt" style:font-size-complex="10pt" fo:language="et" fo:country="EE" fo:hyphenate="false"/>
    </style:style>
    <style:style style:name="P386" style:parent-style-name="Normal" style:family="paragraph">
      <style:paragraph-properties fo:background-color="#D6E3BC"/>
      <style:text-properties fo:hyphenate="false"/>
    </style:style>
    <style:style style:name="T387" style:parent-style-name="DefaultParagraphFont" style:family="text">
      <style:text-properties fo:font-size="10pt" style:font-size-asian="10pt" style:font-size-complex="10pt" fo:language="et" fo:country="EE"/>
    </style:style>
    <style:style style:name="T388" style:parent-style-name="DefaultParagraphFont" style:family="text">
      <style:text-properties fo:font-weight="bold" style:font-weight-asian="bold" fo:font-size="10pt" style:font-size-asian="10pt" style:font-size-complex="10pt" fo:language="et" fo:country="EE"/>
    </style:style>
    <style:style style:name="T389" style:parent-style-name="DefaultParagraphFont" style:family="text">
      <style:text-properties fo:font-size="10pt" style:font-size-asian="10pt" style:font-size-complex="10pt" fo:language="et" fo:country="EE"/>
    </style:style>
    <style:style style:name="P390" style:parent-style-name="Normal" style:family="paragraph">
      <style:paragraph-properties fo:background-color="#D6E3BC"/>
      <style:text-properties fo:hyphenate="false"/>
    </style:style>
    <style:style style:name="T391" style:parent-style-name="DefaultParagraphFont" style:family="text">
      <style:text-properties fo:font-size="10pt" style:font-size-asian="10pt" style:font-size-complex="10pt" fo:language="et" fo:country="EE"/>
    </style:style>
    <style:style style:name="T392" style:parent-style-name="DefaultParagraphFont" style:family="text">
      <style:text-properties fo:font-weight="bold" style:font-weight-asian="bold" fo:font-size="10pt" style:font-size-asian="10pt" style:font-size-complex="10pt" fo:language="et" fo:country="EE"/>
    </style:style>
    <style:style style:name="T393" style:parent-style-name="DefaultParagraphFont" style:family="text">
      <style:text-properties fo:font-size="10pt" style:font-size-asian="10pt" style:font-size-complex="10pt" fo:language="et" fo:country="EE"/>
    </style:style>
    <style:style style:name="P394" style:parent-style-name="Normal" style:family="paragraph">
      <style:paragraph-properties fo:background-color="#D6E3BC"/>
      <style:text-properties fo:hyphenate="false"/>
    </style:style>
    <style:style style:name="T395" style:parent-style-name="DefaultParagraphFont" style:family="text">
      <style:text-properties fo:font-size="10pt" style:font-size-asian="10pt" style:font-size-complex="10pt" fo:language="et" fo:country="EE"/>
    </style:style>
    <style:style style:name="P396" style:parent-style-name="ListParagraph" style:family="paragraph">
      <style:paragraph-properties fo:margin-left="0in" fo:background-color="#D6E3BC">
        <style:tab-stops>
          <style:tab-stop style:type="left" style:position="0in"/>
        </style:tab-stops>
      </style:paragraph-properties>
      <style:text-properties fo:font-size="10pt" style:font-size-asian="10pt" style:font-size-complex="10pt" fo:language="et" fo:country="EE" fo:hyphenate="false"/>
    </style:style>
    <style:style style:name="P397" style:parent-style-name="Normal" style:family="paragraph">
      <style:text-properties fo:language="et" fo:country="EE"/>
    </style:style>
    <style:style style:name="T398" style:parent-style-name="DefaultParagraphFont" style:family="text">
      <style:text-properties fo:language="et" fo:country="EE"/>
    </style:style>
    <style:style style:name="T399" style:parent-style-name="DefaultParagraphFont" style:family="text">
      <style:text-properties fo:language="et" fo:country="EE"/>
    </style:style>
    <style:style style:name="T400" style:parent-style-name="DefaultParagraphFont" style:family="text">
      <style:text-properties fo:language="et" fo:country="EE"/>
    </style:style>
    <style:style style:name="T401" style:parent-style-name="DefaultParagraphFont" style:family="text">
      <style:text-properties fo:language="et" fo:country="EE"/>
    </style:style>
    <style:style style:name="T402" style:parent-style-name="DefaultParagraphFont" style:family="text">
      <style:text-properties fo:language="et" fo:country="EE"/>
    </style:style>
    <style:style style:name="P403" style:parent-style-name="Normal" style:family="paragraph">
      <style:text-properties fo:language="et" fo:country="EE"/>
    </style:style>
    <style:style style:name="P404" style:parent-style-name="Normal" style:family="paragraph">
      <style:text-properties fo:language="et" fo:country="EE"/>
    </style:style>
    <style:style style:name="P405" style:parent-style-name="Normal" style:family="paragraph">
      <style:text-properties fo:language="et" fo:country="EE"/>
    </style:style>
    <style:style style:name="P406" style:parent-style-name="Normal" style:family="paragraph">
      <style:paragraph-properties fo:background-color="#D6E3BC"/>
    </style:style>
    <style:style style:name="T407" style:parent-style-name="DefaultParagraphFont" style:family="text">
      <style:text-properties style:font-name="Courier New" style:font-name-complex="Courier New" fo:font-weight="bold" style:font-weight-asian="bold" style:font-weight-complex="bold" fo:color="#7F0055" fo:font-size="10pt" style:font-size-asian="10pt" style:font-size-complex="10pt" fo:language="et" fo:country="EE" style:language-complex="ar" style:country-complex="SA"/>
    </style:style>
    <style:style style:name="P408" style:parent-style-name="Normal" style:family="paragraph">
      <style:paragraph-properties style:text-autospace="none" fo:background-color="#D6E3BC"/>
    </style:style>
    <style:style style:name="T409" style:parent-style-name="DefaultParagraphFont" style:family="text">
      <style:text-properties style:font-name="Courier New" style:font-name-complex="Courier New" fo:color="#000000" fo:font-size="10pt" style:font-size-asian="10pt" style:font-size-complex="10pt" fo:language="et" fo:country="EE" style:language-complex="ar" style:country-complex="SA"/>
    </style:style>
    <style:style style:name="T410" style:parent-style-name="DefaultParagraphFont" style:family="text">
      <style:text-properties style:font-name="Courier New" style:font-name-complex="Courier New" fo:color="#2A00FF" fo:font-size="10pt" style:font-size-asian="10pt" style:font-size-complex="10pt" fo:language="et" fo:country="EE" style:language-complex="ar" style:country-complex="SA"/>
    </style:style>
    <style:style style:name="T411" style:parent-style-name="DefaultParagraphFont" style:family="text">
      <style:text-properties style:font-name="Courier New" style:font-name-complex="Courier New" fo:color="#000000" fo:font-size="10pt" style:font-size-asian="10pt" style:font-size-complex="10pt" fo:language="et" fo:country="EE" style:language-complex="ar" style:country-complex="SA"/>
    </style:style>
    <style:style style:name="T412" style:parent-style-name="DefaultParagraphFont" style:family="text">
      <style:text-properties style:font-name="Courier New" style:font-name-complex="Courier New" fo:color="#2A00FF" fo:font-size="10pt" style:font-size-asian="10pt" style:font-size-complex="10pt" fo:language="et" fo:country="EE" style:language-complex="ar" style:country-complex="SA"/>
    </style:style>
    <style:style style:name="T413" style:parent-style-name="DefaultParagraphFont" style:family="text">
      <style:text-properties style:font-name="Courier New" style:font-name-complex="Courier New" fo:color="#000000" fo:font-size="10pt" style:font-size-asian="10pt" style:font-size-complex="10pt" fo:language="et" fo:country="EE" style:language-complex="ar" style:country-complex="SA"/>
    </style:style>
    <style:style style:name="T414" style:parent-style-name="DefaultParagraphFont" style:family="text">
      <style:text-properties style:font-name="Courier New" style:font-name-complex="Courier New" fo:color="#2A00FF" fo:font-size="10pt" style:font-size-asian="10pt" style:font-size-complex="10pt" fo:language="et" fo:country="EE" style:language-complex="ar" style:country-complex="SA"/>
    </style:style>
    <style:style style:name="T415" style:parent-style-name="DefaultParagraphFont" style:family="text">
      <style:text-properties style:font-name="Courier New" style:font-name-complex="Courier New" fo:color="#000000" fo:font-size="10pt" style:font-size-asian="10pt" style:font-size-complex="10pt" fo:language="et" fo:country="EE" style:language-complex="ar" style:country-complex="SA"/>
    </style:style>
    <style:style style:name="T416" style:parent-style-name="DefaultParagraphFont" style:family="text">
      <style:text-properties style:font-name="Courier New" style:font-name-complex="Courier New" fo:color="#2A00FF" fo:font-size="10pt" style:font-size-asian="10pt" style:font-size-complex="10pt" fo:language="et" fo:country="EE" style:language-complex="ar" style:country-complex="SA"/>
    </style:style>
    <style:style style:name="T417" style:parent-style-name="DefaultParagraphFont" style:family="text">
      <style:text-properties style:font-name="Courier New" style:font-name-complex="Courier New" fo:color="#000000" fo:font-size="10pt" style:font-size-asian="10pt" style:font-size-complex="10pt" fo:language="et" fo:country="EE" style:language-complex="ar" style:country-complex="SA"/>
    </style:style>
    <style:style style:name="T418" style:parent-style-name="DefaultParagraphFont" style:family="text">
      <style:text-properties style:font-name="Courier New" style:font-name-complex="Courier New" fo:font-weight="bold" style:font-weight-asian="bold" style:font-weight-complex="bold" fo:color="#7F0055" fo:font-size="10pt" style:font-size-asian="10pt" style:font-size-complex="10pt" fo:language="et" fo:country="EE" style:language-complex="ar" style:country-complex="SA"/>
    </style:style>
    <style:style style:name="P419" style:parent-style-name="Normal" style:family="paragraph">
      <style:paragraph-properties style:text-autospace="none" fo:background-color="#D6E3BC"/>
    </style:style>
    <style:style style:name="T420" style:parent-style-name="DefaultParagraphFont" style:family="text">
      <style:text-properties style:font-name="Courier New" style:font-name-complex="Courier New" fo:color="#000000" fo:font-size="10pt" style:font-size-asian="10pt" style:font-size-complex="10pt" fo:language="et" fo:country="EE" style:language-complex="ar" style:country-complex="SA"/>
    </style:style>
    <style:style style:name="T421" style:parent-style-name="DefaultParagraphFont" style:family="text">
      <style:text-properties style:font-name="Courier New" style:font-name-complex="Courier New" fo:color="#2A00FF" fo:font-size="10pt" style:font-size-asian="10pt" style:font-size-complex="10pt" fo:language="et" fo:country="EE" style:language-complex="ar" style:country-complex="SA"/>
    </style:style>
    <style:style style:name="T422" style:parent-style-name="DefaultParagraphFont" style:family="text">
      <style:text-properties style:font-name="Courier New" style:font-name-complex="Courier New" fo:color="#000000" fo:font-size="10pt" style:font-size-asian="10pt" style:font-size-complex="10pt" fo:language="et" fo:country="EE" style:language-complex="ar" style:country-complex="SA"/>
    </style:style>
    <style:style style:name="T423" style:parent-style-name="DefaultParagraphFont" style:family="text">
      <style:text-properties style:font-name="Courier New" style:font-name-complex="Courier New" fo:color="#2A00FF" fo:font-size="10pt" style:font-size-asian="10pt" style:font-size-complex="10pt" fo:language="et" fo:country="EE" style:language-complex="ar" style:country-complex="SA"/>
    </style:style>
    <style:style style:name="T424" style:parent-style-name="DefaultParagraphFont" style:family="text">
      <style:text-properties style:font-name="Courier New" style:font-name-complex="Courier New" fo:color="#000000" fo:font-size="10pt" style:font-size-asian="10pt" style:font-size-complex="10pt" fo:language="et" fo:country="EE" style:language-complex="ar" style:country-complex="SA"/>
    </style:style>
    <style:style style:name="T425" style:parent-style-name="DefaultParagraphFont" style:family="text">
      <style:text-properties style:font-name="Courier New" style:font-name-complex="Courier New" fo:color="#2A00FF" fo:font-size="10pt" style:font-size-asian="10pt" style:font-size-complex="10pt" fo:language="et" fo:country="EE" style:language-complex="ar" style:country-complex="SA"/>
    </style:style>
    <style:style style:name="T426" style:parent-style-name="DefaultParagraphFont" style:family="text">
      <style:text-properties style:font-name="Courier New" style:font-name-complex="Courier New" fo:color="#000000" fo:font-size="10pt" style:font-size-asian="10pt" style:font-size-complex="10pt" fo:language="et" fo:country="EE" style:language-complex="ar" style:country-complex="SA"/>
    </style:style>
    <style:style style:name="T427" style:parent-style-name="DefaultParagraphFont" style:family="text">
      <style:text-properties style:font-name="Courier New" style:font-name-complex="Courier New" fo:color="#2A00FF" fo:font-size="10pt" style:font-size-asian="10pt" style:font-size-complex="10pt" fo:language="et" fo:country="EE" style:language-complex="ar" style:country-complex="SA"/>
    </style:style>
    <style:style style:name="T428" style:parent-style-name="DefaultParagraphFont" style:family="text">
      <style:text-properties style:font-name="Courier New" style:font-name-complex="Courier New" fo:color="#000000" fo:font-size="10pt" style:font-size-asian="10pt" style:font-size-complex="10pt" fo:language="et" fo:country="EE" style:language-complex="ar" style:country-complex="SA"/>
    </style:style>
    <style:style style:name="T429" style:parent-style-name="DefaultParagraphFont" style:family="text">
      <style:text-properties style:font-name="Courier New" style:font-name-complex="Courier New" fo:color="#2A00FF" fo:font-size="10pt" style:font-size-asian="10pt" style:font-size-complex="10pt" fo:language="et" fo:country="EE" style:language-complex="ar" style:country-complex="SA"/>
    </style:style>
    <style:style style:name="T430" style:parent-style-name="DefaultParagraphFont" style:family="text">
      <style:text-properties style:font-name="Courier New" style:font-name-complex="Courier New" fo:color="#000000" fo:font-size="10pt" style:font-size-asian="10pt" style:font-size-complex="10pt" fo:language="et" fo:country="EE" style:language-complex="ar" style:country-complex="SA"/>
    </style:style>
    <style:style style:name="T431" style:parent-style-name="DefaultParagraphFont" style:family="text">
      <style:text-properties style:font-name="Courier New" style:font-name-complex="Courier New" fo:color="#2A00FF" fo:font-size="10pt" style:font-size-asian="10pt" style:font-size-complex="10pt" fo:language="et" fo:country="EE" style:language-complex="ar" style:country-complex="SA"/>
    </style:style>
    <style:style style:name="T432" style:parent-style-name="DefaultParagraphFont" style:family="text">
      <style:text-properties style:font-name="Courier New" style:font-name-complex="Courier New" fo:color="#000000" fo:font-size="10pt" style:font-size-asian="10pt" style:font-size-complex="10pt" fo:language="et" fo:country="EE" style:language-complex="ar" style:country-complex="SA"/>
    </style:style>
    <style:style style:name="T433" style:parent-style-name="DefaultParagraphFont" style:family="text">
      <style:text-properties style:font-name="Courier New" style:font-name-complex="Courier New" fo:font-weight="bold" style:font-weight-asian="bold" style:font-weight-complex="bold" fo:color="#7F0055" fo:font-size="10pt" style:font-size-asian="10pt" style:font-size-complex="10pt" fo:language="et" fo:country="EE" style:language-complex="ar" style:country-complex="SA"/>
    </style:style>
    <style:style style:name="P434" style:parent-style-name="Normal" style:family="paragraph">
      <style:paragraph-properties fo:background-color="#D6E3BC"/>
    </style:style>
    <style:style style:name="T435" style:parent-style-name="DefaultParagraphFont" style:family="text">
      <style:text-properties style:font-name="Courier New" style:font-name-complex="Courier New" fo:color="#000000" fo:font-size="10pt" style:font-size-asian="10pt" style:font-size-complex="10pt" fo:language="et" fo:country="EE" style:language-complex="ar" style:country-complex="SA"/>
    </style:style>
    <style:style style:name="T436" style:parent-style-name="DefaultParagraphFont" style:family="text">
      <style:text-properties style:font-name="Courier New" style:font-name-complex="Courier New" fo:color="#2A00FF" fo:font-size="10pt" style:font-size-asian="10pt" style:font-size-complex="10pt" fo:language="et" fo:country="EE" style:language-complex="ar" style:country-complex="SA"/>
    </style:style>
    <style:style style:name="T437" style:parent-style-name="DefaultParagraphFont" style:family="text">
      <style:text-properties style:font-name="Courier New" style:font-name-complex="Courier New" fo:color="#000000" fo:font-size="10pt" style:font-size-asian="10pt" style:font-size-complex="10pt" fo:language="et" fo:country="EE" style:language-complex="ar" style:country-complex="SA"/>
    </style:style>
    <style:style style:name="T438" style:parent-style-name="DefaultParagraphFont" style:family="text">
      <style:text-properties style:font-name="Courier New" style:font-name-complex="Courier New" fo:color="#2A00FF" fo:font-size="10pt" style:font-size-asian="10pt" style:font-size-complex="10pt" fo:language="et" fo:country="EE" style:language-complex="ar" style:country-complex="SA"/>
    </style:style>
    <style:style style:name="T439" style:parent-style-name="DefaultParagraphFont" style:family="text">
      <style:text-properties style:font-name="Courier New" style:font-name-complex="Courier New" fo:color="#000000" fo:font-size="10pt" style:font-size-asian="10pt" style:font-size-complex="10pt" fo:language="et" fo:country="EE" style:language-complex="ar" style:country-complex="SA"/>
    </style:style>
    <style:style style:name="T440" style:parent-style-name="DefaultParagraphFont" style:family="text">
      <style:text-properties style:font-name="Courier New" style:font-name-complex="Courier New" fo:color="#2A00FF" fo:font-size="10pt" style:font-size-asian="10pt" style:font-size-complex="10pt" fo:language="et" fo:country="EE" style:language-complex="ar" style:country-complex="SA"/>
    </style:style>
    <style:style style:name="T441" style:parent-style-name="DefaultParagraphFont" style:family="text">
      <style:text-properties style:font-name="Courier New" style:font-name-complex="Courier New" fo:color="#000000" fo:font-size="10pt" style:font-size-asian="10pt" style:font-size-complex="10pt" fo:language="et" fo:country="EE" style:language-complex="ar" style:country-complex="SA"/>
    </style:style>
    <style:style style:name="T442" style:parent-style-name="DefaultParagraphFont" style:family="text">
      <style:text-properties style:font-name="Courier New" style:font-name-complex="Courier New" fo:color="#2A00FF" fo:font-size="10pt" style:font-size-asian="10pt" style:font-size-complex="10pt" fo:language="et" fo:country="EE" style:language-complex="ar" style:country-complex="SA"/>
    </style:style>
    <style:style style:name="T443" style:parent-style-name="DefaultParagraphFont" style:family="text">
      <style:text-properties style:font-name="Courier New" style:font-name-complex="Courier New" fo:color="#000000" fo:font-size="10pt" style:font-size-asian="10pt" style:font-size-complex="10pt" fo:language="et" fo:country="EE" style:language-complex="ar" style:country-complex="SA"/>
    </style:style>
    <style:style style:name="T444" style:parent-style-name="DefaultParagraphFont" style:family="text">
      <style:text-properties style:font-name="Courier New" style:font-name-complex="Courier New" fo:color="#2A00FF" fo:font-size="10pt" style:font-size-asian="10pt" style:font-size-complex="10pt" fo:language="et" fo:country="EE" style:language-complex="ar" style:country-complex="SA"/>
    </style:style>
    <style:style style:name="T445" style:parent-style-name="DefaultParagraphFont" style:family="text">
      <style:text-properties style:font-name="Courier New" style:font-name-complex="Courier New" fo:color="#000000" fo:font-size="10pt" style:font-size-asian="10pt" style:font-size-complex="10pt" fo:language="et" fo:country="EE" style:language-complex="ar" style:country-complex="SA"/>
    </style:style>
    <style:style style:name="T446" style:parent-style-name="DefaultParagraphFont" style:family="text">
      <style:text-properties style:font-name="Courier New" style:font-name-complex="Courier New" fo:color="#2A00FF" fo:font-size="10pt" style:font-size-asian="10pt" style:font-size-complex="10pt" fo:language="et" fo:country="EE" style:language-complex="ar" style:country-complex="SA"/>
    </style:style>
    <style:style style:name="T447" style:parent-style-name="DefaultParagraphFont" style:family="text">
      <style:text-properties style:font-name="Courier New" style:font-name-complex="Courier New" fo:color="#000000" fo:font-size="10pt" style:font-size-asian="10pt" style:font-size-complex="10pt" fo:language="et" fo:country="EE" style:language-complex="ar" style:country-complex="SA"/>
    </style:style>
    <style:style style:name="T448" style:parent-style-name="DefaultParagraphFont" style:family="text">
      <style:text-properties style:font-name="Courier New" style:font-name-complex="Courier New" fo:font-weight="bold" style:font-weight-asian="bold" style:font-weight-complex="bold" fo:color="#7F0055" fo:font-size="10pt" style:font-size-asian="10pt" style:font-size-complex="10pt" fo:language="et" fo:country="EE" style:language-complex="ar" style:country-complex="SA"/>
    </style:style>
    <style:style style:name="P449" style:parent-style-name="Normal" style:family="paragraph">
      <style:paragraph-properties fo:background-color="#D6E3BC"/>
      <style:text-properties style:font-name="Courier New" style:font-name-complex="Courier New" fo:font-weight="bold" style:font-weight-asian="bold" style:font-weight-complex="bold" fo:color="#7F0055" fo:font-size="10pt" style:font-size-asian="10pt" style:font-size-complex="10pt" fo:language="et" fo:country="EE" style:language-complex="ar" style:country-complex="SA"/>
    </style:style>
    <style:style style:name="T450" style:parent-style-name="DefaultParagraphFont" style:family="text">
      <style:text-properties fo:language="et" fo:country="EE" style:language-complex="ar" style:country-complex="SA"/>
    </style:style>
    <style:style style:name="T451" style:parent-style-name="DefaultParagraphFont" style:family="text">
      <style:text-properties fo:language="et" fo:country="EE"/>
    </style:style>
    <style:style style:name="P452" style:parent-style-name="Normal" style:family="paragraph">
      <style:text-properties fo:language="et" fo:country="EE"/>
    </style:style>
    <style:style style:name="P453" style:parent-style-name="Heading3" style:family="paragraph">
      <style:text-properties fo:language="et" fo:country="EE"/>
    </style:style>
    <style:style style:name="P454" style:parent-style-name="Normal" style:family="paragraph">
      <style:text-properties fo:language="et" fo:country="EE"/>
    </style:style>
    <style:style style:name="P455" style:parent-style-name="Heading3" style:family="paragraph">
      <style:text-properties fo:language="et" fo:country="EE"/>
    </style:style>
    <style:style style:name="P456" style:parent-style-name="Normal" style:family="paragraph">
      <style:text-properties fo:language="et" fo:country="EE"/>
    </style:style>
    <style:style style:name="P457" style:parent-style-name="Normal" style:family="paragraph">
      <style:text-properties fo:language="et" fo:country="EE"/>
    </style:style>
    <style:style style:name="T458" style:parent-style-name="DefaultParagraphFont" style:family="text">
      <style:text-properties fo:font-weight="bold" style:font-weight-asian="bold" fo:language="et" fo:country="EE"/>
    </style:style>
    <style:style style:name="T459" style:parent-style-name="DefaultParagraphFont" style:family="text">
      <style:text-properties fo:language="et" fo:country="EE"/>
    </style:style>
    <style:style style:name="T460" style:parent-style-name="DefaultParagraphFont" style:family="text">
      <style:text-properties fo:language="et" fo:country="EE"/>
    </style:style>
    <style:style style:name="T461" style:parent-style-name="DefaultParagraphFont" style:family="text">
      <style:text-properties fo:language="et" fo:country="EE"/>
    </style:style>
    <style:style style:name="T462" style:parent-style-name="DefaultParagraphFont" style:family="text">
      <style:text-properties fo:font-weight="bold" style:font-weight-asian="bold" fo:language="et" fo:country="EE"/>
    </style:style>
    <style:style style:name="T463" style:parent-style-name="DefaultParagraphFont" style:family="text">
      <style:text-properties fo:language="et" fo:country="EE"/>
    </style:style>
    <style:style style:name="P464" style:parent-style-name="Normal" style:family="paragraph">
      <style:text-properties fo:language="et" fo:country="EE"/>
    </style:style>
    <style:style style:name="P465" style:parent-style-name="ListParagraph" style:list-style-name="LFO3" style:family="paragraph">
      <style:paragraph-properties fo:margin-bottom="0.1388in" fo:line-height="115%"/>
      <style:text-properties fo:language="et" fo:country="EE"/>
    </style:style>
    <style:style style:name="P466" style:parent-style-name="ListParagraph" style:list-style-name="LFO3" style:family="paragraph">
      <style:paragraph-properties fo:margin-bottom="0.1388in" fo:line-height="115%"/>
      <style:text-properties fo:language="et" fo:country="EE"/>
    </style:style>
    <style:style style:name="P467" style:parent-style-name="ListParagraph" style:list-style-name="LFO3" style:family="paragraph">
      <style:paragraph-properties fo:margin-bottom="0.1388in" fo:line-height="115%"/>
      <style:text-properties fo:language="et" fo:country="EE"/>
    </style:style>
    <style:style style:name="P468" style:parent-style-name="ListParagraph" style:list-style-name="LFO3" style:family="paragraph">
      <style:paragraph-properties fo:margin-bottom="0.1388in" fo:line-height="115%"/>
      <style:text-properties fo:language="et" fo:country="EE"/>
    </style:style>
    <style:style style:name="P469" style:parent-style-name="ListParagraph" style:list-style-name="LFO3" style:family="paragraph">
      <style:paragraph-properties fo:margin-bottom="0.1388in" fo:line-height="115%"/>
      <style:text-properties fo:language="et" fo:country="EE"/>
    </style:style>
    <style:style style:name="P470" style:parent-style-name="ListParagraph" style:list-style-name="LFO3" style:family="paragraph">
      <style:paragraph-properties fo:margin-bottom="0.1388in" fo:line-height="115%"/>
      <style:text-properties fo:language="et" fo:country="EE"/>
    </style:style>
    <style:style style:name="P471" style:parent-style-name="ListParagraph" style:list-style-name="LFO3" style:family="paragraph">
      <style:paragraph-properties fo:margin-bottom="0.1388in" fo:line-height="115%"/>
      <style:text-properties fo:language="et" fo:country="EE"/>
    </style:style>
    <style:style style:name="P472" style:parent-style-name="ListParagraph" style:list-style-name="LFO3" style:family="paragraph">
      <style:paragraph-properties fo:margin-bottom="0.1388in" fo:line-height="115%"/>
      <style:text-properties fo:language="et" fo:country="EE"/>
    </style:style>
    <style:style style:name="P473" style:parent-style-name="ListParagraph" style:list-style-name="LFO3" style:family="paragraph">
      <style:paragraph-properties fo:margin-bottom="0.1388in" fo:line-height="115%"/>
      <style:text-properties fo:language="et" fo:country="EE"/>
    </style:style>
    <style:style style:name="P474" style:parent-style-name="ListParagraph" style:list-style-name="LFO3" style:family="paragraph">
      <style:paragraph-properties fo:margin-bottom="0.1388in" fo:line-height="115%"/>
      <style:text-properties fo:language="et" fo:country="EE"/>
    </style:style>
    <style:style style:name="P475" style:parent-style-name="ListParagraph" style:list-style-name="LFO3" style:family="paragraph">
      <style:paragraph-properties fo:margin-bottom="0.1388in" fo:line-height="115%"/>
      <style:text-properties fo:language="et" fo:country="EE"/>
    </style:style>
    <style:style style:name="P476" style:parent-style-name="ListParagraph" style:list-style-name="LFO3" style:family="paragraph">
      <style:paragraph-properties fo:margin-bottom="0.1388in" fo:line-height="115%"/>
      <style:text-properties fo:language="et" fo:country="EE"/>
    </style:style>
    <style:style style:name="P477" style:parent-style-name="ListParagraph" style:list-style-name="LFO3" style:family="paragraph">
      <style:paragraph-properties fo:margin-bottom="0.1388in" fo:line-height="115%"/>
      <style:text-properties fo:language="et" fo:country="EE"/>
    </style:style>
    <style:style style:name="T478" style:parent-style-name="DefaultParagraphFont" style:family="text">
      <style:text-properties style:font-name-complex="Arial" fo:font-weight="bold" style:font-weight-asian="bold" fo:language="et" fo:country="EE"/>
    </style:style>
    <style:style style:name="T479" style:parent-style-name="DefaultParagraphFont" style:family="text">
      <style:text-properties style:font-name-complex="Arial" fo:language="et" fo:country="EE"/>
    </style:style>
    <style:style style:name="P480" style:parent-style-name="Normal" style:family="paragraph">
      <style:text-properties style:font-name-complex="Arial" fo:language="et" fo:country="EE"/>
    </style:style>
    <style:style style:name="P481" style:parent-style-name="ListParagraph" style:list-style-name="LFO3" style:family="paragraph">
      <style:paragraph-properties fo:text-align="justify" fo:line-height="115%">
        <style:tab-stops>
          <style:tab-stop style:type="left" style:position="0in"/>
        </style:tab-stops>
      </style:paragraph-properties>
      <style:text-properties style:font-name-complex="Arial" fo:language="et" fo:country="EE" fo:hyphenate="false"/>
    </style:style>
    <style:style style:name="P482" style:parent-style-name="ListParagraph" style:list-style-name="LFO3" style:family="paragraph">
      <style:paragraph-properties fo:text-align="justify" fo:line-height="115%">
        <style:tab-stops>
          <style:tab-stop style:type="left" style:position="0in"/>
        </style:tab-stops>
      </style:paragraph-properties>
      <style:text-properties style:font-name-complex="Arial" fo:language="et" fo:country="EE" fo:hyphenate="false"/>
    </style:style>
    <style:style style:name="P483" style:parent-style-name="Normal" style:family="paragraph">
      <style:text-properties fo:language="et" fo:country="EE"/>
    </style:style>
    <style:style style:name="T484" style:parent-style-name="DefaultParagraphFont" style:family="text">
      <style:text-properties fo:font-weight="bold" style:font-weight-asian="bold" fo:language="et" fo:country="EE"/>
    </style:style>
    <style:style style:name="T485" style:parent-style-name="DefaultParagraphFont" style:family="text">
      <style:text-properties fo:language="et" fo:country="EE"/>
    </style:style>
    <style:style style:name="P486" style:parent-style-name="Normal" style:family="paragraph">
      <style:text-properties fo:language="et" fo:country="EE"/>
    </style:style>
    <style:style style:name="P487" style:parent-style-name="ListParagraph" style:list-style-name="LFO3" style:family="paragraph">
      <style:paragraph-properties fo:margin-bottom="0.1388in" fo:line-height="115%"/>
      <style:text-properties fo:language="et" fo:country="EE"/>
    </style:style>
    <style:style style:name="P488" style:parent-style-name="ListParagraph" style:list-style-name="LFO3" style:family="paragraph">
      <style:paragraph-properties fo:margin-bottom="0.1388in" fo:line-height="115%"/>
      <style:text-properties fo:language="et" fo:country="EE"/>
    </style:style>
    <style:style style:name="P489" style:parent-style-name="Normal" style:family="paragraph">
      <style:paragraph-properties fo:margin-bottom="0.1388in" fo:line-height="115%"/>
    </style:style>
    <style:style style:name="T490" style:parent-style-name="DefaultParagraphFont" style:family="text">
      <style:text-properties fo:font-weight="bold" style:font-weight-asian="bold" fo:language="et" fo:country="EE"/>
    </style:style>
    <style:style style:name="T491" style:parent-style-name="DefaultParagraphFont" style:family="text">
      <style:text-properties fo:language="et" fo:country="EE"/>
    </style:style>
    <style:style style:name="P492" style:parent-style-name="Heading2" style:family="paragraph">
      <style:text-properties fo:language="et" fo:country="EE" style:language-complex="ar" style:country-complex="SA"/>
    </style:style>
    <style:style style:name="T493" style:parent-style-name="DefaultParagraphFont" style:family="text">
      <style:text-properties fo:language="et" fo:country="EE" style:language-complex="ar" style:country-complex="SA"/>
    </style:style>
    <style:style style:name="T494" style:parent-style-name="DefaultParagraphFont" style:family="text">
      <style:text-properties fo:font-style="italic" style:font-style-asian="italic" fo:language="et" fo:country="EE" style:language-complex="ar" style:country-complex="SA"/>
    </style:style>
    <style:style style:name="T495" style:parent-style-name="DefaultParagraphFont" style:family="text">
      <style:text-properties fo:language="et" fo:country="EE" style:language-complex="ar" style:country-complex="SA"/>
    </style:style>
    <style:style style:name="T496" style:parent-style-name="DefaultParagraphFont" style:family="text">
      <style:text-properties fo:font-style="italic" style:font-style-asian="italic" fo:language="et" fo:country="EE" style:language-complex="ar" style:country-complex="SA"/>
    </style:style>
    <style:style style:name="T497" style:parent-style-name="DefaultParagraphFont" style:family="text">
      <style:text-properties fo:language="et" fo:country="EE" style:language-complex="ar" style:country-complex="SA"/>
    </style:style>
    <style:style style:name="T498" style:parent-style-name="DefaultParagraphFont" style:family="text">
      <style:text-properties fo:font-style="italic" style:font-style-asian="italic" fo:language="et" fo:country="EE" style:language-complex="ar" style:country-complex="SA"/>
    </style:style>
    <style:style style:name="T499" style:parent-style-name="DefaultParagraphFont" style:family="text">
      <style:text-properties fo:language="et" fo:country="EE" style:language-complex="ar" style:country-complex="SA"/>
    </style:style>
    <style:style style:name="T500" style:parent-style-name="DefaultParagraphFont" style:family="text">
      <style:text-properties fo:language="et" fo:country="EE" style:language-complex="ar" style:country-complex="SA"/>
    </style:style>
    <style:style style:name="T501" style:parent-style-name="DefaultParagraphFont" style:family="text">
      <style:text-properties fo:language="et" fo:country="EE" style:language-complex="ar" style:country-complex="SA"/>
    </style:style>
    <style:style style:name="T502" style:parent-style-name="DefaultParagraphFont" style:family="text">
      <style:text-properties fo:font-style="italic" style:font-style-asian="italic" fo:language="et" fo:country="EE" style:language-complex="ar" style:country-complex="SA"/>
    </style:style>
    <style:style style:name="T503" style:parent-style-name="DefaultParagraphFont" style:family="text">
      <style:text-properties fo:language="et" fo:country="EE" style:language-complex="ar" style:country-complex="SA"/>
    </style:style>
    <style:style style:name="T504" style:parent-style-name="DefaultParagraphFont" style:family="text">
      <style:text-properties fo:font-style="italic" style:font-style-asian="italic" fo:language="et" fo:country="EE" style:language-complex="ar" style:country-complex="SA"/>
    </style:style>
    <style:style style:name="T505" style:parent-style-name="DefaultParagraphFont" style:family="text">
      <style:text-properties fo:language="et" fo:country="EE" style:language-complex="ar" style:country-complex="SA"/>
    </style:style>
    <style:style style:name="T506" style:parent-style-name="DefaultParagraphFont" style:family="text">
      <style:text-properties fo:language="et" fo:country="EE" style:language-complex="ar" style:country-complex="SA"/>
    </style:style>
    <style:style style:name="T507" style:parent-style-name="DefaultParagraphFont" style:family="text">
      <style:text-properties fo:font-style="italic" style:font-style-asian="italic" fo:language="et" fo:country="EE" style:language-complex="ar" style:country-complex="SA"/>
    </style:style>
    <style:style style:name="T508" style:parent-style-name="DefaultParagraphFont" style:family="text">
      <style:text-properties fo:language="et" fo:country="EE" style:language-complex="ar" style:country-complex="SA"/>
    </style:style>
    <style:style style:name="P509" style:parent-style-name="Normal" style:family="paragraph">
      <style:text-properties fo:language="et" fo:country="EE" style:language-complex="ar" style:country-complex="SA"/>
    </style:style>
    <style:style style:name="T510" style:parent-style-name="DefaultParagraphFont" style:family="text">
      <style:text-properties fo:font-weight="bold" style:font-weight-asian="bold" fo:language="et" fo:country="EE" style:language-complex="ar" style:country-complex="SA"/>
    </style:style>
    <style:style style:name="T511" style:parent-style-name="DefaultParagraphFont" style:family="text">
      <style:text-properties fo:language="et" fo:country="EE" style:language-complex="ar" style:country-complex="SA"/>
    </style:style>
    <style:style style:name="T512" style:parent-style-name="DefaultParagraphFont" style:family="text">
      <style:text-properties fo:font-style="italic" style:font-style-asian="italic" fo:language="et" fo:country="EE" style:language-complex="ar" style:country-complex="SA"/>
    </style:style>
    <style:style style:name="T513" style:parent-style-name="DefaultParagraphFont" style:family="text">
      <style:text-properties fo:language="et" fo:country="EE" style:language-complex="ar" style:country-complex="SA"/>
    </style:style>
    <style:style style:name="T514" style:parent-style-name="DefaultParagraphFont" style:family="text">
      <style:text-properties fo:font-style="italic" style:font-style-asian="italic" fo:language="et" fo:country="EE" style:language-complex="ar" style:country-complex="SA"/>
    </style:style>
    <style:style style:name="T515" style:parent-style-name="DefaultParagraphFont" style:family="text">
      <style:text-properties fo:language="et" fo:country="EE" style:language-complex="ar" style:country-complex="SA"/>
    </style:style>
    <style:style style:name="T516" style:parent-style-name="DefaultParagraphFont" style:family="text">
      <style:text-properties fo:font-style="italic" style:font-style-asian="italic" fo:language="et" fo:country="EE" style:language-complex="ar" style:country-complex="SA"/>
    </style:style>
    <style:style style:name="T517" style:parent-style-name="DefaultParagraphFont" style:family="text">
      <style:text-properties fo:language="et" fo:country="EE" style:language-complex="ar" style:country-complex="SA"/>
    </style:style>
    <style:style style:name="T518" style:parent-style-name="DefaultParagraphFont" style:family="text">
      <style:text-properties fo:language="et" fo:country="EE" style:language-complex="ar" style:country-complex="SA"/>
    </style:style>
    <style:style style:name="T519" style:parent-style-name="DefaultParagraphFont" style:family="text">
      <style:text-properties fo:font-style="italic" style:font-style-asian="italic" fo:language="et" fo:country="EE" style:language-complex="ar" style:country-complex="SA"/>
    </style:style>
    <style:style style:name="T520" style:parent-style-name="DefaultParagraphFont" style:family="text">
      <style:text-properties fo:language="et" fo:country="EE" style:language-complex="ar" style:country-complex="SA"/>
    </style:style>
    <style:style style:name="T521" style:parent-style-name="DefaultParagraphFont" style:family="text">
      <style:text-properties fo:language="et" fo:country="EE" style:language-complex="ar" style:country-complex="SA"/>
    </style:style>
    <style:style style:name="T522" style:parent-style-name="DefaultParagraphFont" style:family="text">
      <style:text-properties fo:language="et" fo:country="EE" style:language-complex="ar" style:country-complex="SA"/>
    </style:style>
    <style:style style:name="T523" style:parent-style-name="DefaultParagraphFont" style:family="text">
      <style:text-properties fo:language="et" fo:country="EE" style:language-complex="ar" style:country-complex="SA"/>
    </style:style>
    <style:style style:name="T524" style:parent-style-name="DefaultParagraphFont" style:family="text">
      <style:text-properties fo:font-style="italic" style:font-style-asian="italic" fo:language="et" fo:country="EE" style:language-complex="ar" style:country-complex="SA"/>
    </style:style>
    <style:style style:name="T525" style:parent-style-name="DefaultParagraphFont" style:family="text">
      <style:text-properties fo:language="et" fo:country="EE" style:language-complex="ar" style:country-complex="SA"/>
    </style:style>
    <style:style style:name="T526" style:parent-style-name="DefaultParagraphFont" style:family="text">
      <style:text-properties fo:font-style="italic" style:font-style-asian="italic" fo:language="et" fo:country="EE" style:language-complex="ar" style:country-complex="SA"/>
    </style:style>
    <style:style style:name="T527" style:parent-style-name="DefaultParagraphFont" style:family="text">
      <style:text-properties fo:language="et" fo:country="EE" style:language-complex="ar" style:country-complex="SA"/>
    </style:style>
    <style:style style:name="T528" style:parent-style-name="DefaultParagraphFont" style:family="text">
      <style:text-properties fo:font-style="italic" style:font-style-asian="italic" fo:language="et" fo:country="EE" style:language-complex="ar" style:country-complex="SA"/>
    </style:style>
    <style:style style:name="T529" style:parent-style-name="DefaultParagraphFont" style:family="text">
      <style:text-properties fo:language="et" fo:country="EE" style:language-complex="ar" style:country-complex="SA"/>
    </style:style>
    <style:style style:name="T530" style:parent-style-name="DefaultParagraphFont" style:family="text">
      <style:text-properties fo:font-style="italic" style:font-style-asian="italic" fo:language="et" fo:country="EE" style:language-complex="ar" style:country-complex="SA"/>
    </style:style>
    <style:style style:name="T531" style:parent-style-name="DefaultParagraphFont" style:family="text">
      <style:text-properties fo:language="et" fo:country="EE" style:language-complex="ar" style:country-complex="SA"/>
    </style:style>
    <style:style style:name="T532" style:parent-style-name="DefaultParagraphFont" style:family="text">
      <style:text-properties fo:language="et" fo:country="EE" style:language-complex="ar" style:country-complex="SA"/>
    </style:style>
    <style:style style:name="T533" style:parent-style-name="DefaultParagraphFont" style:family="text">
      <style:text-properties fo:language="et" fo:country="EE" style:language-complex="ar" style:country-complex="SA"/>
    </style:style>
    <style:style style:name="T534" style:parent-style-name="DefaultParagraphFont" style:family="text">
      <style:text-properties fo:language="et" fo:country="EE" style:language-complex="ar" style:country-complex="SA"/>
    </style:style>
    <style:style style:name="P535" style:parent-style-name="Normal" style:family="paragraph">
      <style:text-properties fo:language="et" fo:country="EE" style:language-complex="ar" style:country-complex="SA"/>
    </style:style>
    <style:style style:name="P536" style:parent-style-name="Normal" style:family="paragraph">
      <style:paragraph-properties style:text-autospace="none" fo:background-color="#D6E3BC"/>
    </style:style>
    <style:style style:name="T537"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538" style:parent-style-name="DefaultParagraphFont" style:family="text">
      <style:text-properties style:font-name="Courier New" style:font-name-complex="Courier New" fo:color="#3F7F7F" fo:font-size="10pt" style:font-size-asian="10pt" style:font-size-complex="10pt" fo:background-color="#C0C0C0" fo:language="et" fo:country="EE" style:language-complex="ar" style:country-complex="SA"/>
    </style:style>
    <style:style style:name="T539" style:parent-style-name="DefaultParagraphFont" style:family="text">
      <style:text-properties style:font-name="Courier New" style:font-name-complex="Courier New" fo:font-size="10pt" style:font-size-asian="10pt" style:font-size-complex="10pt" fo:language="et" fo:country="EE" style:language-complex="ar" style:country-complex="SA"/>
    </style:style>
    <style:style style:name="T540" style:parent-style-name="DefaultParagraphFont" style:family="text">
      <style:text-properties style:font-name="Courier New" style:font-name-complex="Courier New" fo:color="#7F007F" fo:font-size="10pt" style:font-size-asian="10pt" style:font-size-complex="10pt" fo:language="et" fo:country="EE" style:language-complex="ar" style:country-complex="SA"/>
    </style:style>
    <style:style style:name="T541" style:parent-style-name="DefaultParagraphFont" style:family="text">
      <style:text-properties style:font-name="Courier New" style:font-name-complex="Courier New" fo:color="#000000" fo:font-size="10pt" style:font-size-asian="10pt" style:font-size-complex="10pt" fo:language="et" fo:country="EE" style:language-complex="ar" style:country-complex="SA"/>
    </style:style>
    <style:style style:name="T542"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fo:language="et" fo:country="EE" style:language-complex="ar" style:country-complex="SA"/>
    </style:style>
    <style:style style:name="P543" style:parent-style-name="Normal" style:family="paragraph">
      <style:paragraph-properties style:text-autospace="none" fo:background-color="#D6E3BC"/>
    </style:style>
    <style:style style:name="T544" style:parent-style-name="DefaultParagraphFont" style:family="text">
      <style:text-properties style:font-name="Courier New" style:font-name-complex="Courier New" fo:color="#7F007F" fo:font-size="10pt" style:font-size-asian="10pt" style:font-size-complex="10pt" fo:language="et" fo:country="EE" style:language-complex="ar" style:country-complex="SA"/>
    </style:style>
    <style:style style:name="T545" style:parent-style-name="DefaultParagraphFont" style:family="text">
      <style:text-properties style:font-name="Courier New" style:font-name-complex="Courier New" fo:color="#000000" fo:font-size="10pt" style:font-size-asian="10pt" style:font-size-complex="10pt" fo:language="et" fo:country="EE" style:language-complex="ar" style:country-complex="SA"/>
    </style:style>
    <style:style style:name="T546"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fo:language="et" fo:country="EE" style:language-complex="ar" style:country-complex="SA"/>
    </style:style>
    <style:style style:name="T547"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P548" style:parent-style-name="Normal" style:family="paragraph">
      <style:paragraph-properties style:text-autospace="none" fo:background-color="#D6E3BC"/>
    </style:style>
    <style:style style:name="T549"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P550" style:parent-style-name="Normal" style:family="paragraph">
      <style:paragraph-properties style:text-autospace="none" fo:background-color="#D6E3BC"/>
    </style:style>
    <style:style style:name="T551"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552" style:parent-style-name="DefaultParagraphFont" style:family="text">
      <style:text-properties style:font-name="Courier New" style:font-name-complex="Courier New" fo:color="#3F7F7F" fo:font-size="10pt" style:font-size-asian="10pt" style:font-size-complex="10pt" fo:language="et" fo:country="EE" style:language-complex="ar" style:country-complex="SA"/>
    </style:style>
    <style:style style:name="T553" style:parent-style-name="DefaultParagraphFont" style:family="text">
      <style:text-properties style:font-name="Courier New" style:font-name-complex="Courier New" fo:font-size="10pt" style:font-size-asian="10pt" style:font-size-complex="10pt" fo:language="et" fo:country="EE" style:language-complex="ar" style:country-complex="SA"/>
    </style:style>
    <style:style style:name="T554" style:parent-style-name="DefaultParagraphFont" style:family="text">
      <style:text-properties style:font-name="Courier New" style:font-name-complex="Courier New" fo:color="#7F007F" fo:font-size="10pt" style:font-size-asian="10pt" style:font-size-complex="10pt" fo:language="et" fo:country="EE" style:language-complex="ar" style:country-complex="SA"/>
    </style:style>
    <style:style style:name="T555" style:parent-style-name="DefaultParagraphFont" style:family="text">
      <style:text-properties style:font-name="Courier New" style:font-name-complex="Courier New" fo:color="#000000" fo:font-size="10pt" style:font-size-asian="10pt" style:font-size-complex="10pt" fo:language="et" fo:country="EE" style:language-complex="ar" style:country-complex="SA"/>
    </style:style>
    <style:style style:name="T556" style:parent-style-name="DefaultParagraphFont" style:family="text">
      <style:text-properties style:font-name="Courier New" style:font-name-complex="Courier New" fo:font-style="italic" style:font-style-asian="italic" style:font-style-complex="italic" fo:color="#2A00FF" fo:font-size="10pt" style:font-size-asian="10pt" style:font-size-complex="10pt" fo:language="et" fo:country="EE" style:language-complex="ar" style:country-complex="SA"/>
    </style:style>
    <style:style style:name="T557"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P558" style:parent-style-name="Normal" style:family="paragraph">
      <style:paragraph-properties style:text-autospace="none" fo:background-color="#D6E3BC"/>
    </style:style>
    <style:style style:name="T559"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560" style:parent-style-name="DefaultParagraphFont" style:family="text">
      <style:text-properties style:font-name="Courier New" style:font-name-complex="Courier New" fo:color="#3F7F7F" fo:font-size="10pt" style:font-size-asian="10pt" style:font-size-complex="10pt" fo:language="et" fo:country="EE" style:language-complex="ar" style:country-complex="SA"/>
    </style:style>
    <style:style style:name="T561"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P562" style:parent-style-name="Normal" style:family="paragraph">
      <style:paragraph-properties style:text-autospace="none" fo:background-color="#D6E3BC"/>
    </style:style>
    <style:style style:name="T563"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564" style:parent-style-name="DefaultParagraphFont" style:family="text">
      <style:text-properties style:font-name="Courier New" style:font-name-complex="Courier New" fo:color="#3F7F7F" fo:font-size="10pt" style:font-size-asian="10pt" style:font-size-complex="10pt" fo:language="et" fo:country="EE" style:language-complex="ar" style:country-complex="SA"/>
    </style:style>
    <style:style style:name="T565"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566" style:parent-style-name="DefaultParagraphFont" style:family="text">
      <style:text-properties style:font-name="Courier New" style:font-name-complex="Courier New" fo:color="#000000" fo:font-size="10pt" style:font-size-asian="10pt" style:font-size-complex="10pt" fo:language="et" fo:country="EE" style:language-complex="ar" style:country-complex="SA"/>
    </style:style>
    <style:style style:name="T567"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568" style:parent-style-name="DefaultParagraphFont" style:family="text">
      <style:text-properties style:font-name="Courier New" style:font-name-complex="Courier New" fo:color="#3F7F7F" fo:font-size="10pt" style:font-size-asian="10pt" style:font-size-complex="10pt" fo:language="et" fo:country="EE" style:language-complex="ar" style:country-complex="SA"/>
    </style:style>
    <style:style style:name="T569"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P570" style:parent-style-name="Normal" style:family="paragraph">
      <style:paragraph-properties style:text-autospace="none" fo:background-color="#D6E3BC"/>
    </style:style>
    <style:style style:name="T571"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572" style:parent-style-name="DefaultParagraphFont" style:family="text">
      <style:text-properties style:font-name="Courier New" style:font-name-complex="Courier New" fo:color="#3F7F7F" fo:font-size="10pt" style:font-size-asian="10pt" style:font-size-complex="10pt" fo:language="et" fo:country="EE" style:language-complex="ar" style:country-complex="SA"/>
    </style:style>
    <style:style style:name="T573"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574" style:parent-style-name="DefaultParagraphFont" style:family="text">
      <style:text-properties style:font-name="Courier New" style:font-name-complex="Courier New" fo:color="#000000" fo:font-size="10pt" style:font-size-asian="10pt" style:font-size-complex="10pt" fo:language="et" fo:country="EE" style:language-complex="ar" style:country-complex="SA"/>
    </style:style>
    <style:style style:name="T575"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576" style:parent-style-name="DefaultParagraphFont" style:family="text">
      <style:text-properties style:font-name="Courier New" style:font-name-complex="Courier New" fo:color="#3F7F7F" fo:font-size="10pt" style:font-size-asian="10pt" style:font-size-complex="10pt" fo:language="et" fo:country="EE" style:language-complex="ar" style:country-complex="SA"/>
    </style:style>
    <style:style style:name="T577"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P578" style:parent-style-name="Normal" style:family="paragraph">
      <style:paragraph-properties style:text-autospace="none" fo:background-color="#D6E3BC"/>
    </style:style>
    <style:style style:name="T579"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580" style:parent-style-name="DefaultParagraphFont" style:family="text">
      <style:text-properties style:font-name="Courier New" style:font-name-complex="Courier New" fo:color="#3F7F7F" fo:font-size="10pt" style:font-size-asian="10pt" style:font-size-complex="10pt" fo:language="et" fo:country="EE" style:language-complex="ar" style:country-complex="SA"/>
    </style:style>
    <style:style style:name="T581"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582" style:parent-style-name="DefaultParagraphFont" style:family="text">
      <style:text-properties style:font-name="Courier New" style:font-name-complex="Courier New" fo:color="#000000" fo:font-size="10pt" style:font-size-asian="10pt" style:font-size-complex="10pt" fo:language="et" fo:country="EE" style:language-complex="ar" style:country-complex="SA"/>
    </style:style>
    <style:style style:name="T583"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584" style:parent-style-name="DefaultParagraphFont" style:family="text">
      <style:text-properties style:font-name="Courier New" style:font-name-complex="Courier New" fo:color="#3F7F7F" fo:font-size="10pt" style:font-size-asian="10pt" style:font-size-complex="10pt" fo:language="et" fo:country="EE" style:language-complex="ar" style:country-complex="SA"/>
    </style:style>
    <style:style style:name="T585"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P586" style:parent-style-name="Normal" style:family="paragraph">
      <style:paragraph-properties style:text-autospace="none" fo:background-color="#D6E3BC"/>
    </style:style>
    <style:style style:name="T587"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588" style:parent-style-name="DefaultParagraphFont" style:family="text">
      <style:text-properties style:font-name="Courier New" style:font-name-complex="Courier New" fo:color="#3F7F7F" fo:font-size="10pt" style:font-size-asian="10pt" style:font-size-complex="10pt" fo:language="et" fo:country="EE" style:language-complex="ar" style:country-complex="SA"/>
    </style:style>
    <style:style style:name="T589"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590" style:parent-style-name="DefaultParagraphFont" style:family="text">
      <style:text-properties style:font-name="Courier New" style:font-name-complex="Courier New" fo:color="#000000" fo:font-size="10pt" style:font-size-asian="10pt" style:font-size-complex="10pt" fo:language="et" fo:country="EE" style:language-complex="ar" style:country-complex="SA"/>
    </style:style>
    <style:style style:name="T591"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592" style:parent-style-name="DefaultParagraphFont" style:family="text">
      <style:text-properties style:font-name="Courier New" style:font-name-complex="Courier New" fo:color="#3F7F7F" fo:font-size="10pt" style:font-size-asian="10pt" style:font-size-complex="10pt" fo:language="et" fo:country="EE" style:language-complex="ar" style:country-complex="SA"/>
    </style:style>
    <style:style style:name="T593"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P594" style:parent-style-name="Normal" style:family="paragraph">
      <style:paragraph-properties style:text-autospace="none" fo:background-color="#D6E3BC"/>
    </style:style>
    <style:style style:name="T595"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596" style:parent-style-name="DefaultParagraphFont" style:family="text">
      <style:text-properties style:font-name="Courier New" style:font-name-complex="Courier New" fo:color="#3F7F7F" fo:font-size="10pt" style:font-size-asian="10pt" style:font-size-complex="10pt" fo:language="et" fo:country="EE" style:language-complex="ar" style:country-complex="SA"/>
    </style:style>
    <style:style style:name="T597"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598" style:parent-style-name="DefaultParagraphFont" style:family="text">
      <style:text-properties style:font-name="Courier New" style:font-name-complex="Courier New" fo:color="#000000" fo:font-size="10pt" style:font-size-asian="10pt" style:font-size-complex="10pt" fo:language="et" fo:country="EE" style:language-complex="ar" style:country-complex="SA"/>
    </style:style>
    <style:style style:name="T599"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600" style:parent-style-name="DefaultParagraphFont" style:family="text">
      <style:text-properties style:font-name="Courier New" style:font-name-complex="Courier New" fo:color="#3F7F7F" fo:font-size="10pt" style:font-size-asian="10pt" style:font-size-complex="10pt" fo:language="et" fo:country="EE" style:language-complex="ar" style:country-complex="SA"/>
    </style:style>
    <style:style style:name="T601"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P602" style:parent-style-name="Normal" style:family="paragraph">
      <style:paragraph-properties style:text-autospace="none" fo:background-color="#D6E3BC"/>
    </style:style>
    <style:style style:name="T603"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604" style:parent-style-name="DefaultParagraphFont" style:family="text">
      <style:text-properties style:font-name="Courier New" style:font-name-complex="Courier New" fo:color="#3F7F7F" fo:font-size="10pt" style:font-size-asian="10pt" style:font-size-complex="10pt" fo:language="et" fo:country="EE" style:language-complex="ar" style:country-complex="SA"/>
    </style:style>
    <style:style style:name="T605"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606" style:parent-style-name="DefaultParagraphFont" style:family="text">
      <style:text-properties style:font-name="Courier New" style:font-name-complex="Courier New" fo:color="#000000" fo:font-size="10pt" style:font-size-asian="10pt" style:font-size-complex="10pt" fo:language="et" fo:country="EE" style:language-complex="ar" style:country-complex="SA"/>
    </style:style>
    <style:style style:name="T607"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608" style:parent-style-name="DefaultParagraphFont" style:family="text">
      <style:text-properties style:font-name="Courier New" style:font-name-complex="Courier New" fo:color="#3F7F7F" fo:font-size="10pt" style:font-size-asian="10pt" style:font-size-complex="10pt" fo:language="et" fo:country="EE" style:language-complex="ar" style:country-complex="SA"/>
    </style:style>
    <style:style style:name="T609"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P610" style:parent-style-name="Normal" style:family="paragraph">
      <style:paragraph-properties style:text-autospace="none" fo:background-color="#D6E3BC"/>
    </style:style>
    <style:style style:name="T611"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612" style:parent-style-name="DefaultParagraphFont" style:family="text">
      <style:text-properties style:font-name="Courier New" style:font-name-complex="Courier New" fo:color="#3F7F7F" fo:font-size="10pt" style:font-size-asian="10pt" style:font-size-complex="10pt" fo:language="et" fo:country="EE" style:language-complex="ar" style:country-complex="SA"/>
    </style:style>
    <style:style style:name="T613"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614" style:parent-style-name="DefaultParagraphFont" style:family="text">
      <style:text-properties style:font-name="Courier New" style:font-name-complex="Courier New" fo:color="#000000" fo:font-size="10pt" style:font-size-asian="10pt" style:font-size-complex="10pt" fo:language="et" fo:country="EE" style:language-complex="ar" style:country-complex="SA"/>
    </style:style>
    <style:style style:name="T615"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616" style:parent-style-name="DefaultParagraphFont" style:family="text">
      <style:text-properties style:font-name="Courier New" style:font-name-complex="Courier New" fo:color="#3F7F7F" fo:font-size="10pt" style:font-size-asian="10pt" style:font-size-complex="10pt" fo:language="et" fo:country="EE" style:language-complex="ar" style:country-complex="SA"/>
    </style:style>
    <style:style style:name="T617"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P618" style:parent-style-name="Normal" style:family="paragraph">
      <style:paragraph-properties style:text-autospace="none" fo:background-color="#D6E3BC"/>
    </style:style>
    <style:style style:name="T619"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620" style:parent-style-name="DefaultParagraphFont" style:family="text">
      <style:text-properties style:font-name="Courier New" style:font-name-complex="Courier New" fo:color="#3F7F7F" fo:font-size="10pt" style:font-size-asian="10pt" style:font-size-complex="10pt" fo:language="et" fo:country="EE" style:language-complex="ar" style:country-complex="SA"/>
    </style:style>
    <style:style style:name="T621"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622" style:parent-style-name="DefaultParagraphFont" style:family="text">
      <style:text-properties style:font-name="Courier New" style:font-name-complex="Courier New" fo:color="#000000" fo:font-size="10pt" style:font-size-asian="10pt" style:font-size-complex="10pt" fo:language="et" fo:country="EE" style:language-complex="ar" style:country-complex="SA"/>
    </style:style>
    <style:style style:name="T623"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624" style:parent-style-name="DefaultParagraphFont" style:family="text">
      <style:text-properties style:font-name="Courier New" style:font-name-complex="Courier New" fo:color="#3F7F7F" fo:font-size="10pt" style:font-size-asian="10pt" style:font-size-complex="10pt" fo:language="et" fo:country="EE" style:language-complex="ar" style:country-complex="SA"/>
    </style:style>
    <style:style style:name="T625"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P626" style:parent-style-name="Normal" style:family="paragraph">
      <style:paragraph-properties style:text-autospace="none" fo:background-color="#D6E3BC"/>
    </style:style>
    <style:style style:name="T627"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628" style:parent-style-name="DefaultParagraphFont" style:family="text">
      <style:text-properties style:font-name="Courier New" style:font-name-complex="Courier New" fo:color="#3F7F7F" fo:font-size="10pt" style:font-size-asian="10pt" style:font-size-complex="10pt" fo:language="et" fo:country="EE" style:language-complex="ar" style:country-complex="SA"/>
    </style:style>
    <style:style style:name="T629"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630" style:parent-style-name="DefaultParagraphFont" style:family="text">
      <style:text-properties style:font-name="Courier New" style:font-name-complex="Courier New" fo:color="#000000" fo:font-size="10pt" style:font-size-asian="10pt" style:font-size-complex="10pt" fo:language="et" fo:country="EE" style:language-complex="ar" style:country-complex="SA"/>
    </style:style>
    <style:style style:name="T631"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632" style:parent-style-name="DefaultParagraphFont" style:family="text">
      <style:text-properties style:font-name="Courier New" style:font-name-complex="Courier New" fo:color="#3F7F7F" fo:font-size="10pt" style:font-size-asian="10pt" style:font-size-complex="10pt" fo:language="et" fo:country="EE" style:language-complex="ar" style:country-complex="SA"/>
    </style:style>
    <style:style style:name="T633"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P634" style:parent-style-name="Normal" style:family="paragraph">
      <style:paragraph-properties style:text-autospace="none" fo:background-color="#D6E3BC"/>
    </style:style>
    <style:style style:name="T635"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636" style:parent-style-name="DefaultParagraphFont" style:family="text">
      <style:text-properties style:font-name="Courier New" style:font-name-complex="Courier New" fo:color="#3F7F7F" fo:font-size="10pt" style:font-size-asian="10pt" style:font-size-complex="10pt" fo:language="et" fo:country="EE" style:language-complex="ar" style:country-complex="SA"/>
    </style:style>
    <style:style style:name="T637"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638" style:parent-style-name="DefaultParagraphFont" style:family="text">
      <style:text-properties style:font-name="Courier New" style:font-name-complex="Courier New" fo:color="#000000" fo:font-size="10pt" style:font-size-asian="10pt" style:font-size-complex="10pt" fo:language="et" fo:country="EE" style:language-complex="ar" style:country-complex="SA"/>
    </style:style>
    <style:style style:name="T639"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640" style:parent-style-name="DefaultParagraphFont" style:family="text">
      <style:text-properties style:font-name="Courier New" style:font-name-complex="Courier New" fo:color="#3F7F7F" fo:font-size="10pt" style:font-size-asian="10pt" style:font-size-complex="10pt" fo:language="et" fo:country="EE" style:language-complex="ar" style:country-complex="SA"/>
    </style:style>
    <style:style style:name="T641"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P642" style:parent-style-name="Normal" style:family="paragraph">
      <style:paragraph-properties style:text-autospace="none" fo:background-color="#D6E3BC"/>
    </style:style>
    <style:style style:name="T643"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644" style:parent-style-name="DefaultParagraphFont" style:family="text">
      <style:text-properties style:font-name="Courier New" style:font-name-complex="Courier New" fo:color="#3F7F7F" fo:font-size="10pt" style:font-size-asian="10pt" style:font-size-complex="10pt" fo:language="et" fo:country="EE" style:language-complex="ar" style:country-complex="SA"/>
    </style:style>
    <style:style style:name="T645"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646" style:parent-style-name="DefaultParagraphFont" style:family="text">
      <style:text-properties style:font-name="Courier New" style:font-name-complex="Courier New" fo:color="#000000" fo:font-size="10pt" style:font-size-asian="10pt" style:font-size-complex="10pt" fo:language="et" fo:country="EE" style:language-complex="ar" style:country-complex="SA"/>
    </style:style>
    <style:style style:name="T647"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648" style:parent-style-name="DefaultParagraphFont" style:family="text">
      <style:text-properties style:font-name="Courier New" style:font-name-complex="Courier New" fo:color="#3F7F7F" fo:font-size="10pt" style:font-size-asian="10pt" style:font-size-complex="10pt" fo:language="et" fo:country="EE" style:language-complex="ar" style:country-complex="SA"/>
    </style:style>
    <style:style style:name="T649"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P650" style:parent-style-name="Normal" style:family="paragraph">
      <style:paragraph-properties style:text-autospace="none" fo:background-color="#D6E3BC"/>
    </style:style>
    <style:style style:name="T651"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652" style:parent-style-name="DefaultParagraphFont" style:family="text">
      <style:text-properties style:font-name="Courier New" style:font-name-complex="Courier New" fo:color="#3F7F7F" fo:font-size="10pt" style:font-size-asian="10pt" style:font-size-complex="10pt" fo:language="et" fo:country="EE" style:language-complex="ar" style:country-complex="SA"/>
    </style:style>
    <style:style style:name="T653"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654" style:parent-style-name="DefaultParagraphFont" style:family="text">
      <style:text-properties style:font-name="Courier New" style:font-name-complex="Courier New" fo:color="#000000" fo:font-size="10pt" style:font-size-asian="10pt" style:font-size-complex="10pt" fo:language="et" fo:country="EE" style:language-complex="ar" style:country-complex="SA"/>
    </style:style>
    <style:style style:name="T655"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656" style:parent-style-name="DefaultParagraphFont" style:family="text">
      <style:text-properties style:font-name="Courier New" style:font-name-complex="Courier New" fo:color="#3F7F7F" fo:font-size="10pt" style:font-size-asian="10pt" style:font-size-complex="10pt" fo:language="et" fo:country="EE" style:language-complex="ar" style:country-complex="SA"/>
    </style:style>
    <style:style style:name="T657"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P658" style:parent-style-name="Normal" style:family="paragraph">
      <style:paragraph-properties style:text-autospace="none" fo:background-color="#D6E3BC"/>
    </style:style>
    <style:style style:name="T659"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660" style:parent-style-name="DefaultParagraphFont" style:family="text">
      <style:text-properties style:font-name="Courier New" style:font-name-complex="Courier New" fo:color="#3F7F7F" fo:font-size="10pt" style:font-size-asian="10pt" style:font-size-complex="10pt" fo:language="et" fo:country="EE" style:language-complex="ar" style:country-complex="SA"/>
    </style:style>
    <style:style style:name="T661"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662" style:parent-style-name="DefaultParagraphFont" style:family="text">
      <style:text-properties style:font-name="Courier New" style:font-name-complex="Courier New" fo:color="#000000" fo:font-size="10pt" style:font-size-asian="10pt" style:font-size-complex="10pt" fo:language="et" fo:country="EE" style:language-complex="ar" style:country-complex="SA"/>
    </style:style>
    <style:style style:name="T663" style:parent-style-name="DefaultParagraphFont" style:family="text">
      <style:text-properties style:font-name="Courier New" style:font-name-complex="Courier New" fo:color="#000000" fo:font-size="10pt" style:font-size-asian="10pt" style:font-size-complex="10pt" fo:language="et" fo:country="EE" style:language-complex="ar" style:country-complex="SA"/>
    </style:style>
    <style:style style:name="T664"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665" style:parent-style-name="DefaultParagraphFont" style:family="text">
      <style:text-properties style:font-name="Courier New" style:font-name-complex="Courier New" fo:color="#3F7F7F" fo:font-size="10pt" style:font-size-asian="10pt" style:font-size-complex="10pt" fo:language="et" fo:country="EE" style:language-complex="ar" style:country-complex="SA"/>
    </style:style>
    <style:style style:name="T666"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P667" style:parent-style-name="Normal" style:family="paragraph">
      <style:paragraph-properties style:text-autospace="none" fo:background-color="#D6E3BC"/>
    </style:style>
    <style:style style:name="T668"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669" style:parent-style-name="DefaultParagraphFont" style:family="text">
      <style:text-properties style:font-name="Courier New" style:font-name-complex="Courier New" fo:color="#3F7F7F" fo:font-size="10pt" style:font-size-asian="10pt" style:font-size-complex="10pt" fo:language="et" fo:country="EE" style:language-complex="ar" style:country-complex="SA"/>
    </style:style>
    <style:style style:name="T670"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671" style:parent-style-name="DefaultParagraphFont" style:family="text">
      <style:text-properties style:font-name="Courier New" style:font-name-complex="Courier New" fo:color="#000000" fo:font-size="10pt" style:font-size-asian="10pt" style:font-size-complex="10pt" fo:language="et" fo:country="EE" style:language-complex="ar" style:country-complex="SA"/>
    </style:style>
    <style:style style:name="T672"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673" style:parent-style-name="DefaultParagraphFont" style:family="text">
      <style:text-properties style:font-name="Courier New" style:font-name-complex="Courier New" fo:color="#3F7F7F" fo:font-size="10pt" style:font-size-asian="10pt" style:font-size-complex="10pt" fo:language="et" fo:country="EE" style:language-complex="ar" style:country-complex="SA"/>
    </style:style>
    <style:style style:name="T674"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P675" style:parent-style-name="Normal" style:family="paragraph">
      <style:paragraph-properties style:text-autospace="none" fo:text-indent="0.4916in" fo:background-color="#D6E3BC"/>
    </style:style>
    <style:style style:name="T676"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677" style:parent-style-name="DefaultParagraphFont" style:family="text">
      <style:text-properties style:font-name="Courier New" style:font-name-complex="Courier New" fo:color="#3F7F7F" fo:font-size="10pt" style:font-size-asian="10pt" style:font-size-complex="10pt" fo:language="et" fo:country="EE" style:language-complex="ar" style:country-complex="SA"/>
    </style:style>
    <style:style style:name="T678"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679" style:parent-style-name="DefaultParagraphFont" style:family="text">
      <style:text-properties style:font-name="Courier New" style:font-name-complex="Courier New" fo:color="#000000" fo:font-size="10pt" style:font-size-asian="10pt" style:font-size-complex="10pt" fo:language="et" fo:country="EE" style:language-complex="ar" style:country-complex="SA"/>
    </style:style>
    <style:style style:name="T680"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681" style:parent-style-name="DefaultParagraphFont" style:family="text">
      <style:text-properties style:font-name="Courier New" style:font-name-complex="Courier New" fo:color="#3F7F7F" fo:font-size="10pt" style:font-size-asian="10pt" style:font-size-complex="10pt" fo:language="et" fo:country="EE" style:language-complex="ar" style:country-complex="SA"/>
    </style:style>
    <style:style style:name="T682"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P683" style:parent-style-name="Normal" style:family="paragraph">
      <style:paragraph-properties style:text-autospace="none" fo:text-indent="0.4916in" fo:background-color="#D6E3BC"/>
    </style:style>
    <style:style style:name="T684"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685" style:parent-style-name="DefaultParagraphFont" style:family="text">
      <style:text-properties style:font-name="Courier New" style:font-name-complex="Courier New" fo:color="#3F7F7F" fo:font-size="10pt" style:font-size-asian="10pt" style:font-size-complex="10pt" fo:language="et" fo:country="EE" style:language-complex="ar" style:country-complex="SA"/>
    </style:style>
    <style:style style:name="T686"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687" style:parent-style-name="DefaultParagraphFont" style:family="text">
      <style:text-properties style:font-name="Courier New" style:font-name-complex="Courier New" fo:color="#000000" fo:font-size="10pt" style:font-size-asian="10pt" style:font-size-complex="10pt" fo:language="et" fo:country="EE" style:language-complex="ar" style:country-complex="SA"/>
    </style:style>
    <style:style style:name="T688"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689" style:parent-style-name="DefaultParagraphFont" style:family="text">
      <style:text-properties style:font-name="Courier New" style:font-name-complex="Courier New" fo:color="#3F7F7F" fo:font-size="10pt" style:font-size-asian="10pt" style:font-size-complex="10pt" fo:language="et" fo:country="EE" style:language-complex="ar" style:country-complex="SA"/>
    </style:style>
    <style:style style:name="T690"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P691" style:parent-style-name="Normal" style:family="paragraph">
      <style:paragraph-properties style:text-autospace="none" fo:text-indent="0.4916in" fo:background-color="#D6E3BC"/>
    </style:style>
    <style:style style:name="T692"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693" style:parent-style-name="DefaultParagraphFont" style:family="text">
      <style:text-properties style:font-name="Courier New" style:font-name-complex="Courier New" fo:color="#3F7F7F" fo:font-size="10pt" style:font-size-asian="10pt" style:font-size-complex="10pt" fo:language="et" fo:country="EE" style:language-complex="ar" style:country-complex="SA"/>
    </style:style>
    <style:style style:name="T694"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695" style:parent-style-name="DefaultParagraphFont" style:family="text">
      <style:text-properties style:font-name="Courier New" style:font-name-complex="Courier New" fo:color="#000000" fo:font-size="10pt" style:font-size-asian="10pt" style:font-size-complex="10pt" fo:language="et" fo:country="EE" style:language-complex="ar" style:country-complex="SA"/>
    </style:style>
    <style:style style:name="T696"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697" style:parent-style-name="DefaultParagraphFont" style:family="text">
      <style:text-properties style:font-name="Courier New" style:font-name-complex="Courier New" fo:color="#3F7F7F" fo:font-size="10pt" style:font-size-asian="10pt" style:font-size-complex="10pt" fo:language="et" fo:country="EE" style:language-complex="ar" style:country-complex="SA"/>
    </style:style>
    <style:style style:name="T698"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P699" style:parent-style-name="Normal" style:family="paragraph">
      <style:paragraph-properties style:text-autospace="none" fo:text-indent="0.4916in" fo:background-color="#D6E3BC"/>
    </style:style>
    <style:style style:name="T700"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701" style:parent-style-name="DefaultParagraphFont" style:family="text">
      <style:text-properties style:font-name="Courier New" style:font-name-complex="Courier New" fo:color="#3F7F7F" fo:font-size="10pt" style:font-size-asian="10pt" style:font-size-complex="10pt" fo:language="et" fo:country="EE" style:language-complex="ar" style:country-complex="SA"/>
    </style:style>
    <style:style style:name="T702"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703" style:parent-style-name="DefaultParagraphFont" style:family="text">
      <style:text-properties style:font-name="Courier New" style:font-name-complex="Courier New" fo:color="#000000" fo:font-size="10pt" style:font-size-asian="10pt" style:font-size-complex="10pt" fo:language="et" fo:country="EE" style:language-complex="ar" style:country-complex="SA"/>
    </style:style>
    <style:style style:name="T704"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705" style:parent-style-name="DefaultParagraphFont" style:family="text">
      <style:text-properties style:font-name="Courier New" style:font-name-complex="Courier New" fo:color="#3F7F7F" fo:font-size="10pt" style:font-size-asian="10pt" style:font-size-complex="10pt" fo:language="et" fo:country="EE" style:language-complex="ar" style:country-complex="SA"/>
    </style:style>
    <style:style style:name="T706"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P707" style:parent-style-name="Normal" style:family="paragraph">
      <style:paragraph-properties style:text-autospace="none" fo:text-indent="0.4916in" fo:background-color="#D6E3BC"/>
    </style:style>
    <style:style style:name="T708"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709" style:parent-style-name="DefaultParagraphFont" style:family="text">
      <style:text-properties style:font-name="Courier New" style:font-name-complex="Courier New" fo:color="#3F7F7F" fo:font-size="10pt" style:font-size-asian="10pt" style:font-size-complex="10pt" fo:language="et" fo:country="EE" style:language-complex="ar" style:country-complex="SA"/>
    </style:style>
    <style:style style:name="T710"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711" style:parent-style-name="DefaultParagraphFont" style:family="text">
      <style:text-properties style:font-name="Courier New" style:font-name-complex="Courier New" fo:color="#000000" fo:font-size="10pt" style:font-size-asian="10pt" style:font-size-complex="10pt" fo:language="et" fo:country="EE" style:language-complex="ar" style:country-complex="SA"/>
    </style:style>
    <style:style style:name="T712"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713" style:parent-style-name="DefaultParagraphFont" style:family="text">
      <style:text-properties style:font-name="Courier New" style:font-name-complex="Courier New" fo:color="#3F7F7F" fo:font-size="10pt" style:font-size-asian="10pt" style:font-size-complex="10pt" fo:language="et" fo:country="EE" style:language-complex="ar" style:country-complex="SA"/>
    </style:style>
    <style:style style:name="T714"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P715" style:parent-style-name="Normal" style:family="paragraph">
      <style:paragraph-properties style:text-autospace="none" fo:background-color="#D6E3BC"/>
    </style:style>
    <style:style style:name="T716"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717" style:parent-style-name="DefaultParagraphFont" style:family="text">
      <style:text-properties style:font-name="Courier New" style:font-name-complex="Courier New" fo:color="#3F7F7F" fo:font-size="10pt" style:font-size-asian="10pt" style:font-size-complex="10pt" fo:language="et" fo:country="EE" style:language-complex="ar" style:country-complex="SA"/>
    </style:style>
    <style:style style:name="T718"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P719" style:parent-style-name="Normal" style:family="paragraph">
      <style:paragraph-properties style:text-autospace="none" fo:background-color="#D6E3BC"/>
    </style:style>
    <style:style style:name="T720"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721" style:parent-style-name="DefaultParagraphFont" style:family="text">
      <style:text-properties style:font-name="Courier New" style:font-name-complex="Courier New" fo:color="#3F7F7F" fo:font-size="10pt" style:font-size-asian="10pt" style:font-size-complex="10pt" fo:language="et" fo:country="EE" style:language-complex="ar" style:country-complex="SA"/>
    </style:style>
    <style:style style:name="T722"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P723" style:parent-style-name="Normal" style:family="paragraph">
      <style:paragraph-properties style:text-autospace="none" fo:background-color="#D6E3BC"/>
    </style:style>
    <style:style style:name="T724"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P725" style:parent-style-name="Normal" style:family="paragraph">
      <style:paragraph-properties fo:background-color="#D6E3BC"/>
    </style:style>
    <style:style style:name="T726"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T727" style:parent-style-name="DefaultParagraphFont" style:family="text">
      <style:text-properties style:font-name="Courier New" style:font-name-complex="Courier New" fo:color="#3F7F7F" fo:font-size="10pt" style:font-size-asian="10pt" style:font-size-complex="10pt" fo:background-color="#C0C0C0" fo:language="et" fo:country="EE" style:language-complex="ar" style:country-complex="SA"/>
    </style:style>
    <style:style style:name="T728" style:parent-style-name="DefaultParagraphFont" style:family="text">
      <style:text-properties style:font-name="Courier New" style:font-name-complex="Courier New" fo:color="#008080" fo:font-size="10pt" style:font-size-asian="10pt" style:font-size-complex="10pt" fo:language="et" fo:country="EE" style:language-complex="ar" style:country-complex="SA"/>
    </style:style>
    <style:style style:name="P729" style:parent-style-name="Normal" style:family="paragraph">
      <style:text-properties fo:language="et" fo:country="EE" style:language-complex="ar" style:country-complex="SA"/>
    </style:style>
    <style:style style:name="P730" style:parent-style-name="Normal" style:family="paragraph">
      <style:text-properties fo:language="et" fo:country="EE" style:language-complex="ar" style:country-complex="SA"/>
    </style:style>
    <style:style style:name="T731" style:parent-style-name="DefaultParagraphFont" style:family="text">
      <style:text-properties fo:font-weight="bold" style:font-weight-asian="bold" fo:language="et" fo:country="EE" style:language-complex="ar" style:country-complex="SA"/>
    </style:style>
    <style:style style:name="T732" style:parent-style-name="DefaultParagraphFont" style:family="text">
      <style:text-properties fo:language="et" fo:country="EE" style:language-complex="ar" style:country-complex="SA"/>
    </style:style>
    <style:style style:name="T733" style:parent-style-name="DefaultParagraphFont" style:family="text">
      <style:text-properties fo:font-style="italic" style:font-style-asian="italic" fo:language="et" fo:country="EE" style:language-complex="ar" style:country-complex="SA"/>
    </style:style>
    <style:style style:name="T734" style:parent-style-name="DefaultParagraphFont" style:family="text">
      <style:text-properties fo:language="et" fo:country="EE" style:language-complex="ar" style:country-complex="SA"/>
    </style:style>
    <style:style style:name="T735" style:parent-style-name="DefaultParagraphFont" style:family="text">
      <style:text-properties fo:font-style="italic" style:font-style-asian="italic" fo:language="et" fo:country="EE" style:language-complex="ar" style:country-complex="SA"/>
    </style:style>
    <style:style style:name="T736" style:parent-style-name="DefaultParagraphFont" style:family="text">
      <style:text-properties fo:language="et" fo:country="EE" style:language-complex="ar" style:country-complex="SA"/>
    </style:style>
    <style:style style:name="T737" style:parent-style-name="DefaultParagraphFont" style:family="text">
      <style:text-properties fo:language="et" fo:country="EE" style:language-complex="ar" style:country-complex="SA"/>
    </style:style>
    <style:style style:name="T738" style:parent-style-name="DefaultParagraphFont" style:family="text">
      <style:text-properties fo:font-style="italic" style:font-style-asian="italic" fo:language="et" fo:country="EE" style:language-complex="ar" style:country-complex="SA"/>
    </style:style>
    <style:style style:name="T739" style:parent-style-name="DefaultParagraphFont" style:family="text">
      <style:text-properties fo:language="et" fo:country="EE" style:language-complex="ar" style:country-complex="SA"/>
    </style:style>
    <style:style style:name="P740" style:parent-style-name="Normal" style:family="paragraph">
      <style:text-properties fo:language="et" fo:country="EE" style:language-complex="ar" style:country-complex="SA"/>
    </style:style>
    <style:style style:name="T741" style:parent-style-name="DefaultParagraphFont" style:family="text">
      <style:text-properties fo:font-weight="bold" style:font-weight-asian="bold" fo:language="et" fo:country="EE" style:language-complex="ar" style:country-complex="SA"/>
    </style:style>
    <style:style style:name="T742" style:parent-style-name="DefaultParagraphFont" style:family="text">
      <style:text-properties fo:language="et" fo:country="EE" style:language-complex="ar" style:country-complex="SA"/>
    </style:style>
    <style:style style:name="T743" style:parent-style-name="DefaultParagraphFont" style:family="text">
      <style:text-properties fo:language="et" fo:country="EE" style:language-complex="ar" style:country-complex="SA"/>
    </style:style>
    <style:style style:name="T744" style:parent-style-name="DefaultParagraphFont" style:family="text">
      <style:text-properties fo:language="et" fo:country="EE" style:language-complex="ar" style:country-complex="SA"/>
    </style:style>
    <style:style style:name="T745" style:parent-style-name="DefaultParagraphFont" style:family="text">
      <style:text-properties fo:language="et" fo:country="EE" style:language-complex="ar" style:country-complex="SA"/>
    </style:style>
    <style:style style:name="T746" style:parent-style-name="DefaultParagraphFont" style:family="text">
      <style:text-properties fo:font-style="italic" style:font-style-asian="italic" fo:language="et" fo:country="EE" style:language-complex="ar" style:country-complex="SA"/>
    </style:style>
    <style:style style:name="T747" style:parent-style-name="DefaultParagraphFont" style:family="text">
      <style:text-properties fo:language="et" fo:country="EE" style:language-complex="ar" style:country-complex="SA"/>
    </style:style>
    <style:style style:name="T748" style:parent-style-name="DefaultParagraphFont" style:family="text">
      <style:text-properties fo:language="et" fo:country="EE" style:language-complex="ar" style:country-complex="SA"/>
    </style:style>
    <style:style style:name="T749" style:parent-style-name="DefaultParagraphFont" style:family="text">
      <style:text-properties fo:language="et" fo:country="EE" style:language-complex="ar" style:country-complex="SA"/>
    </style:style>
    <style:style style:name="T750" style:parent-style-name="DefaultParagraphFont" style:family="text">
      <style:text-properties fo:language="et" fo:country="EE" style:language-complex="ar" style:country-complex="SA"/>
    </style:style>
    <style:style style:name="T751" style:parent-style-name="DefaultParagraphFont" style:family="text">
      <style:text-properties fo:font-style="italic" style:font-style-asian="italic" fo:language="et" fo:country="EE" style:language-complex="ar" style:country-complex="SA"/>
    </style:style>
    <style:style style:name="T752" style:parent-style-name="DefaultParagraphFont" style:family="text">
      <style:text-properties fo:language="et" fo:country="EE" style:language-complex="ar" style:country-complex="SA"/>
    </style:style>
    <style:style style:name="T753" style:parent-style-name="DefaultParagraphFont" style:family="text">
      <style:text-properties fo:font-style="italic" style:font-style-asian="italic" fo:language="et" fo:country="EE" style:language-complex="ar" style:country-complex="SA"/>
    </style:style>
    <style:style style:name="T754" style:parent-style-name="DefaultParagraphFont" style:family="text">
      <style:text-properties fo:language="et" fo:country="EE" style:language-complex="ar" style:country-complex="SA"/>
    </style:style>
    <style:style style:name="T755" style:parent-style-name="DefaultParagraphFont" style:family="text">
      <style:text-properties fo:font-style="italic" style:font-style-asian="italic" fo:language="et" fo:country="EE" style:language-complex="ar" style:country-complex="SA"/>
    </style:style>
    <style:style style:name="T756" style:parent-style-name="DefaultParagraphFont" style:family="text">
      <style:text-properties fo:language="et" fo:country="EE" style:language-complex="ar" style:country-complex="SA"/>
    </style:style>
    <style:style style:name="T757" style:parent-style-name="DefaultParagraphFont" style:family="text">
      <style:text-properties fo:language="et" fo:country="EE" style:language-complex="ar" style:country-complex="SA"/>
    </style:style>
    <style:style style:name="T758" style:parent-style-name="DefaultParagraphFont" style:family="text">
      <style:text-properties fo:font-style="italic" style:font-style-asian="italic" fo:language="et" fo:country="EE" style:language-complex="ar" style:country-complex="SA"/>
    </style:style>
    <style:style style:name="T759" style:parent-style-name="DefaultParagraphFont" style:family="text">
      <style:text-properties fo:language="et" fo:country="EE" style:language-complex="ar" style:country-complex="SA"/>
    </style:style>
    <style:style style:name="T760" style:parent-style-name="DefaultParagraphFont" style:family="text">
      <style:text-properties fo:font-style="italic" style:font-style-asian="italic" fo:language="et" fo:country="EE" style:language-complex="ar" style:country-complex="SA"/>
    </style:style>
    <style:style style:name="T761" style:parent-style-name="DefaultParagraphFont" style:family="text">
      <style:text-properties fo:language="et" fo:country="EE" style:language-complex="ar" style:country-complex="SA"/>
    </style:style>
    <style:style style:name="P762" style:parent-style-name="Normal" style:family="paragraph">
      <style:text-properties fo:language="et" fo:country="EE" style:language-complex="ar" style:country-complex="SA"/>
    </style:style>
    <style:style style:name="P763" style:parent-style-name="Heading1" style:family="paragraph">
      <style:text-properties fo:language="et" fo:country="EE" style:language-complex="ar" style:country-complex="SA"/>
    </style:style>
    <style:style style:name="T764" style:parent-style-name="DefaultParagraphFont" style:family="text">
      <style:text-properties fo:language="et" fo:country="EE" style:language-complex="ar" style:country-complex="SA"/>
    </style:style>
    <style:style style:name="T765" style:parent-style-name="DefaultParagraphFont" style:family="text">
      <style:text-properties fo:language="et" fo:country="EE" style:language-complex="ar" style:country-complex="SA"/>
    </style:style>
    <style:style style:name="T766" style:parent-style-name="DefaultParagraphFont" style:family="text">
      <style:text-properties fo:language="et" fo:country="EE" style:language-complex="ar" style:country-complex="SA"/>
    </style:style>
    <style:style style:name="T767" style:parent-style-name="DefaultParagraphFont" style:family="text">
      <style:text-properties fo:language="et" fo:country="EE" style:language-complex="ar" style:country-complex="SA"/>
    </style:style>
    <style:style style:name="T768" style:parent-style-name="DefaultParagraphFont" style:family="text">
      <style:text-properties fo:language="et" fo:country="EE" style:language-complex="ar" style:country-complex="SA"/>
    </style:style>
    <style:style style:name="T769" style:parent-style-name="DefaultParagraphFont" style:family="text">
      <style:text-properties fo:language="et" fo:country="EE" style:language-complex="ar" style:country-complex="SA"/>
    </style:style>
    <style:style style:name="P770" style:parent-style-name="Heading2" style:family="paragraph">
      <style:text-properties fo:language="et" fo:country="EE" style:language-complex="ar" style:country-complex="SA"/>
    </style:style>
    <style:style style:name="T771" style:parent-style-name="DefaultParagraphFont" style:family="text">
      <style:text-properties fo:language="et" fo:country="EE" style:language-complex="ar" style:country-complex="SA"/>
    </style:style>
    <style:style style:name="T772" style:parent-style-name="DefaultParagraphFont" style:family="text">
      <style:text-properties fo:language="et" fo:country="EE" style:language-complex="ar" style:country-complex="SA"/>
    </style:style>
    <style:style style:name="T773" style:parent-style-name="DefaultParagraphFont" style:family="text">
      <style:text-properties fo:language="et" fo:country="EE" style:language-complex="ar" style:country-complex="SA"/>
    </style:style>
    <style:style style:name="T774" style:parent-style-name="DefaultParagraphFont" style:family="text">
      <style:text-properties fo:language="et" fo:country="EE" style:language-complex="ar" style:country-complex="SA"/>
    </style:style>
    <style:style style:name="P775" style:parent-style-name="Normal" style:family="paragraph">
      <style:text-properties fo:language="et" fo:country="EE" style:language-complex="ar" style:country-complex="SA"/>
    </style:style>
    <style:style style:name="TableColumn777" style:family="table-column">
      <style:table-column-properties style:column-width="3.1986in"/>
    </style:style>
    <style:style style:name="TableColumn778" style:family="table-column">
      <style:table-column-properties style:column-width="3.1986in"/>
    </style:style>
    <style:style style:name="Table776" style:family="table">
      <style:table-properties style:width="6.3972in" fo:margin-left="0in" table:align="left"/>
    </style:style>
    <style:style style:name="TableRow779" style:family="table-row">
      <style:table-row-properties/>
    </style:style>
    <style:style style:name="TableCell780" style:family="table-cell">
      <style:table-cell-properties fo:border="0.0069in solid #000000" fo:padding-top="0in" fo:padding-left="0.075in" fo:padding-bottom="0in" fo:padding-right="0.075in"/>
    </style:style>
    <style:style style:name="T781" style:parent-style-name="DefaultParagraphFont" style:family="text">
      <style:text-properties fo:font-weight="bold" style:font-weight-asian="bold" fo:font-size="11pt" style:font-size-asian="11pt" style:font-size-complex="11pt" fo:language="et" fo:country="EE" style:language-complex="ar" style:country-complex="SA"/>
    </style:style>
    <style:style style:name="TableCell782" style:family="table-cell">
      <style:table-cell-properties fo:border="0.0069in solid #000000" fo:padding-top="0in" fo:padding-left="0.075in" fo:padding-bottom="0in" fo:padding-right="0.075in"/>
    </style:style>
    <style:style style:name="T783" style:parent-style-name="DefaultParagraphFont" style:family="text">
      <style:text-properties fo:font-weight="bold" style:font-weight-asian="bold" fo:font-size="11pt" style:font-size-asian="11pt" style:font-size-complex="11pt" fo:language="et" fo:country="EE" style:language-complex="ar" style:country-complex="SA"/>
    </style:style>
    <style:style style:name="TableRow784" style:family="table-row">
      <style:table-row-properties/>
    </style:style>
    <style:style style:name="TableCell785" style:family="table-cell">
      <style:table-cell-properties fo:border="0.0069in solid #000000" fo:padding-top="0in" fo:padding-left="0.075in" fo:padding-bottom="0in" fo:padding-right="0.075in"/>
    </style:style>
    <style:style style:name="T786" style:parent-style-name="DefaultParagraphFont" style:family="text">
      <style:text-properties fo:font-size="11pt" style:font-size-asian="11pt" style:font-size-complex="11pt" fo:language="et" fo:country="EE" style:language-complex="ar" style:country-complex="SA"/>
    </style:style>
    <style:style style:name="TableCell787" style:family="table-cell">
      <style:table-cell-properties fo:border="0.0069in solid #000000" fo:padding-top="0in" fo:padding-left="0.075in" fo:padding-bottom="0in" fo:padding-right="0.075in"/>
    </style:style>
    <style:style style:name="T788" style:parent-style-name="DefaultParagraphFont" style:family="text">
      <style:text-properties fo:font-size="11pt" style:font-size-asian="11pt" style:font-size-complex="11pt" fo:language="et" fo:country="EE" style:language-complex="ar" style:country-complex="SA"/>
    </style:style>
    <style:style style:name="T789" style:parent-style-name="DefaultParagraphFont" style:family="text">
      <style:text-properties fo:font-size="11pt" style:font-size-asian="11pt" style:font-size-complex="11pt" fo:language="et" fo:country="EE" style:language-complex="ar" style:country-complex="SA"/>
    </style:style>
    <style:style style:name="TableRow790" style:family="table-row">
      <style:table-row-properties/>
    </style:style>
    <style:style style:name="TableCell791" style:family="table-cell">
      <style:table-cell-properties fo:border="0.0069in solid #000000" fo:padding-top="0in" fo:padding-left="0.075in" fo:padding-bottom="0in" fo:padding-right="0.075in"/>
    </style:style>
    <style:style style:name="T792" style:parent-style-name="DefaultParagraphFont" style:family="text">
      <style:text-properties fo:font-size="11pt" style:font-size-asian="11pt" style:font-size-complex="11pt" fo:language="et" fo:country="EE" style:language-complex="ar" style:country-complex="SA"/>
    </style:style>
    <style:style style:name="TableCell793" style:family="table-cell">
      <style:table-cell-properties fo:border="0.0069in solid #000000" fo:padding-top="0in" fo:padding-left="0.075in" fo:padding-bottom="0in" fo:padding-right="0.075in"/>
    </style:style>
    <style:style style:name="T794" style:parent-style-name="DefaultParagraphFont" style:family="text">
      <style:text-properties fo:font-size="11pt" style:font-size-asian="11pt" style:font-size-complex="11pt" fo:language="et" fo:country="EE" style:language-complex="ar" style:country-complex="SA"/>
    </style:style>
    <style:style style:name="T795" style:parent-style-name="DefaultParagraphFont" style:family="text">
      <style:text-properties fo:font-size="11pt" style:font-size-asian="11pt" style:font-size-complex="11pt" fo:language="et" fo:country="EE" style:language-complex="ar" style:country-complex="SA"/>
    </style:style>
    <style:style style:name="T796" style:parent-style-name="DefaultParagraphFont" style:family="text">
      <style:text-properties fo:font-size="11pt" style:font-size-asian="11pt" style:font-size-complex="11pt" fo:language="et" fo:country="EE" style:language-complex="ar" style:country-complex="SA"/>
    </style:style>
    <style:style style:name="T797" style:parent-style-name="DefaultParagraphFont" style:family="text">
      <style:text-properties fo:font-size="11pt" style:font-size-asian="11pt" style:font-size-complex="11pt" fo:language="et" fo:country="EE" style:language-complex="ar" style:country-complex="SA"/>
    </style:style>
    <style:style style:name="T798" style:parent-style-name="DefaultParagraphFont" style:family="text">
      <style:text-properties fo:font-size="11pt" style:font-size-asian="11pt" style:font-size-complex="11pt" fo:language="et" fo:country="EE" style:language-complex="ar" style:country-complex="SA"/>
    </style:style>
    <style:style style:name="T799" style:parent-style-name="DefaultParagraphFont" style:family="text">
      <style:text-properties fo:font-size="11pt" style:font-size-asian="11pt" style:font-size-complex="11pt" fo:language="et" fo:country="EE" style:language-complex="ar" style:country-complex="SA"/>
    </style:style>
    <style:style style:name="T800" style:parent-style-name="DefaultParagraphFont" style:family="text">
      <style:text-properties fo:font-size="11pt" style:font-size-asian="11pt" style:font-size-complex="11pt" fo:language="et" fo:country="EE" style:language-complex="ar" style:country-complex="SA"/>
    </style:style>
    <style:style style:name="TableRow801" style:family="table-row">
      <style:table-row-properties/>
    </style:style>
    <style:style style:name="TableCell802" style:family="table-cell">
      <style:table-cell-properties fo:border="0.0069in solid #000000" fo:padding-top="0in" fo:padding-left="0.075in" fo:padding-bottom="0in" fo:padding-right="0.075in"/>
    </style:style>
    <style:style style:name="T803" style:parent-style-name="DefaultParagraphFont" style:family="text">
      <style:text-properties fo:font-size="11pt" style:font-size-asian="11pt" style:font-size-complex="11pt" fo:language="et" fo:country="EE" style:language-complex="ar" style:country-complex="SA"/>
    </style:style>
    <style:style style:name="TableCell804" style:family="table-cell">
      <style:table-cell-properties fo:border="0.0069in solid #000000" fo:padding-top="0in" fo:padding-left="0.075in" fo:padding-bottom="0in" fo:padding-right="0.075in"/>
    </style:style>
    <style:style style:name="T805" style:parent-style-name="DefaultParagraphFont" style:family="text">
      <style:text-properties fo:font-size="11pt" style:font-size-asian="11pt" style:font-size-complex="11pt" fo:language="et" fo:country="EE" style:language-complex="ar" style:country-complex="SA"/>
    </style:style>
    <style:style style:name="T806" style:parent-style-name="DefaultParagraphFont" style:family="text">
      <style:text-properties fo:font-size="11pt" style:font-size-asian="11pt" style:font-size-complex="11pt" fo:language="et" fo:country="EE" style:language-complex="ar" style:country-complex="SA"/>
    </style:style>
    <style:style style:name="TableRow807" style:family="table-row">
      <style:table-row-properties/>
    </style:style>
    <style:style style:name="TableCell808" style:family="table-cell">
      <style:table-cell-properties fo:border="0.0069in solid #000000" fo:padding-top="0in" fo:padding-left="0.075in" fo:padding-bottom="0in" fo:padding-right="0.075in"/>
    </style:style>
    <style:style style:name="T809" style:parent-style-name="DefaultParagraphFont" style:family="text">
      <style:text-properties fo:font-size="11pt" style:font-size-asian="11pt" style:font-size-complex="11pt" fo:language="et" fo:country="EE" style:language-complex="ar" style:country-complex="SA"/>
    </style:style>
    <style:style style:name="TableCell810" style:family="table-cell">
      <style:table-cell-properties fo:border="0.0069in solid #000000" fo:padding-top="0in" fo:padding-left="0.075in" fo:padding-bottom="0in" fo:padding-right="0.075in"/>
    </style:style>
    <style:style style:name="T811" style:parent-style-name="DefaultParagraphFont" style:family="text">
      <style:text-properties fo:font-size="11pt" style:font-size-asian="11pt" style:font-size-complex="11pt" fo:language="et" fo:country="EE" style:language-complex="ar" style:country-complex="SA"/>
    </style:style>
    <style:style style:name="T812" style:parent-style-name="DefaultParagraphFont" style:family="text">
      <style:text-properties fo:font-size="11pt" style:font-size-asian="11pt" style:font-size-complex="11pt" fo:language="et" fo:country="EE" style:language-complex="ar" style:country-complex="SA"/>
    </style:style>
    <style:style style:name="T813" style:parent-style-name="DefaultParagraphFont" style:family="text">
      <style:text-properties fo:font-size="11pt" style:font-size-asian="11pt" style:font-size-complex="11pt" fo:language="et" fo:country="EE" style:language-complex="ar" style:country-complex="SA"/>
    </style:style>
    <style:style style:name="T814" style:parent-style-name="DefaultParagraphFont" style:family="text">
      <style:text-properties fo:font-size="11pt" style:font-size-asian="11pt" style:font-size-complex="11pt" fo:language="et" fo:country="EE" style:language-complex="ar" style:country-complex="SA"/>
    </style:style>
    <style:style style:name="TableRow815" style:family="table-row">
      <style:table-row-properties/>
    </style:style>
    <style:style style:name="TableCell816" style:family="table-cell">
      <style:table-cell-properties fo:border="0.0069in solid #000000" fo:padding-top="0in" fo:padding-left="0.075in" fo:padding-bottom="0in" fo:padding-right="0.075in"/>
    </style:style>
    <style:style style:name="T817" style:parent-style-name="DefaultParagraphFont" style:family="text">
      <style:text-properties fo:font-size="11pt" style:font-size-asian="11pt" style:font-size-complex="11pt" fo:language="et" fo:country="EE" style:language-complex="ar" style:country-complex="SA"/>
    </style:style>
    <style:style style:name="TableCell818" style:family="table-cell">
      <style:table-cell-properties fo:border="0.0069in solid #000000" fo:padding-top="0in" fo:padding-left="0.075in" fo:padding-bottom="0in" fo:padding-right="0.075in"/>
    </style:style>
    <style:style style:name="T819" style:parent-style-name="DefaultParagraphFont" style:family="text">
      <style:text-properties fo:font-size="11pt" style:font-size-asian="11pt" style:font-size-complex="11pt" fo:language="et" fo:country="EE" style:language-complex="ar" style:country-complex="SA"/>
    </style:style>
    <style:style style:name="T820" style:parent-style-name="DefaultParagraphFont" style:family="text">
      <style:text-properties fo:font-size="11pt" style:font-size-asian="11pt" style:font-size-complex="11pt" fo:language="et" fo:country="EE" style:language-complex="ar" style:country-complex="SA"/>
    </style:style>
    <style:style style:name="T821" style:parent-style-name="DefaultParagraphFont" style:family="text">
      <style:text-properties fo:font-size="11pt" style:font-size-asian="11pt" style:font-size-complex="11pt" fo:language="et" fo:country="EE" style:language-complex="ar" style:country-complex="SA"/>
    </style:style>
    <style:style style:name="TableRow822" style:family="table-row">
      <style:table-row-properties/>
    </style:style>
    <style:style style:name="TableCell823" style:family="table-cell">
      <style:table-cell-properties fo:border="0.0069in solid #000000" fo:padding-top="0in" fo:padding-left="0.075in" fo:padding-bottom="0in" fo:padding-right="0.075in"/>
    </style:style>
    <style:style style:name="T824" style:parent-style-name="DefaultParagraphFont" style:family="text">
      <style:text-properties fo:font-size="11pt" style:font-size-asian="11pt" style:font-size-complex="11pt" fo:language="et" fo:country="EE" style:language-complex="ar" style:country-complex="SA"/>
    </style:style>
    <style:style style:name="TableCell825" style:family="table-cell">
      <style:table-cell-properties fo:border="0.0069in solid #000000" fo:padding-top="0in" fo:padding-left="0.075in" fo:padding-bottom="0in" fo:padding-right="0.075in"/>
    </style:style>
    <style:style style:name="T826" style:parent-style-name="DefaultParagraphFont" style:family="text">
      <style:text-properties fo:font-size="11pt" style:font-size-asian="11pt" style:font-size-complex="11pt" fo:language="et" fo:country="EE" style:language-complex="ar" style:country-complex="SA"/>
    </style:style>
    <style:style style:name="T827" style:parent-style-name="DefaultParagraphFont" style:family="text">
      <style:text-properties fo:font-size="11pt" style:font-size-asian="11pt" style:font-size-complex="11pt" fo:language="et" fo:country="EE" style:language-complex="ar" style:country-complex="SA"/>
    </style:style>
    <style:style style:name="T828" style:parent-style-name="DefaultParagraphFont" style:family="text">
      <style:text-properties fo:font-size="11pt" style:font-size-asian="11pt" style:font-size-complex="11pt" fo:language="et" fo:country="EE" style:language-complex="ar" style:country-complex="SA"/>
    </style:style>
    <style:style style:name="T829" style:parent-style-name="DefaultParagraphFont" style:family="text">
      <style:text-properties fo:font-size="11pt" style:font-size-asian="11pt" style:font-size-complex="11pt" fo:language="et" fo:country="EE" style:language-complex="ar" style:country-complex="SA"/>
    </style:style>
    <style:style style:name="TableRow830" style:family="table-row">
      <style:table-row-properties/>
    </style:style>
    <style:style style:name="TableCell831" style:family="table-cell">
      <style:table-cell-properties fo:border="0.0069in solid #000000" fo:padding-top="0in" fo:padding-left="0.075in" fo:padding-bottom="0in" fo:padding-right="0.075in"/>
    </style:style>
    <style:style style:name="T832" style:parent-style-name="DefaultParagraphFont" style:family="text">
      <style:text-properties fo:font-size="11pt" style:font-size-asian="11pt" style:font-size-complex="11pt" fo:language="et" fo:country="EE" style:language-complex="ar" style:country-complex="SA"/>
    </style:style>
    <style:style style:name="TableCell833" style:family="table-cell">
      <style:table-cell-properties fo:border="0.0069in solid #000000" fo:padding-top="0in" fo:padding-left="0.075in" fo:padding-bottom="0in" fo:padding-right="0.075in"/>
    </style:style>
    <style:style style:name="T834" style:parent-style-name="DefaultParagraphFont" style:family="text">
      <style:text-properties fo:font-size="11pt" style:font-size-asian="11pt" style:font-size-complex="11pt" fo:language="et" fo:country="EE" style:language-complex="ar" style:country-complex="SA"/>
    </style:style>
    <style:style style:name="T835" style:parent-style-name="DefaultParagraphFont" style:family="text">
      <style:text-properties fo:font-size="11pt" style:font-size-asian="11pt" style:font-size-complex="11pt" fo:language="et" fo:country="EE" style:language-complex="ar" style:country-complex="SA"/>
    </style:style>
    <style:style style:name="T836" style:parent-style-name="DefaultParagraphFont" style:family="text">
      <style:text-properties fo:font-size="11pt" style:font-size-asian="11pt" style:font-size-complex="11pt" fo:language="et" fo:country="EE" style:language-complex="ar" style:country-complex="SA"/>
    </style:style>
    <style:style style:name="T837" style:parent-style-name="DefaultParagraphFont" style:family="text">
      <style:text-properties fo:font-size="11pt" style:font-size-asian="11pt" style:font-size-complex="11pt" fo:language="et" fo:country="EE" style:language-complex="ar" style:country-complex="SA"/>
    </style:style>
    <style:style style:name="T838" style:parent-style-name="DefaultParagraphFont" style:family="text">
      <style:text-properties fo:font-size="11pt" style:font-size-asian="11pt" style:font-size-complex="11pt" fo:language="et" fo:country="EE" style:language-complex="ar" style:country-complex="SA"/>
    </style:style>
    <style:style style:name="T839" style:parent-style-name="DefaultParagraphFont" style:family="text">
      <style:text-properties fo:font-size="11pt" style:font-size-asian="11pt" style:font-size-complex="11pt" fo:language="et" fo:country="EE" style:language-complex="ar" style:country-complex="SA"/>
    </style:style>
    <style:style style:name="TableRow840" style:family="table-row">
      <style:table-row-properties/>
    </style:style>
    <style:style style:name="TableCell841" style:family="table-cell">
      <style:table-cell-properties fo:border="0.0069in solid #000000" fo:padding-top="0in" fo:padding-left="0.075in" fo:padding-bottom="0in" fo:padding-right="0.075in"/>
    </style:style>
    <style:style style:name="T842" style:parent-style-name="DefaultParagraphFont" style:family="text">
      <style:text-properties fo:font-size="11pt" style:font-size-asian="11pt" style:font-size-complex="11pt" fo:language="et" fo:country="EE" style:language-complex="ar" style:country-complex="SA"/>
    </style:style>
    <style:style style:name="TableCell843" style:family="table-cell">
      <style:table-cell-properties fo:border="0.0069in solid #000000" fo:padding-top="0in" fo:padding-left="0.075in" fo:padding-bottom="0in" fo:padding-right="0.075in"/>
    </style:style>
    <style:style style:name="T844" style:parent-style-name="DefaultParagraphFont" style:family="text">
      <style:text-properties fo:font-size="11pt" style:font-size-asian="11pt" style:font-size-complex="11pt" fo:language="et" fo:country="EE" style:language-complex="ar" style:country-complex="SA"/>
    </style:style>
    <style:style style:name="T845" style:parent-style-name="DefaultParagraphFont" style:family="text">
      <style:text-properties fo:font-size="11pt" style:font-size-asian="11pt" style:font-size-complex="11pt" fo:language="et" fo:country="EE" style:language-complex="ar" style:country-complex="SA"/>
    </style:style>
    <style:style style:name="P846" style:parent-style-name="Normal" style:family="paragraph">
      <style:text-properties fo:language="et" fo:country="EE" style:language-complex="ar" style:country-complex="SA"/>
    </style:style>
    <style:style style:name="T847" style:parent-style-name="DefaultParagraphFont" style:family="text">
      <style:text-properties fo:language="et" fo:country="EE" style:language-complex="ar" style:country-complex="SA"/>
    </style:style>
    <style:style style:name="T848" style:parent-style-name="Hyperlink" style:family="text">
      <style:text-properties fo:language="et" fo:country="EE" style:language-complex="ar" style:country-complex="SA"/>
    </style:style>
    <style:style style:name="T849" style:parent-style-name="DefaultParagraphFont" style:family="text">
      <style:text-properties fo:language="et" fo:country="EE" style:language-complex="ar" style:country-complex="SA"/>
    </style:style>
    <style:style style:name="T850" style:parent-style-name="DefaultParagraphFont" style:family="text">
      <style:text-properties fo:language="et" fo:country="EE" style:language-complex="ar" style:country-complex="SA"/>
    </style:style>
    <style:style style:name="T851" style:parent-style-name="DefaultParagraphFont" style:family="text">
      <style:text-properties fo:language="et" fo:country="EE" style:language-complex="ar" style:country-complex="SA"/>
    </style:style>
    <style:style style:name="T852" style:parent-style-name="DefaultParagraphFont" style:family="text">
      <style:text-properties fo:font-weight="bold" style:font-weight-asian="bold" fo:language="et" fo:country="EE" style:language-complex="ar" style:country-complex="SA"/>
    </style:style>
    <style:style style:name="T853" style:parent-style-name="DefaultParagraphFont" style:family="text">
      <style:text-properties fo:language="et" fo:country="EE" style:language-complex="ar" style:country-complex="SA"/>
    </style:style>
    <style:style style:name="T854" style:parent-style-name="DefaultParagraphFont" style:family="text">
      <style:text-properties fo:language="et" fo:country="EE" style:language-complex="ar" style:country-complex="SA"/>
    </style:style>
    <style:style style:name="T855" style:parent-style-name="DefaultParagraphFont" style:family="text">
      <style:text-properties fo:language="et" fo:country="EE" style:language-complex="ar" style:country-complex="SA"/>
    </style:style>
    <style:style style:name="T856" style:parent-style-name="DefaultParagraphFont" style:family="text">
      <style:text-properties fo:language="et" fo:country="EE" style:language-complex="ar" style:country-complex="SA"/>
    </style:style>
    <style:style style:name="P857" style:parent-style-name="Normal" style:family="paragraph">
      <style:text-properties fo:language="et" fo:country="EE" style:language-complex="ar" style:country-complex="SA"/>
    </style:style>
    <style:style style:name="P858" style:parent-style-name="Heading2" style:family="paragraph">
      <style:text-properties fo:language="et" fo:country="EE" style:language-complex="ar" style:country-complex="SA"/>
    </style:style>
    <style:style style:name="P859" style:parent-style-name="Normal" style:family="paragraph">
      <style:text-properties fo:language="et" fo:country="EE" style:language-complex="ar" style:country-complex="SA"/>
    </style:style>
    <style:style style:name="P860" style:parent-style-name="Normal" style:family="paragraph">
      <style:text-properties fo:language="et" fo:country="EE" style:language-complex="ar" style:country-complex="SA"/>
    </style:style>
    <style:style style:name="P861" style:parent-style-name="Normal" style:family="paragraph">
      <style:text-properties fo:language="et" fo:country="EE" style:language-complex="ar" style:country-complex="SA"/>
    </style:style>
    <style:style style:name="P862" style:parent-style-name="Normal" style:family="paragraph">
      <style:text-properties fo:language="et" fo:country="EE" style:language-complex="ar" style:country-complex="SA"/>
    </style:style>
    <style:style style:name="T863" style:parent-style-name="DefaultParagraphFont" style:family="text">
      <style:text-properties fo:language="et" fo:country="EE" style:language-complex="ar" style:country-complex="SA"/>
    </style:style>
    <style:style style:name="T864" style:parent-style-name="DefaultParagraphFont" style:family="text">
      <style:text-properties fo:font-style="italic" style:font-style-asian="italic" fo:language="et" fo:country="EE" style:language-complex="ar" style:country-complex="SA"/>
    </style:style>
    <style:style style:name="T865" style:parent-style-name="DefaultParagraphFont" style:family="text">
      <style:text-properties fo:language="et" fo:country="EE" style:language-complex="ar" style:country-complex="SA"/>
    </style:style>
    <style:style style:name="T866" style:parent-style-name="DefaultParagraphFont" style:family="text">
      <style:text-properties fo:language="et" fo:country="EE" style:language-complex="ar" style:country-complex="SA"/>
    </style:style>
    <style:style style:name="T867" style:parent-style-name="DefaultParagraphFont" style:family="text">
      <style:text-properties fo:font-style="italic" style:font-style-asian="italic"/>
    </style:style>
    <style:style style:name="P868" style:parent-style-name="Normal" style:family="paragraph">
      <style:text-properties fo:language="et" fo:country="EE" style:language-complex="ar" style:country-complex="SA"/>
    </style:style>
    <style:style style:name="P869" style:parent-style-name="Normal" style:family="paragraph">
      <style:text-properties fo:language="et" fo:country="EE" style:language-complex="ar" style:country-complex="SA"/>
    </style:style>
    <style:style style:name="P870" style:parent-style-name="Normal" style:family="paragraph">
      <style:text-properties fo:language="et" fo:country="EE" style:language-complex="ar" style:country-complex="SA"/>
    </style:style>
    <style:style style:name="TableColumn872" style:family="table-column">
      <style:table-column-properties style:column-width="3.1986in"/>
    </style:style>
    <style:style style:name="TableColumn873" style:family="table-column">
      <style:table-column-properties style:column-width="3.1986in"/>
    </style:style>
    <style:style style:name="Table871" style:family="table">
      <style:table-properties style:width="6.3972in" fo:margin-left="0in" table:align="left"/>
    </style:style>
    <style:style style:name="TableRow874" style:family="table-row">
      <style:table-row-properties/>
    </style:style>
    <style:style style:name="TableCell875" style:family="table-cell">
      <style:table-cell-properties fo:border="0.0069in solid #000000" fo:padding-top="0in" fo:padding-left="0.075in" fo:padding-bottom="0in" fo:padding-right="0.075in"/>
    </style:style>
    <style:style style:name="T876" style:parent-style-name="DefaultParagraphFont" style:family="text">
      <style:text-properties fo:font-weight="bold" style:font-weight-asian="bold" fo:font-size="11pt" style:font-size-asian="11pt" style:font-size-complex="11pt" fo:language="et" fo:country="EE" style:language-complex="ar" style:country-complex="SA"/>
    </style:style>
    <style:style style:name="TableCell877" style:family="table-cell">
      <style:table-cell-properties fo:border="0.0069in solid #000000" fo:padding-top="0in" fo:padding-left="0.075in" fo:padding-bottom="0in" fo:padding-right="0.075in"/>
    </style:style>
    <style:style style:name="T878" style:parent-style-name="DefaultParagraphFont" style:family="text">
      <style:text-properties fo:font-weight="bold" style:font-weight-asian="bold" fo:font-size="11pt" style:font-size-asian="11pt" style:font-size-complex="11pt" fo:language="et" fo:country="EE" style:language-complex="ar" style:country-complex="SA"/>
    </style:style>
    <style:style style:name="TableRow879" style:family="table-row">
      <style:table-row-properties/>
    </style:style>
    <style:style style:name="TableCell880" style:family="table-cell">
      <style:table-cell-properties fo:border="0.0069in solid #000000" fo:padding-top="0in" fo:padding-left="0.075in" fo:padding-bottom="0in" fo:padding-right="0.075in"/>
    </style:style>
    <style:style style:name="T881" style:parent-style-name="DefaultParagraphFont" style:family="text">
      <style:text-properties fo:font-size="11pt" style:font-size-asian="11pt" style:font-size-complex="11pt" fo:language="et" fo:country="EE" style:language-complex="ar" style:country-complex="SA"/>
    </style:style>
    <style:style style:name="TableCell882" style:family="table-cell">
      <style:table-cell-properties fo:border="0.0069in solid #000000" fo:padding-top="0in" fo:padding-left="0.075in" fo:padding-bottom="0in" fo:padding-right="0.075in"/>
    </style:style>
    <style:style style:name="T883" style:parent-style-name="DefaultParagraphFont" style:family="text">
      <style:text-properties fo:font-size="11pt" style:font-size-asian="11pt" style:font-size-complex="11pt" fo:language="et" fo:country="EE" style:language-complex="ar" style:country-complex="SA"/>
    </style:style>
    <style:style style:name="T884" style:parent-style-name="DefaultParagraphFont" style:family="text">
      <style:text-properties fo:font-size="11pt" style:font-size-asian="11pt" style:font-size-complex="11pt" fo:language="et" fo:country="EE" style:language-complex="ar" style:country-complex="SA"/>
    </style:style>
    <style:style style:name="T885" style:parent-style-name="DefaultParagraphFont" style:family="text">
      <style:text-properties fo:font-size="11pt" style:font-size-asian="11pt" style:font-size-complex="11pt" fo:language="et" fo:country="EE" style:language-complex="ar" style:country-complex="SA"/>
    </style:style>
    <style:style style:name="TableRow886" style:family="table-row">
      <style:table-row-properties/>
    </style:style>
    <style:style style:name="TableCell887" style:family="table-cell">
      <style:table-cell-properties fo:border="0.0069in solid #000000" fo:padding-top="0in" fo:padding-left="0.075in" fo:padding-bottom="0in" fo:padding-right="0.075in"/>
    </style:style>
    <style:style style:name="T888" style:parent-style-name="DefaultParagraphFont" style:family="text">
      <style:text-properties fo:font-size="11pt" style:font-size-asian="11pt" style:font-size-complex="11pt" fo:language="et" fo:country="EE" style:language-complex="ar" style:country-complex="SA"/>
    </style:style>
    <style:style style:name="TableCell889" style:family="table-cell">
      <style:table-cell-properties fo:border="0.0069in solid #000000" fo:padding-top="0in" fo:padding-left="0.075in" fo:padding-bottom="0in" fo:padding-right="0.075in"/>
    </style:style>
    <style:style style:name="T890" style:parent-style-name="DefaultParagraphFont" style:family="text">
      <style:text-properties fo:font-size="11pt" style:font-size-asian="11pt" style:font-size-complex="11pt" fo:language="et" fo:country="EE" style:language-complex="ar" style:country-complex="SA"/>
    </style:style>
    <style:style style:name="T891" style:parent-style-name="DefaultParagraphFont" style:family="text">
      <style:text-properties fo:font-size="11pt" style:font-size-asian="11pt" style:font-size-complex="11pt" fo:language="et" fo:country="EE" style:language-complex="ar" style:country-complex="SA"/>
    </style:style>
    <style:style style:name="TableRow892" style:family="table-row">
      <style:table-row-properties/>
    </style:style>
    <style:style style:name="TableCell893" style:family="table-cell">
      <style:table-cell-properties fo:border="0.0069in solid #000000" fo:padding-top="0in" fo:padding-left="0.075in" fo:padding-bottom="0in" fo:padding-right="0.075in"/>
    </style:style>
    <style:style style:name="T894" style:parent-style-name="DefaultParagraphFont" style:family="text">
      <style:text-properties fo:font-size="11pt" style:font-size-asian="11pt" style:font-size-complex="11pt" fo:language="et" fo:country="EE" style:language-complex="ar" style:country-complex="SA"/>
    </style:style>
    <style:style style:name="TableCell895" style:family="table-cell">
      <style:table-cell-properties fo:border="0.0069in solid #000000" fo:padding-top="0in" fo:padding-left="0.075in" fo:padding-bottom="0in" fo:padding-right="0.075in"/>
    </style:style>
    <style:style style:name="T896" style:parent-style-name="DefaultParagraphFont" style:family="text">
      <style:text-properties fo:font-size="11pt" style:font-size-asian="11pt" style:font-size-complex="11pt" fo:language="et" fo:country="EE" style:language-complex="ar" style:country-complex="SA"/>
    </style:style>
    <style:style style:name="TableRow897" style:family="table-row">
      <style:table-row-properties/>
    </style:style>
    <style:style style:name="TableCell898" style:family="table-cell">
      <style:table-cell-properties fo:border="0.0069in solid #000000" fo:padding-top="0in" fo:padding-left="0.075in" fo:padding-bottom="0in" fo:padding-right="0.075in"/>
    </style:style>
    <style:style style:name="T899" style:parent-style-name="DefaultParagraphFont" style:family="text">
      <style:text-properties fo:font-size="11pt" style:font-size-asian="11pt" style:font-size-complex="11pt" fo:language="et" fo:country="EE" style:language-complex="ar" style:country-complex="SA"/>
    </style:style>
    <style:style style:name="TableCell900" style:family="table-cell">
      <style:table-cell-properties fo:border="0.0069in solid #000000" fo:padding-top="0in" fo:padding-left="0.075in" fo:padding-bottom="0in" fo:padding-right="0.075in"/>
    </style:style>
    <style:style style:name="T901" style:parent-style-name="DefaultParagraphFont" style:family="text">
      <style:text-properties fo:font-size="11pt" style:font-size-asian="11pt" style:font-size-complex="11pt" fo:language="et" fo:country="EE" style:language-complex="ar" style:country-complex="SA"/>
    </style:style>
    <style:style style:name="TableRow902" style:family="table-row">
      <style:table-row-properties/>
    </style:style>
    <style:style style:name="TableCell903" style:family="table-cell">
      <style:table-cell-properties fo:border="0.0069in solid #000000" fo:padding-top="0in" fo:padding-left="0.075in" fo:padding-bottom="0in" fo:padding-right="0.075in"/>
    </style:style>
    <style:style style:name="T904" style:parent-style-name="DefaultParagraphFont" style:family="text">
      <style:text-properties fo:font-size="11pt" style:font-size-asian="11pt" style:font-size-complex="11pt" fo:language="et" fo:country="EE" style:language-complex="ar" style:country-complex="SA"/>
    </style:style>
    <style:style style:name="TableCell905" style:family="table-cell">
      <style:table-cell-properties fo:border="0.0069in solid #000000" fo:padding-top="0in" fo:padding-left="0.075in" fo:padding-bottom="0in" fo:padding-right="0.075in"/>
    </style:style>
    <style:style style:name="T906" style:parent-style-name="DefaultParagraphFont" style:family="text">
      <style:text-properties fo:font-size="11pt" style:font-size-asian="11pt" style:font-size-complex="11pt" fo:language="et" fo:country="EE" style:language-complex="ar" style:country-complex="SA"/>
    </style:style>
    <style:style style:name="T907" style:parent-style-name="DefaultParagraphFont" style:family="text">
      <style:text-properties fo:font-size="11pt" style:font-size-asian="11pt" style:font-size-complex="11pt" fo:language="et" fo:country="EE" style:language-complex="ar" style:country-complex="SA"/>
    </style:style>
    <style:style style:name="T908" style:parent-style-name="DefaultParagraphFont" style:family="text">
      <style:text-properties fo:font-size="11pt" style:font-size-asian="11pt" style:font-size-complex="11pt" fo:language="et" fo:country="EE" style:language-complex="ar" style:country-complex="SA"/>
    </style:style>
    <style:style style:name="TableRow909" style:family="table-row">
      <style:table-row-properties/>
    </style:style>
    <style:style style:name="TableCell910" style:family="table-cell">
      <style:table-cell-properties fo:border="0.0069in solid #000000" fo:padding-top="0in" fo:padding-left="0.075in" fo:padding-bottom="0in" fo:padding-right="0.075in"/>
    </style:style>
    <style:style style:name="T911" style:parent-style-name="DefaultParagraphFont" style:family="text">
      <style:text-properties fo:font-size="11pt" style:font-size-asian="11pt" style:font-size-complex="11pt" fo:language="et" fo:country="EE" style:language-complex="ar" style:country-complex="SA"/>
    </style:style>
    <style:style style:name="TableCell912" style:family="table-cell">
      <style:table-cell-properties fo:border="0.0069in solid #000000" fo:padding-top="0in" fo:padding-left="0.075in" fo:padding-bottom="0in" fo:padding-right="0.075in"/>
    </style:style>
    <style:style style:name="T913" style:parent-style-name="DefaultParagraphFont" style:family="text">
      <style:text-properties fo:font-size="11pt" style:font-size-asian="11pt" style:font-size-complex="11pt" fo:language="et" fo:country="EE" style:language-complex="ar" style:country-complex="SA"/>
    </style:style>
    <style:style style:name="T914" style:parent-style-name="DefaultParagraphFont" style:family="text">
      <style:text-properties fo:font-size="11pt" style:font-size-asian="11pt" style:font-size-complex="11pt" fo:language="et" fo:country="EE" style:language-complex="ar" style:country-complex="SA"/>
    </style:style>
    <style:style style:name="T915" style:parent-style-name="DefaultParagraphFont" style:family="text">
      <style:text-properties fo:font-size="11pt" style:font-size-asian="11pt" style:font-size-complex="11pt" fo:language="et" fo:country="EE" style:language-complex="ar" style:country-complex="SA"/>
    </style:style>
    <style:style style:name="TableRow916" style:family="table-row">
      <style:table-row-properties/>
    </style:style>
    <style:style style:name="TableCell917" style:family="table-cell">
      <style:table-cell-properties fo:border="0.0069in solid #000000" fo:padding-top="0in" fo:padding-left="0.075in" fo:padding-bottom="0in" fo:padding-right="0.075in"/>
    </style:style>
    <style:style style:name="T918" style:parent-style-name="DefaultParagraphFont" style:family="text">
      <style:text-properties fo:font-size="11pt" style:font-size-asian="11pt" style:font-size-complex="11pt" fo:language="et" fo:country="EE" style:language-complex="ar" style:country-complex="SA"/>
    </style:style>
    <style:style style:name="TableCell919" style:family="table-cell">
      <style:table-cell-properties fo:border="0.0069in solid #000000" fo:padding-top="0in" fo:padding-left="0.075in" fo:padding-bottom="0in" fo:padding-right="0.075in"/>
    </style:style>
    <style:style style:name="T920" style:parent-style-name="DefaultParagraphFont" style:family="text">
      <style:text-properties fo:font-size="11pt" style:font-size-asian="11pt" style:font-size-complex="11pt" fo:language="et" fo:country="EE" style:language-complex="ar" style:country-complex="SA"/>
    </style:style>
    <style:style style:name="T921" style:parent-style-name="DefaultParagraphFont" style:family="text">
      <style:text-properties fo:font-size="11pt" style:font-size-asian="11pt" style:font-size-complex="11pt" fo:language="et" fo:country="EE" style:language-complex="ar" style:country-complex="SA"/>
    </style:style>
    <style:style style:name="T922" style:parent-style-name="DefaultParagraphFont" style:family="text">
      <style:text-properties fo:font-size="11pt" style:font-size-asian="11pt" style:font-size-complex="11pt" fo:language="et" fo:country="EE" style:language-complex="ar" style:country-complex="SA"/>
    </style:style>
    <style:style style:name="P923" style:parent-style-name="Normal" style:family="paragraph">
      <style:text-properties fo:language="et" fo:country="EE" style:language-complex="ar" style:country-complex="SA"/>
    </style:style>
    <style:style style:family="graphic" style:name="a0" style:parent-style-name="Graphics">
      <style:graphic-properties fo:border="0.01042in none" fo:background-color="#ffffff" draw:opacity="100%" fo:clip="rect(0in 0in 0in 0in)" draw:luminance="0%" draw:contrast="0%" draw:image-opacity="100%"/>
    </style:style>
  </office:automatic-styles>
  <office:body>
    <office:text text:use-soft-page-breaks="true">
      <text:p text:style-name="P1"/>
      <text:p text:style-name="P2"/>
      <text:p text:style-name="P3"/>
      <text:p text:style-name="P4"/>
      <text:p text:style-name="P5"/>
      <text:p text:style-name="P6"/>
      <text:p text:style-name="P7"/>
      <text:p text:style-name="P8"><text:bookmark-start text:name="__RefHeading__2870_1589544000"/><text:bookmark-start text:name="_Toc269040692"/><text:bookmark-start text:name="_Toc269063708"/><text:bookmark-start text:name="_Toc269110312"/><text:bookmark-start text:name="_Toc275771490"/><text:bookmark-start text:name="_Toc275771539"/><text:bookmark-end text:name="__RefHeading__2870_1589544000"/>ADIT –<text:s/><text:bookmark-end text:name="_Toc269040692"/>Lahenduse kirjeldus<text:bookmark-end text:name="_Toc269063708"/><text:bookmark-end text:name="_Toc269110312"/><text:bookmark-end text:name="_Toc275771490"/><text:bookmark-end text:name="_Toc275771539"/></text:p>
      <text:p text:style-name="P9"/>
      <text:p text:style-name="P10">Versioon 1.1</text:p>
      <text:p text:style-name="P11"/>
      <text:table-of-content text:name="_TOC0">
        <text:table-of-content-source text:outline-level="9" text:use-outline-level="false" text:use-index-marks="false" text:use-index-source-styles="tru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Heading1"/>
            <text:index-source-style text:style-name="Title"/>
          </text:index-source-styles>
          <text:index-source-styles text:outline-level="2">
            <text:index-source-style text:style-name="Heading2"/>
            <text:index-source-style text:style-name="Subtitle"/>
          </text:index-source-styles>
          <text:index-source-styles text:outline-level="3">
            <text:index-source-style text:style-name="Heading3"/>
          </text:index-source-styles>
        </text:table-of-content-source>
        <text:index-body>
          <text:p text:style-name="P14"><text:a xlink:href="#_Toc275771539" office:target-frame-name="_top" xlink:show="replace"><text:span text:style-name="T15">ADIT – Lahenduse kirjeldus</text:span><text:tab/>1</text:a></text:p>
          <text:p text:style-name="P16"><text:a xlink:href="#_Toc275771540" office:target-frame-name="_top" xlink:show="replace"><text:span text:style-name="T17">Sissejuhatus</text:span><text:tab/>3</text:a></text:p>
          <text:p text:style-name="P18"><text:a xlink:href="#_Toc275771541" office:target-frame-name="_top" xlink:show="replace"><text:span text:style-name="T19">Kasutatud tehnoloogiad</text:span><text:tab/>3</text:a></text:p>
          <text:p text:style-name="P20"><text:a xlink:href="#_Toc275771542" office:target-frame-name="_top" xlink:show="replace"><text:span text:style-name="T21">Lahenduse arhitektuur ja ülesehitus</text:span><text:tab/>4</text:a></text:p>
          <text:p text:style-name="P22"><text:a xlink:href="#_Toc275771543" office:target-frame-name="_top" xlink:show="replace"><text:span text:style-name="T23">Seosed teiste infosüsteemidega</text:span><text:tab/>4</text:a></text:p>
          <text:p text:style-name="P24"><text:a xlink:href="#_Toc275771544" office:target-frame-name="_top" xlink:show="replace"><text:span text:style-name="T25">Teavituskalender ja riigiportaal</text:span><text:tab/>4</text:a></text:p>
          <text:p text:style-name="P26"><text:a xlink:href="#_Toc275771545" office:target-frame-name="_top" xlink:show="replace"><text:span text:style-name="T27">DVK liides</text:span><text:tab/>5</text:a></text:p>
          <text:p text:style-name="P28"><text:a xlink:href="#_Toc275771546" office:target-frame-name="_top" xlink:show="replace"><text:span text:style-name="T29">Tagasiside ja veateated</text:span><text:tab/>7</text:a></text:p>
          <text:p text:style-name="P30"><text:a xlink:href="#_Toc275771547" office:target-frame-name="_top" xlink:show="replace"><text:span text:style-name="T31">Logimine</text:span><text:tab/>8</text:a></text:p>
          <text:p text:style-name="P32"><text:a xlink:href="#_Toc275771548" office:target-frame-name="_top" xlink:show="replace"><text:span text:style-name="T33">Rakenduse logi</text:span><text:tab/>8</text:a></text:p>
          <text:p text:style-name="P34"><text:a xlink:href="#_Toc275771549" office:target-frame-name="_top" xlink:show="replace"><text:span text:style-name="T35">Andmebaasi logi</text:span><text:tab/>8</text:a></text:p>
          <text:p text:style-name="P36"><text:a xlink:href="#_Toc275771550" office:target-frame-name="_top" xlink:show="replace"><text:span text:style-name="T37">Arhitektuur</text:span><text:tab/>9</text:a></text:p>
          <text:p text:style-name="P38"><text:a xlink:href="#_Toc275771551" office:target-frame-name="_top" xlink:show="replace"><text:span text:style-name="T39">Monitooring</text:span><text:tab/>10</text:a></text:p>
          <text:p text:style-name="P40"><text:a xlink:href="#_Toc275771552" office:target-frame-name="_top" xlink:show="replace"><text:span text:style-name="T41">Aktiivne monitooring</text:span><text:tab/>10</text:a></text:p>
          <text:p text:style-name="P42"><text:a xlink:href="#_Toc275771553" office:target-frame-name="_top" xlink:show="replace"><text:span text:style-name="T43">Passiivne monitooring</text:span><text:tab/>11</text:a></text:p>
        </text:index-body>
      </text:table-of-content>
      <text:p text:style-name="P44"/>
      <text:p text:style-name="P45"/>
      <text:p text:style-name="P46"/>
      <text:p text:style-name="P47"/>
      <text:p text:style-name="P48"/>
      <text:p text:style-name="P49"/>
      <text:p text:style-name="P50"/>
      <text:p text:style-name="P51"/>
      <table:table table:style-name="Table52">
        <table:table-columns>
          <table:table-column table:style-name="TableColumn53"/>
          <table:table-column table:style-name="TableColumn54"/>
          <table:table-column table:style-name="TableColumn55"/>
          <table:table-column table:style-name="TableColumn56"/>
        </table:table-columns>
        <table:table-row table:style-name="TableRow57">
          <table:table-cell table:style-name="TableCell58">
            <text:p text:style-name="Normal"><text:span text:style-name="T59">Kuupäev</text:span></text:p>
          </table:table-cell>
          <table:table-cell table:style-name="TableCell60">
            <text:p text:style-name="Normal"><text:span text:style-name="T61">Versioon</text:span></text:p>
          </table:table-cell>
          <table:table-cell table:style-name="TableCell62">
            <text:p text:style-name="Normal"><text:span text:style-name="T63">Kirjeldus</text:span></text:p>
          </table:table-cell>
          <table:table-cell table:style-name="TableCell64">
            <text:p text:style-name="Normal"><text:span text:style-name="T65">Autor</text:span></text:p>
          </table:table-cell>
        </table:table-row>
        <table:table-row table:style-name="TableRow66">
          <table:table-cell table:style-name="TableCell67">
            <text:p text:style-name="Normal"><text:span text:style-name="T68">08.08.2010</text:span></text:p>
          </table:table-cell>
          <table:table-cell table:style-name="TableCell69">
            <text:p text:style-name="Normal"><text:span text:style-name="T70">1.0</text:span></text:p>
          </table:table-cell>
          <table:table-cell table:style-name="TableCell71">
            <text:p text:style-name="Normal"><text:span text:style-name="T72">Dokumendi loomine</text:span></text:p>
          </table:table-cell>
          <table:table-cell table:style-name="TableCell73">
            <text:p text:style-name="Normal"><text:span text:style-name="T74">Marko Kurm</text:span></text:p>
          </table:table-cell>
        </table:table-row>
        <table:table-row table:style-name="TableRow75">
          <table:table-cell table:style-name="TableCell76">
            <text:p text:style-name="Normal"><text:span text:style-name="T77">25.10.2010</text:span></text:p>
          </table:table-cell>
          <table:table-cell table:style-name="TableCell78">
            <text:p text:style-name="Normal"><text:span text:style-name="T79">1.1</text:span></text:p>
          </table:table-cell>
          <table:table-cell table:style-name="TableCell80">
            <text:p text:style-name="Normal"><text:span text:style-name="T81">Lisatud punkt „Mon</text:span><text:span text:style-name="T82">i</text:span><text:span text:style-name="T83">tooring“</text:span></text:p>
          </table:table-cell>
          <table:table-cell table:style-name="TableCell84">
            <text:p text:style-name="Normal"><text:span text:style-name="T85">Marko Kurm</text:span></text:p>
          </table:table-cell>
        </table:table-row>
      </table:table>
      <text:p text:style-name="P86"/>
      <text:h text:style-name="P87" text:outline-level="1"><text:bookmark-start text:name="__RefHeading__2872_1589544000"/><text:bookmark-start text:name="Toc_ID1EEIGK_2"/><text:bookmark-start text:name="_Toc269063709"/><text:bookmark-start text:name="_Toc269110313"/><text:bookmark-start text:name="_Toc275771491"/><text:bookmark-start text:name="_Toc275771540"/><text:bookmark-end text:name="__RefHeading__2872_1589544000"/>Sissejuhatus<text:bookmark-end text:name="Toc_ID1EEIGK_2"/><text:bookmark-end text:name="_Toc269063709"/><text:bookmark-end text:name="_Toc269110313"/><text:bookmark-end text:name="_Toc275771491"/><text:bookmark-end text:name="_Toc275771540"/></text:h>
      <text:p text:style-name="Normal"><text:span text:style-name="T88">ADIT (Avalike Dokumentide Infrastruktuuri Teenus) on infosüsteem, mille abil avaliku sektori<text:s/></text:span><text:span text:style-name="T89">infoüsteemid saavad vahetada dokumente ning hoida nende menetlusinfot. ADIT-iga suh</text:span><text:span text:style-name="T90">t</text:span><text:span text:style-name="T91">lemiseks kasutavad teised infosüsteemid veebiteenuseid. ADIT-il puudub kasutajaliides kuna ta on mõeldud puhtal kujul teenusena, mille peale erinevad portaalid saavad ise e</text:span><text:span text:style-name="T92">hitada k</text:span><text:span text:style-name="T93">a</text:span><text:span text:style-name="T94">sutajaliidese.</text:span></text:p>
      <text:h text:style-name="P95" text:outline-level="1"><text:bookmark-start text:name="__RefHeading__2874_1589544000"/><text:bookmark-start text:name="_Toc269063710"/><text:bookmark-start text:name="_Toc269110314"/><text:bookmark-start text:name="_Toc275771492"/><text:bookmark-start text:name="_Toc275771541"/><text:bookmark-end text:name="__RefHeading__2874_1589544000"/>Kasutatud tehnoloogiad<text:bookmark-end text:name="_Toc269063710"/><text:bookmark-end text:name="_Toc269110314"/><text:bookmark-end text:name="_Toc275771492"/><text:bookmark-end text:name="_Toc275771541"/></text:h>
      <text:p text:style-name="Normal"><text:span text:style-name="T96">ADIT rakendus on oma olemuselt veebirakendus, mis töötab Java rakendusserveris ning pu</text:span><text:span text:style-name="T97">b</text:span><text:span text:style-name="T98">litseerib erinevaid veebiteenuseid, mille abil saab süsteemi talletada dokumente ning neid teistele kasutajatele saata.<text:s/></text:span><text:span text:style-name="T99">Samuti käib veebiteenuste abil kasutajakontode haldamine – k</text:span><text:span text:style-name="T100">a</text:span><text:span text:style-name="T101">sutajakonto loomine, muutmine ja kustutamine. ADIT teenused on mõeldud kasutamiseks üle X-tee – s.t. ADIT rakendus eeldab, et veebiteenuse päringu juures on määratud X-tee päised. Järgneb ADIT la</text:span><text:span text:style-name="T102">henduse loomise juures kasutatud tehnoloogiate ja raamistike tu</text:span><text:span text:style-name="T103">t</text:span><text:span text:style-name="T104">vustus.</text:span></text:p>
      <text:p text:style-name="P105"/>
      <text:p text:style-name="Normal"><text:span text:style-name="T106">Spring Web Services</text:span><text:span text:style-name="T107"><text:s/>– lahenduse kokkupanemiseks ja veebiteenuste loomiseks (</text:span><text:a xlink:href="http://static.springsource.org/spring-ws/sites/1.5/" office:target-frame-name="_top" xlink:show="replace"><text:span text:style-name="T108">http://static.springsource.org/spring-</text:span><text:span text:style-name="T109">ws/sites/1.5/</text:span></text:a><text:span text:style-name="T110">)</text:span></text:p>
      <text:p text:style-name="P111"/>
      <text:p text:style-name="Normal"><text:span text:style-name="T112">X-tee teek</text:span><text:span text:style-name="T113"><text:s/>– Spring Web Services teegiga ühilduv X-tee spetsiifiline abiteek, mis võimaldab tarbida ja publitseerida X-tee nõuetele vastavaid veebiteenuseid (</text:span><text:a xlink:href="http://www.ria.ee/arendusvahendid" office:target-frame-name="_top" xlink:show="replace"><text:span text:style-name="T114">http://www.ria.ee/arendusvahend</text:span><text:span text:style-name="T115">id</text:span></text:a><text:span text:style-name="T116">)</text:span></text:p>
      <text:p text:style-name="P117"/>
      <text:p text:style-name="Normal"><text:span text:style-name="T118">DVK-API</text:span><text:span text:style-name="T119"><text:s/>– DVK universaalkliendiga suhtlemise lihtsustamiseks mõeldud Java teek (</text:span><text:a xlink:href="http://www.ria.ee/dvk-arendamine" office:target-frame-name="_top" xlink:show="replace"><text:span text:style-name="T120">http://www.ria.ee/dvk-arendamine</text:span></text:a><text:span text:style-name="T121">)</text:span></text:p>
      <text:p text:style-name="P122"/>
      <text:p text:style-name="Normal"><text:span text:style-name="T123">Castor</text:span><text:span text:style-name="T124"><text:s/>– XML marshaller,mis võimaldab lihtsalt teisendada XML-i Java objektideks ja<text:s/></text:span><text:span text:style-name="T125">vast</text:span><text:span text:style-name="T126">u</text:span><text:span text:style-name="T127">pidi (</text:span><text:a xlink:href="http://www.castor.org/" office:target-frame-name="_top" xlink:show="replace"><text:span text:style-name="T128">http://www.castor.org/</text:span></text:a><text:span text:style-name="T129">)</text:span></text:p>
      <text:p text:style-name="P130"/>
      <text:p text:style-name="Normal"><text:span text:style-name="T131">Hibernate ORM</text:span><text:span text:style-name="T132"><text:s/>– andmebaasiliidese loomiseks ja andmebaasiobjektide teisendamiseks Java objektideks (</text:span><text:a xlink:href="http://www.hibernate.org/" office:target-frame-name="_top" xlink:show="replace"><text:span text:style-name="T133">http://www.hibernate.org/</text:span></text:a><text:span text:style-name="T134">)</text:span></text:p>
      <text:p text:style-name="P135"/>
      <text:p text:style-name="Normal"><text:span text:style-name="T136">Jdigidoc</text:span><text:span text:style-name="T137"><text:s/></text:span><text:span text:style-name="T138">– digitaalallkirjastamise abiteek. Teek pakub funktsionaalsust DIGIDOC-XML 1.3, 1.2 ja 1.1 formaadis digitaalselt allkirjastatud failide loomiseks, lugemiseks, allkirjastamiseks, kehtivuskinnituse hankimiseks ja allkirjade ning kehtivuskinnituste kontrolli</text:span><text:span text:style-name="T139">ks (</text:span><text:a xlink:href="http://www.sk.ee/" office:target-frame-name="_top" xlink:show="replace"><text:span text:style-name="T140">http://www.sk.ee</text:span></text:a><text:span text:style-name="T141">)</text:span></text:p>
      <text:p text:style-name="P142"/>
      <text:p text:style-name="Normal"><text:span text:style-name="T143">Log4J</text:span><text:span text:style-name="T144"><text:s/>– rakenduse töö ja vigade logimist lihtsustav teek (</text:span><text:a xlink:href="http://logging.apache.org/log4j/" office:target-frame-name="_top" xlink:show="replace"><text:span text:style-name="T145">http://logging.apache.org/log4j/</text:span></text:a><text:span text:style-name="T146">)</text:span></text:p>
      <text:p text:style-name="P147"/>
      <text:p text:style-name="Normal"><text:span text:style-name="T148">Quartz</text:span><text:span text:style-name="T149"><text:s/>– ajatatud toimingute käivitamise abiteek. Võima</text:span><text:span text:style-name="T150">ldab perioodiliselt käivitada erin</text:span><text:span text:style-name="T151">e</text:span><text:span text:style-name="T152">vaid protsesse (</text:span><text:a xlink:href="http://www.quartz-scheduler.org/" office:target-frame-name="_top" xlink:show="replace"><text:span text:style-name="T153">http://www.quartz-scheduler.org/</text:span></text:a><text:span text:style-name="T154">)</text:span></text:p>
      <text:p text:style-name="P155"/>
      <text:p text:style-name="Normal"><text:span text:style-name="T156">Maven 2</text:span><text:span text:style-name="T157"><text:s/>– rakenduse ehitamiseks ja sõltuvuste (Java teegid) haldamiseks mõeldud abitar</text:span><text:span text:style-name="T158">k</text:span><text:span text:style-name="T159">vara (</text:span><text:a xlink:href="http://maven.apache.org/" office:target-frame-name="_top" xlink:show="replace"><text:span text:style-name="T160">http://maven.apache.org/</text:span></text:a><text:span text:style-name="T161">)</text:span></text:p>
      <text:h text:style-name="P162" text:outline-level="1"><text:bookmark-start text:name="__RefHeading__2876_1589544000"/><text:bookmark-start text:name="_Toc269063711"/><text:bookmark-start text:name="_Toc269110315"/><text:bookmark-start text:name="_Toc275771493"/><text:bookmark-start text:name="_Toc275771542"/><text:bookmark-end text:name="__RefHeading__2876_1589544000"/>Lahenduse arhitektuur ja ülesehitus<text:bookmark-end text:name="_Toc269063711"/><text:bookmark-end text:name="_Toc269110315"/><text:bookmark-end text:name="_Toc275771493"/><text:bookmark-end text:name="_Toc275771542"/></text:h>
      <text:h text:style-name="P163" text:outline-level="2"><text:bookmark-start text:name="__RefHeading__2878_1589544000"/><text:bookmark-start text:name="_Toc269063712"/><text:bookmark-start text:name="_Toc269110316"/><text:bookmark-start text:name="_Toc275771494"/><text:bookmark-start text:name="_Toc275771543"/><text:bookmark-end text:name="__RefHeading__2878_1589544000"/>Seosed teiste infosüsteemidega<text:bookmark-end text:name="_Toc269063712"/><text:bookmark-end text:name="_Toc269110316"/><text:bookmark-end text:name="_Toc275771494"/><text:bookmark-end text:name="_Toc275771543"/></text:h>
      <text:p text:style-name="P164">ADIT on liidestatud teavituskalendri ning DVK-ga.</text:p>
      <text:p text:style-name="P165"/>
      <text:p text:style-name="Normal"><text:span text:style-name="T166"><draw:frame draw:style-name="a0" draw:name="Picture 1" text:anchor-type="as-char" svg:x="0in" svg:y="0in" svg:width="6.3in" svg:height="2.54252in" style:rel-width="scale" style:rel-height="scale"><draw:image xlink:href="media/image1.emf" xlink:type="simple" xlink:show="embed" xlink:actuate="onLoad"/><svg:desc/></draw:frame></text:span></text:p>
      <text:h text:style-name="P167" text:outline-level="3"><text:bookmark-start text:name="__RefHeading__2880_1589544000"/><text:bookmark-start text:name="_Toc269063713"/><text:bookmark-start text:name="_Toc269110317"/><text:bookmark-start text:name="_Toc275771495"/><text:bookmark-start text:name="_Toc275771544"/><text:bookmark-end text:name="__RefHeading__2880_1589544000"/>Teavituskalender<text:bookmark-end text:name="_Toc269063713"/><text:bookmark-end text:name="_Toc269110317"/><text:s/>ja riigiportaal<text:bookmark-end text:name="_Toc275771495"/><text:bookmark-end text:name="_Toc275771544"/></text:h>
      <text:p text:style-name="P168">ADIT rakendus on üle X-tee seotud teavituskalendriga, mille abil saadetakse kasutajatele neile huvi pakkuvaid ADIT sündmuseid, mis on järgmised:</text:p>
      <text:p text:style-name="P169"/>
      <text:list text:style-name="LFO1" text:continue-numbering="true">
        <text:list-item>
          <text:p text:style-name="P170">Dokumendi saatmine</text:p>
        </text:list-item>
        <text:list-item>
          <text:p text:style-name="P171">Dokumendi jagamine ja jagamise lõpetamine</text:p>
        </text:list-item>
        <text:list-item>
          <text:p text:style-name="P172">Dokumendi vaatamine</text:p>
        </text:list-item>
        <text:list-item>
          <text:p text:style-name="P173">Dokumendi muutmine</text:p>
        </text:list-item>
        <text:list-item>
          <text:p text:style-name="P174">Dokumendi allkirjastamine</text:p>
        </text:list-item>
      </text:list>
      <text:p text:style-name="P175"/>
      <text:h text:style-name="P176" text:outline-level="4">Teavituste saatmine teavituskalendrisse</text:h>
      <text:p text:style-name="Normal"><text:span text:style-name="T177">ADIT<text:s/></text:span><text:span text:style-name="T178">kasutab teavituste saatmiseks teavituskalendrile veebiteenust „lisaSyndmus.v1“. Teav</text:span><text:span text:style-name="T179">i</text:span><text:span text:style-name="T180">tusi saadetakse kasutajatele, kellel on ADIT teenuses vastavat liiki teavituste (näiteks teavit</text:span><text:span text:style-name="T181">u</text:span><text:span text:style-name="T182">sed allkirjastamise kohta) edastamine aktiveeritud.</text:span></text:p>
      <text:p text:style-name="P183">ADIT lisab üldjuhul teavituskalendrisse teavituse niipea, kui vastav sündmus ADIT-is toimub. Lisaks toimub perioodilidelt selliste teavituste lisamine teavituskalendrisse, mida reaalajas ei õnnestunud mingil põhjusel lisada.</text:p>
      <text:p text:style-name="P184"/>
      <text:h text:style-name="P185" text:outline-level="4">Teavituste staatuse pärimine riigiportaalist</text:h>
      <text:p text:style-name="Normal"><text:span text:style-name="T186">ADIT and</text:span><text:span text:style-name="T187">mekogu päring getNotifications tagastab oma vastuses andmeid kahest andmek</text:span><text:span text:style-name="T188">o</text:span><text:span text:style-name="T189">gust – ADIT-ist ja riigiportaalist. S.t. getNotifications pöördub taustal riigiportaali andmekogu poole ja pärib sealt „tellimusteStaatus.v1“ päringuga, millised teavitused on antud</text:span><text:span text:style-name="T190"><text:s/>kasutajal tellitud ja millistele e-posti aadressidele need suunatakse.</text:span></text:p>
      <text:p text:style-name="P191"/>
      <text:p text:style-name="P192"/>
      <text:h text:style-name="P193" text:outline-level="3"><text:bookmark-start text:name="__RefHeading__2882_1589544000"/><text:bookmark-start text:name="_Toc269063714"/><text:bookmark-start text:name="_Toc269110318"/><text:bookmark-start text:name="_Toc275771496"/><text:bookmark-start text:name="_Toc275771545"/><text:bookmark-end text:name="__RefHeading__2882_1589544000"/>DVK liides<text:bookmark-end text:name="_Toc269063714"/><text:bookmark-end text:name="_Toc269110318"/><text:bookmark-end text:name="_Toc275771496"/><text:bookmark-end text:name="_Toc275771545"/></text:h>
      <text:p text:style-name="P194">ADIT rakendus kasutab dokumentide edastamisel ühe kanalina DVK tarkvara. Dokumendid liiguvad ADIT ja DVK vahel mõlemas suunas, mis tähendab, et ka dokumentide staatuste muudatusi on vaja mõlemapidiselt edastada.</text:p>
      <text:p text:style-name="Normal"><text:span text:style-name="T195">ADIT kasutab DVK universaalkliendi andmebaasiga suhtlemiseks DVK API-t, mis on spetsiaa</text:span><text:span text:style-name="T196">l</text:span><text:span text:style-name="T197">selt selleks otstarbeks loodud Java teek. DVK API kasutamiseks tuleb API juures seadistada DVK universaalkliendi andmebaasi ühe</text:span><text:span text:style-name="T198">nduse parameetrid.<text:s/></text:span><text:span text:style-name="T199"><text:line-break/></text:span><text:span text:style-name="T200">ADIT-i vajadus on saata juhtudel, kui saaja üks asutustest on DVK kasutaja, dokumente talle läbi DVK teenuse. Sellisel juhul on vaja teada ka kõiki dokumendi staatuse muudatusi, mis toimuvad DVK-s.</text:span><text:span text:style-name="T201"><text:line-break/></text:span><text:span text:style-name="T202">ADIT peab olema suuteline ka DVK-st tu</text:span><text:span text:style-name="T203">levaid dokumente vastu võtma ning oma andmet</text:span><text:span text:style-name="T204">a</text:span><text:span text:style-name="T205">belitesse paigutama. Sellisel juhul on oluline, et kui dokumendi staatus muutub ADIT-is, ka</text:span><text:span text:style-name="T206">n</text:span><text:span text:style-name="T207">duks see staatuse muudatus ka DVK-sse.</text:span></text:p>
      <text:p text:style-name="P208"/>
      <text:h text:style-name="P209" text:outline-level="4">Dokumendi saatmine DVK-le</text:h>
      <text:p text:style-name="Normal"><text:span text:style-name="T210">Kui ADIT rakendusest saadetakse dokument (kutsutakse<text:s/></text:span><text:span text:style-name="T211">välja veebiteenus „sendDocument()“) adressaadile, siis saatmisele eelnevalt kontrollitakse, kas adressaat on liitunud DVK-ga. Kui vastus on positiivne, saadetaksegi dokument sellele konkreetsele adre</text:span><text:span text:style-name="T212">s</text:span><text:span text:style-name="T213">saadile DVK kaudu. See tähendab seda, et saadetava dokum</text:span><text:span text:style-name="T214">endi andmete põhjal koostata</text:span><text:span text:style-name="T215">k</text:span><text:span text:style-name="T216">se DVK versioon 2 konteiner (vastavad meetodid on olemas DVK API-s). Seejärel lisatakse DVK konteiner koos saatmist puudutavate andmetega DVK universaalkliendi andmebaasi (jällegi on vastavad Java klassid ja abimeetodid olemas<text:s/></text:span><text:span text:style-name="T217">DVK API-s). Sellega loetakse dok</text:span><text:span text:style-name="T218">u</text:span><text:span text:style-name="T219">ment DVK-le edastatuks ning vastav märge tehakse ka ADIT andmebaasi. Universaalklient saadab vastavalt seadistatud ajale dokumendid DVKsse. Peale seda, kui dokument on DVK universaalkliendist saadetud DVK serverisse, kustut</text:span><text:span text:style-name="T220">atakse dokumendi sisu DVK universaa</text:span><text:span text:style-name="T221">l</text:span><text:span text:style-name="T222">kliendi andmebaasist (kasutades DVK API-t). See on vajalik selleks, et hoida kokku DVK un</text:span><text:span text:style-name="T223">i</text:span><text:span text:style-name="T224">versaalkliendi andmebaasi mahtu. Samamoodi toimitakse juhul kui dokument liigub vastup</text:span><text:span text:style-name="T225">i</text:span><text:span text:style-name="T226">dises suunas – DVK -&gt; ADIT (peale dokumendi</text:span><text:span text:style-name="T227"><text:s/>edukat salvestamist ADIT andmebaasi, kust</text:span><text:span text:style-name="T228">u</text:span><text:span text:style-name="T229">tatakse andmed DVK universaalkliendi andmebaasist).</text:span></text:p>
      <text:p text:style-name="P230"/>
      <text:h text:style-name="P231" text:outline-level="4">Dokumendi staatuse uuendamine DVK-st</text:h>
      <text:p text:style-name="Normal"><text:span text:style-name="T232">Kui dokument on DVK-sse saadetud on vajalik saada tagasisidet selle kohta, kas dokument on adressaadini jõudnud või kui dok</text:span><text:span text:style-name="T233">ument on adressaadini jõudnud, siis kas dokument on töötlemisel jne. Ehk meid huvitab, milline staatus on dokumendil DVK-s. Selleks peame p</text:span><text:span text:style-name="T234">e</text:span><text:span text:style-name="T235">rioodiliselt kontrollima, mis staatuses dokument DVK universaalkliendi andmebaasis on. Se</text:span><text:span text:style-name="T236">l</text:span><text:span text:style-name="T237">lise kontrolli jaoks luuak</text:span><text:span text:style-name="T238">se eraldi ajatatud protsess, mis seadistuses määratud perioodi t</text:span><text:span text:style-name="T239">a</text:span><text:span text:style-name="T240">gant kontrollib DVK-sse saadetud dokumentide staatuseid. Staatuste kontrollimiseks kasut</text:span><text:span text:style-name="T241">a</text:span><text:span text:style-name="T242">takse DVK API-s olevat vastavat funktsionaalsust. Kontrollimiseks luuakse kaks eraldiseisvat protsessi</text:span><text:span text:style-name="T243">. Esimene neist kontrollib ainult nende dokumentide staatuseid, mis ei ole veel kä</text:span><text:span text:style-name="T244">t</text:span><text:span text:style-name="T245">tesaaduks märgitud. Teine protsess kontrollib kõikide ülejäänud dokumentide staatuseid. Mõlemate protsesside käivitamise periood on eraldi seadistatav. Kui kontrollimise käi</text:span><text:span text:style-name="T246">gus leitakse dokumente, mille staatus on muutunud võrreldes nende staatusega ADIT andm</text:span><text:span text:style-name="T247">e</text:span><text:span text:style-name="T248">baasis, siis uuendatakse vastavad kirjed ADIT andmebaasis. Sellega loetakse dokumendi sta</text:span><text:span text:style-name="T249">a</text:span><text:span text:style-name="T250">tus uuendatuks.</text:span></text:p>
      <text:p text:style-name="P251"/>
      <text:h text:style-name="P252" text:outline-level="4">Dokumendi vastuvõtmine DVK-st</text:h>
      <text:p text:style-name="Normal"><text:span text:style-name="T253">Juhul kui dokument saadetakse lä</text:span><text:span text:style-name="T254">bi DVK ADIT-sse, tuleb DVK universaalkliendi andmebaasis oleva DVK konteineri andmed ADIT jaoks arusaadavaks teha. Selleks on mõistlik kasutada DVK API-t, milles on vastavad Java klassid. Niisiis saabunud DVK konteinerist võetakse välja andmed ning salvest</text:span><text:span text:style-name="T255">atakse ADIT andmebaasis. ADIT andmebaasis seotakse dokument d</text:span><text:span text:style-name="T256">o</text:span><text:span text:style-name="T257">kumendi adressaadiks olnud kasutajaga. Peale edukat sidumist kustutatakse universaalklie</text:span><text:span text:style-name="T258">n</text:span><text:span text:style-name="T259">di andmebaasist vastava dokumendi sisu. Saabunud dokumente kontrollitakse eraldi käivit</text:span><text:span text:style-name="T260">a</text:span><text:span text:style-name="T261">tava protsessi ab</text:span><text:span text:style-name="T262">il, mille periood ning käivitamise aeg on seadistatav.</text:span></text:p>
      <text:p text:style-name="Normal"><text:span text:style-name="T263">Kui dokumendi sidumisel kasutajaga ilmnes, et kasutajat pole ADIT aktiivsete kasutajate hu</text:span><text:span text:style-name="T264">l</text:span><text:span text:style-name="T265">gas, siis märgitakse dokument DVKs katkestatuks (staatus 103) ning algsele saatjale koost</text:span><text:span text:style-name="T266">a</text:span><text:span text:style-name="T267">takse automaatselt v</text:span><text:span text:style-name="T268">astuskiri, milles on toodud kaaskirja dokument (muudetav ADIT haldaja poolt) ning algne dokument. Kui dokumendi adressaadiks on DVK kasutaja, siis talitatakse sarnaselt eeltoodule, kuna DVK kasutajad peavad suhtlema otse omavahel, mitte ADIT ka</text:span><text:span text:style-name="T269">u</text:span><text:span text:style-name="T270">du.</text:span></text:p>
      <text:p text:style-name="P271">DVK kaudu vastuvõetava dokumendi puhul on vaja välja selgitada, millisele ADIT kasutajale see dokument mõeldud on. Selle jaoks tuleb panna ADIT kasutaja kood DVK konteineris transport blokki – täpsemalt &lt;transport/&gt;&lt;saaja/&gt;&lt;isikukood&gt; sisse:</text:p>
      <text:p text:style-name="P272"/>
      <text:p text:style-name="P273"><text:span text:style-name="T274">&lt;</text:span><text:span text:style-name="T275">dhl:</text:span><text:span text:style-name="T276">dokument</text:span><text:span text:style-name="T277">&gt;</text:span></text:p>
      <text:p text:style-name="P278"><text:s text:c="2"/>...</text:p>
      <text:p text:style-name="P279"><text:span text:style-name="T280"><text:s text:c="2"/>&lt;</text:span><text:span text:style-name="T281">dhl:</text:span><text:span text:style-name="T282">transport</text:span><text:span text:style-name="T283">&gt;</text:span></text:p>
      <text:p text:style-name="P284"><text:span text:style-name="T285"><text:s text:c="4"/>...</text:span></text:p>
      <text:p text:style-name="P286"><text:span text:style-name="T287"><text:s text:c="4"/>&lt;</text:span><text:span text:style-name="T288">dhl:saaja</text:span><text:span text:style-name="T289">&gt;</text:span></text:p>
      <text:p text:style-name="P290"><text:span text:style-name="T291"><text:s text:c="6"/></text:span><text:span text:style-name="T292">&lt;</text:span><text:span text:style-name="T293">dhl:regnr</text:span><text:span text:style-name="T294">&gt;</text:span><text:span text:style-name="T295">87654321</text:span><text:span text:style-name="T296">&lt;/</text:span><text:span text:style-name="T297">dhl:regnr</text:span><text:span text:style-name="T298">&gt;</text:span></text:p>
      <text:p text:style-name="P299"><text:span text:style-name="T300"><text:s text:c="6"/></text:span><text:span text:style-name="T301">&lt;</text:span><text:span text:style-name="T302">dhl:asutuse_nimi</text:span><text:span text:style-name="T303">&gt;</text:span><text:span text:style-name="T304">Asutus</text:span><text:span text:style-name="T305">&lt;/</text:span><text:span text:style-name="T306">dhl:asutuse_nimi</text:span><text:span text:style-name="T307">&gt;</text:span></text:p>
      <text:p text:style-name="P308"><text:span text:style-name="T309"><text:s text:c="6"/></text:span><text:span text:style-name="T310">&lt;dhl:isikukood</text:span><text:span text:style-name="T311">&gt;</text:span><text:span text:style-name="T312">38405058854</text:span><text:span text:style-name="T313">&lt;/</text:span><text:span text:style-name="T314">dhl:isikukood</text:span><text:span text:style-name="T315">&gt;</text:span></text:p>
      <text:p text:style-name="P316"><text:span text:style-name="T317"><text:s text:c="4"/>&lt;/</text:span><text:span text:style-name="T318">dhl:saaja</text:span><text:span text:style-name="T319">&gt;</text:span></text:p>
      <text:p text:style-name="P320"><text:s text:c="4"/>...</text:p>
      <text:p text:style-name="P321"><text:span text:style-name="T322"><text:s text:c="2"/>&lt;/</text:span><text:span text:style-name="T323">dhl:</text:span><text:span text:style-name="T324">transport</text:span><text:span text:style-name="T325">&gt;</text:span></text:p>
      <text:p text:style-name="P326"><text:s text:c="2"/>...</text:p>
      <text:p text:style-name="P327"><text:span text:style-name="T328">&lt;/</text:span><text:span text:style-name="T329">dhl:</text:span><text:span text:style-name="T330">dokument</text:span><text:span text:style-name="T331">&gt;</text:span></text:p>
      <text:p text:style-name="P332"/>
      <text:h text:style-name="P333" text:outline-level="4">Dokumendi<text:s/>staatuse uuendamine DVK-s</text:h>
      <text:p text:style-name="Normal"><text:span text:style-name="T334">Kui dokument on läbi DVK ADIT-sse saadetud, osutub vajalikuks anda tagasisidet saatjale. Selleks peab ADIT uuendama dokumendi staatust DVK universaalkliendi andmebaasis juhul kui see on muutunud ADIT andmebaasis. Seega, kui ADIT<text:s/></text:span><text:span text:style-name="T335">andmebaasis toimub dokumendi staatuse uuendamine (ADIT päring „modifyStatus“), muudetakse staatus koheselt ka DVK universaalkliendi andmebaasis. Selleks kasutatakse jällegi DVK API-t, milles sisalduvate kla</text:span><text:span text:style-name="T336">s</text:span><text:span text:style-name="T337">side abil võetakse DVK universaalkliendi andmebaa</text:span><text:span text:style-name="T338">sist välja dokumendi kirje ning muudeta</text:span><text:span text:style-name="T339">k</text:span><text:span text:style-name="T340">se selle staatust.</text:span></text:p>
      <text:p text:style-name="P341"/>
      <text:h text:style-name="P342" text:outline-level="4">DVK kasutajate eristamine</text:h>
      <text:p text:style-name="Normal"><text:span text:style-name="T343">DVK kasutajad eristatakse ADIT kasutajatest selle poolest, et DVK kasutajate kontol on mä</text:span><text:span text:style-name="T344">ä</text:span><text:span text:style-name="T345">ratud DVK organisatsiooni registrikood (tabel ADIT_USER.dvk_org_code). Kui see a</text:span><text:span text:style-name="T346">ndmet</text:span><text:span text:style-name="T347">a</text:span><text:span text:style-name="T348">beli väli ei ole määratud on tegemist nö. ADIT tavakasutajaga.</text:span></text:p>
      <text:p text:style-name="P349">DVK kasutaja andmete muudatused (lisamised, nimemuutused, kustutamised) tulevad ainult ühepoolselt – DVK serverist ADITisse. DVK kasutajate andmeid ei saa muuta join või unJoin päringutega.</text:p>
      <text:p text:style-name="P350">DVK kasutaja (pöördudes ADIT teenuse poole otseste x-tee päringutega) <text:s/>saab kutsuda välja ainult päringuid:<text:line-break/></text:p>
      <text:list text:style-name="LFO2" text:continue-numbering="true">
        <text:list-item>
          <text:p text:style-name="P351">getDocumentList</text:p>
        </text:list-item>
        <text:list-item>
          <text:p text:style-name="P352">getDocument (ainukese erinevusega ei märgita selle puhul dokumenti „vaadatuks“, vaid seda teeb DVK liides, kes tagastab õige DVK<text:s/>staatuse)</text:p>
        </text:list-item>
        <text:list-item>
          <text:p text:style-name="P353"><text:s/>getDocumentFile</text:p>
        </text:list-item>
        <text:list-item>
          <text:p text:style-name="P354"><text:s/>getDocumentHistory<text:line-break/></text:p>
        </text:list-item>
      </text:list>
      <text:h text:style-name="P355" text:outline-level="4">DVK kasutajate sünkroniseerimine</text:h>
      <text:p text:style-name="Normal"><text:span text:style-name="T356">Kõik DVK kasutajad on automaatselt ka ADIT kasutajad. See tähendab seda, et ADIT rakend</text:span><text:span text:style-name="T357">u</text:span><text:span text:style-name="T358">se paigaldamisel on vaja tekitada ADIT-isse kõikidele DVK kasutajatele vastavad<text:s/></text:span><text:span text:style-name="T359">kasutajako</text:span><text:span text:style-name="T360">n</text:span><text:span text:style-name="T361">tod. Samuti on vaja seadistuses määratud perioodi tagant kontrollida üle, kas DVK kasutajate ja ADIT kasutajate vahel on erinevusi. Selleks on ette nähtud ajatatud ajatatud toiming, mida saab seadistada perioodiliselt käivituma ja mis teeb järgm</text:span><text:span text:style-name="T362">ist:</text:span></text:p>
      <text:p text:style-name="P363"/>
      <text:list text:style-name="LFO2" text:continue-numbering="true">
        <text:list-item>
          <text:p text:style-name="P364"><text:span text:style-name="T365">Eemaldab DVK-st kustutatud kasutajate andmed ADIT andmebaasist (märgib kasut</text:span><text:span text:style-name="T366">a</text:span><text:span text:style-name="T367">jate kontod mitteaktiivseks)</text:span></text:p>
        </text:list-item>
        <text:list-item>
          <text:p text:style-name="P368">Uuendab muutunud kasutajate andmed (kasutaja registrikoodi põhiselt)</text:p>
        </text:list-item>
        <text:list-item>
          <text:p text:style-name="P369">Loob lisandunud DVK kasutajate jaoks ADIT kasutajakontod</text:p>
        </text:list-item>
      </text:list>
      <text:h text:style-name="P370" text:outline-level="2"><text:bookmark-start text:name="__RefHeading__2884_1589544000"/><text:bookmark-end text:name="__RefHeading__2884_1589544000"/><text:line-break/><text:bookmark-start text:name="_Toc269063715"/><text:bookmark-start text:name="_Toc269110319"/><text:bookmark-start text:name="_Toc275771497"/><text:bookmark-start text:name="_Toc275771546"/>Tagasiside ja veateated<text:bookmark-end text:name="_Toc269063715"/><text:bookmark-end text:name="_Toc269110319"/><text:bookmark-end text:name="_Toc275771497"/><text:bookmark-end text:name="_Toc275771546"/></text:h>
      <text:p text:style-name="Normal"><text:span text:style-name="T371">Tagasiside andmiseks teenuse tarbijatele tagastatakse SOAP päringu vastuses vastavalt p</text:span><text:span text:style-name="T372">ä</text:span><text:span text:style-name="T373">ringu õnnestumisele (vea)teade. Teated pannakse SOAP päringu vastuse kehas asuvasse elementi &lt;messages&gt;. Päringu üldist õnnestumist / ebaõnnestumist näitab eleme</text:span><text:span text:style-name="T374">ndi &lt;success&gt; väärtus (kui see on „true“, siis päring õnnestus täielikult). <text:s/>Kui päringu täitmisel ilmnes ootamatu viga, mille töötlemisega ei ole arvestatud, siis tagastatakse veateade „Se</text:span><text:span text:style-name="T375">r</text:span><text:span text:style-name="T376">vice Error“ – sellisel juhul tuleb vaadata rakenduse logidest, mis</text:span><text:span text:style-name="T377"><text:s/>vea põhjustas.</text:span></text:p>
      <text:p text:style-name="P378"/>
      <text:p text:style-name="P379">Näide päringu vastuses olevast veateatest:</text:p>
      <text:p text:style-name="P380"/>
      <text:p text:style-name="P381"><text:span text:style-name="T382">&lt;adit:success&gt;</text:span><text:span text:style-name="T383">true/false</text:span><text:span text:style-name="T384">&lt;/adit:success&gt;</text:span></text:p>
      <text:p text:style-name="P385">&lt;adit:messages&gt;</text:p>
      <text:p text:style-name="P386"><text:span text:style-name="T387"><text:s text:c="4"/>&lt;adit:message lang="en"&gt;</text:span><text:span text:style-name="T388">[teade]</text:span><text:span text:style-name="T389">&lt;/adit:message&gt;</text:span></text:p>
      <text:p text:style-name="P390"><text:span text:style-name="T391"><text:s text:c="4"/>&lt;adit:message lang="et"&gt;</text:span><text:span text:style-name="T392">[teade]</text:span><text:span text:style-name="T393">&lt;/adit:message&gt;</text:span></text:p>
      <text:p text:style-name="P394"><text:span text:style-name="T395"><text:s text:c="4"/>…</text:span></text:p>
      <text:p text:style-name="P396">&lt;/adit:messages&gt;</text:p>
      <text:p text:style-name="P397"/>
      <text:p text:style-name="Normal"><text:span text:style-name="T398">Veateadete si</text:span><text:span text:style-name="T399">su on määratud erinevates seadistusfailides , millest iga fail kirjeldab teated mingis kindlas keeles. Seadistusfailide nimekuju on järgmine: „messages_[LANGUAGE_CODE].properties“, kus [LANGUAGE_CODE] määrab ära millise ke</text:span><text:span text:style-name="T400">e</text:span><text:span text:style-name="T401">lega on tegemist. Inglisekeelsed<text:s/></text:span><text:span text:style-name="T402">teated asuvad failis nimega „messages_en.properties“.</text:span></text:p>
      <text:p text:style-name="P403"/>
      <text:p text:style-name="P404">Teated on määratud järgmises võti-väärtus formaadis:</text:p>
      <text:p text:style-name="P405"/>
      <text:p text:style-name="P406"><text:span text:style-name="T407">...</text:span></text:p>
      <text:p text:style-name="P408"><text:span text:style-name="T409">user.nonExistent =<text:s/></text:span><text:span text:style-name="T410">User</text:span><text:span text:style-name="T411"><text:s/></text:span><text:span text:style-name="T412">does</text:span><text:span text:style-name="T413"><text:s/></text:span><text:span text:style-name="T414">not</text:span><text:span text:style-name="T415"><text:s/></text:span><text:span text:style-name="T416">exist</text:span><text:span text:style-name="T417">:<text:s/></text:span><text:span text:style-name="T418">{0}</text:span></text:p>
      <text:p text:style-name="P419"><text:span text:style-name="T420">user.inactive<text:s/></text:span><text:span text:style-name="T421">User</text:span><text:span text:style-name="T422"><text:s/></text:span><text:span text:style-name="T423">account</text:span><text:span text:style-name="T424"><text:s/></text:span><text:span text:style-name="T425">deleted</text:span><text:span text:style-name="T426"><text:s/></text:span><text:span text:style-name="T427">(inactive)</text:span><text:span text:style-name="T428"><text:s/></text:span><text:span text:style-name="T429">for</text:span><text:span text:style-name="T430"><text:s/></text:span><text:span text:style-name="T431">user</text:span><text:span text:style-name="T432"><text:s/></text:span><text:span text:style-name="T433">{0}</text:span></text:p>
      <text:p text:style-name="P434"><text:span text:style-name="T435">document.nonExistent =<text:s/></text:span><text:span text:style-name="T436">Document</text:span><text:span text:style-name="T437"><text:s/></text:span><text:span text:style-name="T438">does</text:span><text:span text:style-name="T439"><text:s/></text:span><text:span text:style-name="T440">not</text:span><text:span text:style-name="T441"><text:s/></text:span><text:span text:style-name="T442">exist.</text:span><text:span text:style-name="T443"><text:s/></text:span><text:span text:style-name="T444">Document</text:span><text:span text:style-name="T445"><text:s/></text:span><text:span text:style-name="T446">ID</text:span><text:span text:style-name="T447">:<text:s/></text:span><text:span text:style-name="T448">{0}</text:span></text:p>
      <text:p text:style-name="P449">...</text:p>
      <text:h text:style-name="Heading2" text:outline-level="2"><text:bookmark-start text:name="__RefHeading__2886_1589544000"/><text:bookmark-end text:name="__RefHeading__2886_1589544000"/><text:span text:style-name="T450"><text:line-break/></text:span><text:bookmark-start text:name="_Toc269063716"/><text:bookmark-start text:name="_Toc269110320"/><text:bookmark-start text:name="_Toc275771498"/><text:bookmark-start text:name="_Toc275771547"/><text:span text:style-name="T451">Logimine</text:span><text:bookmark-end text:name="_Toc269063716"/><text:bookmark-end text:name="_Toc269110320"/><text:bookmark-end text:name="_Toc275771498"/><text:bookmark-end text:name="_Toc275771547"/></text:h>
      <text:p text:style-name="P452">ADIT rakenduse puhul rakendatakse kahte tüüpi logimist – rakenduse logi ning logimine andmebaasis.</text:p>
      <text:h text:style-name="P453" text:outline-level="3"><text:bookmark-start text:name="__RefHeading__2888_1589544000"/><text:bookmark-start text:name="_Toc269063717"/><text:bookmark-start text:name="_Toc269110321"/><text:bookmark-start text:name="_Toc275771499"/><text:bookmark-start text:name="_Toc275771548"/><text:bookmark-end text:name="__RefHeading__2888_1589544000"/>Rakenduse logi<text:bookmark-end text:name="_Toc269063717"/><text:bookmark-end text:name="_Toc269110321"/><text:bookmark-end text:name="_Toc275771499"/><text:bookmark-end text:name="_Toc275771548"/></text:h>
      <text:p text:style-name="P454">Rakenduse logi tekitamiseks kasutatakse Log4j teeki, mis võimaldab logimise seadistust muuta konfiguratsioonifaili abil. Vaikimisi logitakse eraldi failidesse DVK liidese logi ning ADIT rakenduse logi.</text:p>
      <text:h text:style-name="P455" text:outline-level="3"><text:bookmark-start text:name="__RefHeading__2890_1589544000"/><text:bookmark-start text:name="_Toc269063718"/><text:bookmark-start text:name="_Toc269110322"/><text:bookmark-start text:name="_Toc275771500"/><text:bookmark-start text:name="_Toc275771549"/><text:bookmark-end text:name="__RefHeading__2890_1589544000"/>Andmebaasi logi<text:bookmark-end text:name="_Toc269063718"/><text:bookmark-end text:name="_Toc269110322"/><text:bookmark-end text:name="_Toc275771500"/><text:bookmark-end text:name="_Toc275771549"/></text:h>
      <text:p text:style-name="P456">Järgenvalt on toodud erinevad ADIT andmebaasis olevad logitabelid ning nende eesmärk:</text:p>
      <text:p text:style-name="P457"/>
      <text:p text:style-name="Normal"><text:span text:style-name="T458">ADIT_LOG<text:s/></text:span><text:span text:style-name="T459">– hoiab andmeid kõikide andmebaasis toimunud<text:s/></text:span><text:span text:style-name="T460">muudatuste kohta.</text:span><text:span text:style-name="T461"><text:line-break/></text:span></text:p>
      <text:p text:style-name="Normal"><text:span text:style-name="T462">REQUEST_LOG<text:s/></text:span><text:span text:style-name="T463">- tehtud päringute logimiseks. Logitakse järgmised päringud:</text:span></text:p>
      <text:p text:style-name="P464"/>
      <text:list text:style-name="LFO3" text:continue-numbering="true">
        <text:list-item>
          <text:p text:style-name="P465">saveDocument</text:p>
        </text:list-item>
        <text:list-item>
          <text:p text:style-name="P466">saveDocumentFile</text:p>
        </text:list-item>
        <text:list-item>
          <text:p text:style-name="P467">deleteDocumentFile</text:p>
        </text:list-item>
        <text:list-item>
          <text:p text:style-name="P468">archieveDocument</text:p>
        </text:list-item>
        <text:list-item>
          <text:p text:style-name="P469">deleteDocument</text:p>
        </text:list-item>
        <text:list-item>
          <text:p text:style-name="P470">getDocumentHistory</text:p>
        </text:list-item>
        <text:list-item>
          <text:p text:style-name="P471">sendDocument</text:p>
        </text:list-item>
        <text:list-item>
          <text:p text:style-name="P472">shareDocument</text:p>
        </text:list-item>
        <text:list-item>
          <text:p text:style-name="P473">unShareDocument</text:p>
        </text:list-item>
        <text:list-item>
          <text:p text:style-name="P474">markDocumentViewed</text:p>
        </text:list-item>
        <text:list-item>
          <text:p text:style-name="P475">prepareSignature</text:p>
        </text:list-item>
        <text:list-item>
          <text:p text:style-name="P476">giveSiganture</text:p>
        </text:list-item>
        <text:list-item>
          <text:p text:style-name="P477">modifyStatus</text:p>
        </text:list-item>
      </text:list>
      <text:p text:style-name="Normal"><text:span text:style-name="T478">METADATA_REQUEST_LOG<text:s/></text:span><text:span text:style-name="T479">– logitakse järgmised päringud:</text:span></text:p>
      <text:p text:style-name="P480"/>
      <text:list text:style-name="LFO3" text:continue-numbering="true">
        <text:list-item>
          <text:p text:style-name="P481">getDocumentList</text:p>
        </text:list-item>
        <text:list-item>
          <text:p text:style-name="P482">getDocument</text:p>
        </text:list-item>
      </text:list>
      <text:p text:style-name="P483"/>
      <text:p text:style-name="Normal"><text:span text:style-name="T484">DOWNLOAD_REQUEST_LOG<text:s/></text:span><text:span text:style-name="T485">– logitakse järgmised päringud:</text:span></text:p>
      <text:p text:style-name="P486"/>
      <text:list text:style-name="LFO3" text:continue-numbering="true">
        <text:list-item>
          <text:p text:style-name="P487">getDocument (juhul kui päringu parameetri „kas tagastada ka failide sisu“ väärtuseks on „jah“)</text:p>
        </text:list-item>
        <text:list-item>
          <text:p text:style-name="P488">getDocumentFile</text:p>
        </text:list-item>
      </text:list>
      <text:p text:style-name="P489"><text:span text:style-name="T490">ERROR_LOG<text:s/></text:span><text:span text:style-name="T491">– logitakse päringute käigus tekkinud veateated</text:span></text:p>
      <text:h text:style-name="P492" text:outline-level="2"><text:bookmark-start text:name="__RefHeading__2892_1589544000"/><text:bookmark-start text:name="_Toc269063719"/><text:bookmark-start text:name="_Toc269110323"/><text:bookmark-start text:name="_Toc275771501"/><text:bookmark-start text:name="_Toc275771550"/><text:bookmark-end text:name="__RefHeading__2892_1589544000"/>Arhitektuur<text:bookmark-end text:name="_Toc269063719"/><text:bookmark-end text:name="_Toc269110323"/><text:bookmark-end text:name="_Toc275771501"/><text:bookmark-end text:name="_Toc275771550"/></text:h>
      <text:p text:style-name="Normal"><text:span text:style-name="T493">ADIT rakenduse ülesehituse defineerib<text:s/></text:span><text:span text:style-name="T494">Spring Context Configuration</text:span><text:span text:style-name="T495">, mis on sisuliselt<text:s/></text:span><text:span text:style-name="T496">XML</text:span><text:span text:style-name="T497"><text:s/>konfiguratsioonifail, mis näitab<text:s/></text:span><text:span text:style-name="T498">Spring</text:span><text:span text:style-name="T499"><text:s/>raamistikule, kuidas</text:span><text:span text:style-name="T500"><text:s/>on erinevad klassid omavahel seotud ning millised on nende klasside omadused. Selleks failiks on antud juhul adit-servlet.xml</text:span></text:p>
      <text:p text:style-name="Normal"><text:span text:style-name="T501">Veebiteenuste nö. sisenemispunktiks on<text:s/></text:span><text:span text:style-name="T502">Spring Web Services</text:span><text:span text:style-name="T503"><text:s/>juures alati „</text:span><text:span text:style-name="T504">Endpoint</text:span><text:span text:style-name="T505">“. See on punkt, kust algab veebiteenuse päringu</text:span><text:span text:style-name="T506"><text:s/>töötlemine. Erinevate rakenduse kihtide vahelised seosed on samuti defineeritud selles samas<text:s/></text:span><text:span text:style-name="T507">XML</text:span><text:span text:style-name="T508"><text:s/>failis. Rakenduse kihid on järgmised:</text:span></text:p>
      <text:p text:style-name="P509"/>
      <text:p text:style-name="Normal"><text:span text:style-name="T510">Andmekiht<text:s/></text:span><text:span text:style-name="T511">(</text:span><text:span text:style-name="T512">Data Layer</text:span><text:span text:style-name="T513">) – andmebaasikihi moodustavad<text:s/></text:span><text:span text:style-name="T514">DAO</text:span><text:span text:style-name="T515"><text:s/>(</text:span><text:span text:style-name="T516">Data Access Object</text:span><text:span text:style-name="T517">) klassid, mis asuvad koodipuus paketis<text:s/></text:span><text:span text:style-name="T518">„ee.adit.dao“. Andmebaasikiht defineerib meetodid, mille abil suheldakse andmebaasiga. Kuna ADIT puhul leidus ka keerulisemaid äriloogilisi funktsioone, mille puhul ei olnud võimalik paigutada kogu andmebaasisuhtlust<text:s/></text:span><text:span text:style-name="T519">DAO</text:span><text:span text:style-name="T520"><text:s/>klassidesse, siis m</text:span><text:span text:style-name="T521">õ</text:span><text:span text:style-name="T522">nel juhul võib<text:s/></text:span><text:span text:style-name="T523">leida andmebaasisuhtluseks mõeldud meetodeid ka teenuskihist.<text:s/></text:span><text:span text:style-name="T524">DAO</text:span><text:span text:style-name="T525"><text:s/>klassid kasutavad andmebaasiobjektidega suhtlemiseks<text:s/></text:span><text:span text:style-name="T526">POJO</text:span><text:span text:style-name="T527"><text:s/>(</text:span><text:span text:style-name="T528">Plain Old Java Object</text:span><text:span text:style-name="T529">) stiilis klasse, mis on<text:s/></text:span><text:span text:style-name="T530">Hibernate mapping</text:span><text:span text:style-name="T531"><text:s/>abil seotud andmebaasiobjektidega. ndmebaasisuhtluseks kas</text:span><text:span text:style-name="T532">u</text:span><text:span text:style-name="T533">tatav se</text:span><text:span text:style-name="T534">ssionFactory defineeritakse koos informatsiooniga selle kohta, kuidas Java klassid on seotud andmetabelitega järgmiselt:</text:span></text:p>
      <text:p text:style-name="P535"/>
      <text:p text:style-name="P536"><text:span text:style-name="T537">&lt;</text:span><text:span text:style-name="T538">bean</text:span><text:span text:style-name="T539"><text:s/></text:span><text:span text:style-name="T540">id</text:span><text:span text:style-name="T541">=</text:span><text:span text:style-name="T542">"sessionFactory"</text:span></text:p>
      <text:p text:style-name="P543"><text:span text:style-name="T544">class</text:span><text:span text:style-name="T545">=</text:span><text:span text:style-name="T546">"org.springframework.orm.hibernate3.LocalSessionFactoryBean"</text:span><text:span text:style-name="T547">&gt;</text:span></text:p>
      <text:p text:style-name="P548"><text:span text:style-name="T549"><text:s text:c="2"/>...</text:span></text:p>
      <text:p text:style-name="P550"><text:span text:style-name="T551"><text:s text:c="2"/>&lt;</text:span><text:span text:style-name="T552">property</text:span><text:span text:style-name="T553"><text:s/></text:span><text:span text:style-name="T554">name</text:span><text:span text:style-name="T555">=</text:span><text:span text:style-name="T556">"mappingLocations"</text:span><text:span text:style-name="T557">&gt;</text:span></text:p>
      <text:p text:style-name="P558"><text:span text:style-name="T559"><text:s text:c="4"/>&lt;</text:span><text:span text:style-name="T560">list</text:span><text:span text:style-name="T561">&gt;</text:span></text:p>
      <text:p text:style-name="P562"><text:span text:style-name="T563"><text:s text:c="6"/>&lt;</text:span><text:span text:style-name="T564">value</text:span><text:span text:style-name="T565">&gt;</text:span><text:span text:style-name="T566">classpath:hbm/AccessRestriction.hbm.xml</text:span><text:span text:style-name="T567">&lt;/</text:span><text:span text:style-name="T568">value</text:span><text:span text:style-name="T569">&gt;</text:span></text:p>
      <text:p text:style-name="P570"><text:span text:style-name="T571"><text:s text:c="6"/>&lt;</text:span><text:span text:style-name="T572">value</text:span><text:span text:style-name="T573">&gt;</text:span><text:span text:style-name="T574">classpath:hbm/AditUser.hbm.xml</text:span><text:span text:style-name="T575">&lt;/</text:span><text:span text:style-name="T576">value</text:span><text:span text:style-name="T577">&gt;</text:span></text:p>
      <text:p text:style-name="P578"><text:span text:style-name="T579"><text:s text:c="6"/>&lt;</text:span><text:span text:style-name="T580">value</text:span><text:span text:style-name="T581">&gt;</text:span><text:span text:style-name="T582">classpath:hbm/Document.hbm.xml</text:span><text:span text:style-name="T583">&lt;/</text:span><text:span text:style-name="T584">value</text:span><text:span text:style-name="T585">&gt;</text:span></text:p>
      <text:p text:style-name="P586"><text:span text:style-name="T587"><text:s text:c="6"/>&lt;</text:span><text:span text:style-name="T588">value</text:span><text:span text:style-name="T589">&gt;</text:span><text:span text:style-name="T590">classpath:hbm/DocumentDvkStatus.hbm.xml</text:span><text:span text:style-name="T591">&lt;/</text:span><text:span text:style-name="T592">value</text:span><text:span text:style-name="T593">&gt;</text:span></text:p>
      <text:p text:style-name="P594"><text:span text:style-name="T595"><text:s text:c="6"/>&lt;</text:span><text:span text:style-name="T596">value</text:span><text:span text:style-name="T597">&gt;</text:span><text:span text:style-name="T598">classpath:hbm/DocumentFile.hbm.xml</text:span><text:span text:style-name="T599">&lt;/</text:span><text:span text:style-name="T600">value</text:span><text:span text:style-name="T601">&gt;</text:span></text:p>
      <text:p text:style-name="P602"><text:span text:style-name="T603"><text:s text:c="6"/>&lt;</text:span><text:span text:style-name="T604">value</text:span><text:span text:style-name="T605">&gt;</text:span><text:span text:style-name="T606">classpath:hbm/DocumentFileDeflateResult.hbm.xml</text:span><text:span text:style-name="T607">&lt;/</text:span><text:span text:style-name="T608">value</text:span><text:span text:style-name="T609">&gt;</text:span></text:p>
      <text:p text:style-name="P610"><text:span text:style-name="T611"><text:s text:c="6"/>&lt;</text:span><text:span text:style-name="T612">value</text:span><text:span text:style-name="T613">&gt;</text:span><text:span text:style-name="T614">classpath:hbm/DocumentHistory.hbm.xml</text:span><text:span text:style-name="T615">&lt;/</text:span><text:span text:style-name="T616">value</text:span><text:span text:style-name="T617">&gt;</text:span></text:p>
      <text:p text:style-name="P618"><text:span text:style-name="T619"><text:s text:c="6"/>&lt;</text:span><text:span text:style-name="T620">value</text:span><text:span text:style-name="T621">&gt;</text:span><text:span text:style-name="T622">classpath:hbm/DocumentHistoryType.hbm.xml</text:span><text:span text:style-name="T623">&lt;/</text:span><text:span text:style-name="T624">value</text:span><text:span text:style-name="T625">&gt;</text:span></text:p>
      <text:p text:style-name="P626"><text:span text:style-name="T627"><text:s text:c="6"/>&lt;</text:span><text:span text:style-name="T628">value</text:span><text:span text:style-name="T629">&gt;</text:span><text:span text:style-name="T630">classpath:hbm/DocumentSharing.hbm.xml</text:span><text:span text:style-name="T631">&lt;/</text:span><text:span text:style-name="T632">value</text:span><text:span text:style-name="T633">&gt;</text:span></text:p>
      <text:p text:style-name="P634"><text:span text:style-name="T635"><text:s text:c="6"/>&lt;</text:span><text:span text:style-name="T636">value</text:span><text:span text:style-name="T637">&gt;</text:span><text:span text:style-name="T638">classpath:hbm/DocumentSharingType.hbm.xml</text:span><text:span text:style-name="T639">&lt;/</text:span><text:span text:style-name="T640">value</text:span><text:span text:style-name="T641">&gt;</text:span></text:p>
      <text:p text:style-name="P642"><text:span text:style-name="T643"><text:s text:c="6"/>&lt;</text:span><text:span text:style-name="T644">value</text:span><text:span text:style-name="T645">&gt;</text:span><text:span text:style-name="T646">classpath:hbm/DocumentType.hbm.xml</text:span><text:span text:style-name="T647">&lt;/</text:span><text:span text:style-name="T648">value</text:span><text:span text:style-name="T649">&gt;</text:span></text:p>
      <text:p text:style-name="P650"><text:span text:style-name="T651"><text:s text:c="6"/>&lt;</text:span><text:span text:style-name="T652">value</text:span><text:span text:style-name="T653">&gt;</text:span><text:span text:style-name="T654">classpath:hbm/DocumentWfStatus.hbm.xml</text:span><text:span text:style-name="T655">&lt;/</text:span><text:span text:style-name="T656">value</text:span><text:span text:style-name="T657">&gt;</text:span></text:p>
      <text:p text:style-name="P658"><text:span text:style-name="T659"><text:s text:c="6"/>&lt;</text:span><text:span text:style-name="T660">value</text:span><text:span text:style-name="T661">&gt;</text:span><text:span text:style-name="T662">classpath:hb</text:span><text:span text:style-name="T663">m/Notification.hbm.xml</text:span><text:span text:style-name="T664">&lt;/</text:span><text:span text:style-name="T665">value</text:span><text:span text:style-name="T666">&gt;</text:span></text:p>
      <text:p text:style-name="P667"><text:span text:style-name="T668"><text:s text:c="6"/>&lt;</text:span><text:span text:style-name="T669">value</text:span><text:span text:style-name="T670">&gt;</text:span><text:span text:style-name="T671">classpath:hbm/NotificationType.hbm.xml</text:span><text:span text:style-name="T672">&lt;/</text:span><text:span text:style-name="T673">value</text:span><text:span text:style-name="T674">&gt;</text:span></text:p>
      <text:p text:style-name="P675"><text:span text:style-name="T676">&lt;</text:span><text:span text:style-name="T677">value</text:span><text:span text:style-name="T678">&gt;</text:span><text:span text:style-name="T679">classpath:hbm/RemoteApplication.hbm.xml</text:span><text:span text:style-name="T680">&lt;/</text:span><text:span text:style-name="T681">value</text:span><text:span text:style-name="T682">&gt;</text:span></text:p>
      <text:p text:style-name="P683"><text:span text:style-name="T684">&lt;</text:span><text:span text:style-name="T685">value</text:span><text:span text:style-name="T686">&gt;</text:span><text:span text:style-name="T687">classpath:hbm/RequestLog.hbm.xml</text:span><text:span text:style-name="T688">&lt;/</text:span><text:span text:style-name="T689">value</text:span><text:span text:style-name="T690">&gt;</text:span></text:p>
      <text:p text:style-name="P691"><text:span text:style-name="T692">&lt;</text:span><text:span text:style-name="T693">value</text:span><text:span text:style-name="T694">&gt;</text:span><text:span text:style-name="T695">classpath:hbm/Signature.hbm.xml</text:span><text:span text:style-name="T696">&lt;/</text:span><text:span text:style-name="T697">value</text:span><text:span text:style-name="T698">&gt;</text:span></text:p>
      <text:p text:style-name="P699"><text:span text:style-name="T700">&lt;</text:span><text:span text:style-name="T701">value</text:span><text:span text:style-name="T702">&gt;</text:span><text:span text:style-name="T703">classpath:hbm/UserNotification.hbm.xml</text:span><text:span text:style-name="T704">&lt;/</text:span><text:span text:style-name="T705">value</text:span><text:span text:style-name="T706">&gt;</text:span></text:p>
      <text:p text:style-name="P707"><text:span text:style-name="T708">&lt;</text:span><text:span text:style-name="T709">value</text:span><text:span text:style-name="T710">&gt;</text:span><text:span text:style-name="T711">classpath:hbm/Usertype.hbm.xml</text:span><text:span text:style-name="T712">&lt;/</text:span><text:span text:style-name="T713">value</text:span><text:span text:style-name="T714">&gt;</text:span></text:p>
      <text:p text:style-name="P715"><text:span text:style-name="T716"><text:s text:c="4"/>&lt;/</text:span><text:span text:style-name="T717">list</text:span><text:span text:style-name="T718">&gt;</text:span></text:p>
      <text:p text:style-name="P719"><text:span text:style-name="T720"><text:s text:c="2"/>&lt;/</text:span><text:span text:style-name="T721">property</text:span><text:span text:style-name="T722">&gt;</text:span></text:p>
      <text:p text:style-name="P723"><text:span text:style-name="T724"><text:s text:c="2"/>...</text:span></text:p>
      <text:p text:style-name="P725"><text:span text:style-name="T726">&lt;/</text:span><text:span text:style-name="T727">bean</text:span><text:span text:style-name="T728">&gt;</text:span></text:p>
      <text:p text:style-name="P729"/>
      <text:p text:style-name="P730"/>
      <text:p text:style-name="Normal"><text:span text:style-name="T731">Äriloogika kiht</text:span><text:span text:style-name="T732"><text:s/>(</text:span><text:span text:style-name="T733">Business Logic Layer</text:span><text:span text:style-name="T734">) – äriloogika kihi moodustavad teenusklassid e.<text:s/></text:span><text:span text:style-name="T735">Service</text:span><text:span text:style-name="T736"><text:s/>klassid. Nendes klassides<text:s/></text:span><text:span text:style-name="T737">on implementeeritud meetodid, mis sisaldavad äriloogika reegleid. Teenusklassid suhtlevad andmetega manipuleerimiseks<text:s/></text:span><text:span text:style-name="T738">DAO</text:span><text:span text:style-name="T739"><text:s/>klassidega.</text:span></text:p>
      <text:p text:style-name="P740"/>
      <text:p text:style-name="Normal"><text:span text:style-name="T741">Presentatsiooni kiht</text:span><text:span text:style-name="T742"><text:s/>(Presentation Layer) – nö rakenduse kasutajaliides kiht, milleks antud juhul on veebiteenused. Prese</text:span><text:span text:style-name="T743">ntatsiooni kihi moodustavad Endpoint klassid, mis asuvad p</text:span><text:span text:style-name="T744">a</text:span><text:span text:style-name="T745">ketis „ee.adit.ws.endpoint“ ning implementeerivad<text:s/></text:span><text:span text:style-name="T746">SOAP</text:span><text:span text:style-name="T747"><text:s/>veebiteenuste jaoks vajalikud me</text:span><text:span text:style-name="T748">e</text:span><text:span text:style-name="T749">todid. Presentatsiooni kihi klassid kutsuvad välja äriloogika kihi meetodeid ning väldivad suhtlemist otse an</text:span><text:span text:style-name="T750">dmekihiga. Antud lahenduse juures on presentatsiooni kihis seadistatud ka<text:s/></text:span><text:span text:style-name="T751">Castor XML Marshaller,</text:span><text:span text:style-name="T752"><text:s/>mis võimaldab automaatselt teisendada sissetuleva/väljamineva<text:s/></text:span><text:span text:style-name="T753">XML</text:span><text:span text:style-name="T754"><text:s/>stringi<text:s/></text:span><text:span text:style-name="T755">Java</text:span><text:span text:style-name="T756"><text:s/>objektiks, mida on seejärel mugav manipuleerida. Endpoint saab päringu töötlemis</text:span><text:span text:style-name="T757">eks nn.<text:s/></text:span><text:span text:style-name="T758">request</text:span><text:span text:style-name="T759"><text:s/>objekti ning tagastab nn.<text:s/></text:span><text:span text:style-name="T760">response</text:span><text:span text:style-name="T761"><text:s/>objekti.</text:span></text:p>
      <text:p text:style-name="P762"/>
      <text:h text:style-name="P763" text:outline-level="1"><text:bookmark-start text:name="_Toc275771502"/><text:bookmark-start text:name="_Toc275771551"/>Monitooring<text:bookmark-end text:name="_Toc275771502"/><text:bookmark-end text:name="_Toc275771551"/></text:h>
      <text:p text:style-name="Normal"><text:span text:style-name="T764">ADIT rakenduse monitooring koosneb aktiivsest ja passiivsest monitooringust. Aktiivseks rakenduse monitoorimiseks on mõeldud monitooringu servlet, mis paigaldatakse koos r</text:span><text:span text:style-name="T765">a</text:span><text:span text:style-name="T766">kendusega.<text:s/></text:span><text:span text:style-name="T767">Passiivse monitooringu lahendab Log4J Nagios appender – rakendus logib tekk</text:span><text:span text:style-name="T768">i</text:span><text:span text:style-name="T769">nud vead kindlas formaadis kindlasse väljundisse. Nagiose seadistamisest on täpsemalt juttu paigaldusjuhendis.</text:span></text:p>
      <text:h text:style-name="P770" text:outline-level="2"><text:bookmark-start text:name="_Toc275771503"/><text:bookmark-start text:name="_Toc275771552"/>Aktiivne monitooring<text:bookmark-end text:name="_Toc275771503"/><text:bookmark-end text:name="_Toc275771552"/></text:h>
      <text:p text:style-name="Normal"><text:span text:style-name="T771">Aktiivse monitooringu eesmärgiks on kontrollida<text:s/></text:span><text:span text:style-name="T772">rakenduse olulisemate komponentide tö</text:span><text:span text:style-name="T773">ö</text:span><text:span text:style-name="T774">tamist. Kontrollitakse järgmiseid päringuid ja komponente:</text:span></text:p>
      <text:p text:style-name="P775"/>
      <table:table table:style-name="Table776">
        <table:table-columns>
          <table:table-column table:style-name="TableColumn777"/>
          <table:table-column table:style-name="TableColumn778"/>
        </table:table-columns>
        <table:table-row table:style-name="TableRow779">
          <table:table-cell table:style-name="TableCell780">
            <text:p text:style-name="Normal"><text:span text:style-name="T781">IDENTIFITSEERIV STRING</text:span></text:p>
          </table:table-cell>
          <table:table-cell table:style-name="TableCell782">
            <text:p text:style-name="Normal"><text:span text:style-name="T783">Päring / komponent</text:span></text:p>
          </table:table-cell>
        </table:table-row>
        <table:table-row table:style-name="TableRow784">
          <table:table-cell table:style-name="TableCell785">
            <text:p text:style-name="Normal"><text:span text:style-name="T786">SAVE_DOCUMENT</text:span></text:p>
          </table:table-cell>
          <table:table-cell table:style-name="TableCell787">
            <text:p text:style-name="Normal"><text:span text:style-name="T788">Päringu saveDocument kontroll – muudetakse andmebaasis olevat testdokumenti (dokumendi pealkiri ja do</text:span><text:span text:style-name="T789">kumendi faili sisu muudetakse – päringu tegemise hetke kuupäev / kellaaeg)</text:span></text:p>
          </table:table-cell>
        </table:table-row>
        <table:table-row table:style-name="TableRow790">
          <table:table-cell table:style-name="TableCell791">
            <text:p text:style-name="Normal"><text:span text:style-name="T792">GET_DOCUMENT</text:span></text:p>
          </table:table-cell>
          <table:table-cell table:style-name="TableCell793">
            <text:p text:style-name="Normal"><text:span text:style-name="T794">Päringu getDocument kontroll – päritakse tes</text:span><text:span text:style-name="T795">t</text:span><text:span text:style-name="T796">dokumendi andmed ning kontrollitakse, kas d</text:span><text:span text:style-name="T797">o</text:span><text:span text:style-name="T798">kumendi sisu on viimase saveDocument päri</text:span><text:span text:style-name="T799">n</text:span><text:span text:style-name="T800">guga muudetud.</text:span></text:p>
          </table:table-cell>
        </table:table-row>
        <table:table-row table:style-name="TableRow801">
          <table:table-cell table:style-name="TableCell802">
            <text:p text:style-name="Normal"><text:span text:style-name="T803">DVK_SEND</text:span></text:p>
          </table:table-cell>
          <table:table-cell table:style-name="TableCell804">
            <text:p text:style-name="Normal"><text:span text:style-name="T805">DVK-sse<text:s/></text:span><text:span text:style-name="T806">saatmise kontroll – kontrollitakse, kas andmebaasis on dokumente, mis on määratud DVK-sse saatmisele, kuid mille saatmine sinna ei ole õnnestunud määratud perioodi vältel.</text:span></text:p>
          </table:table-cell>
        </table:table-row>
        <table:table-row table:style-name="TableRow807">
          <table:table-cell table:style-name="TableCell808">
            <text:p text:style-name="Normal"><text:span text:style-name="T809">DVK_RECEIVE</text:span></text:p>
          </table:table-cell>
          <table:table-cell table:style-name="TableCell810">
            <text:p text:style-name="Normal"><text:span text:style-name="T811">DVK-st dokumentide vastuvõtmise kontroll – kontrollitakse, kas dokumend</text:span><text:span text:style-name="T812">id, mis on saab</text:span><text:span text:style-name="T813">u</text:span><text:span text:style-name="T814">nud DVK Universaalklienti, on kantud ka ADIT andmebaasi.</text:span></text:p>
          </table:table-cell>
        </table:table-row>
        <table:table-row table:style-name="TableRow815">
          <table:table-cell table:style-name="TableCell816">
            <text:p text:style-name="Normal"><text:span text:style-name="T817">GET_USER_INFO</text:span></text:p>
          </table:table-cell>
          <table:table-cell table:style-name="TableCell818">
            <text:p text:style-name="Normal"><text:span text:style-name="T819">Päringu getUserInfo kontroll – kontrollitakse, kas testkasutaja on teenusega liitunud ning kas p</text:span><text:span text:style-name="T820">ä</text:span><text:span text:style-name="T821">ring tagastab kasutaja andmed.</text:span></text:p>
          </table:table-cell>
        </table:table-row>
        <table:table-row table:style-name="TableRow822">
          <table:table-cell table:style-name="TableCell823">
            <text:p text:style-name="Normal"><text:span text:style-name="T824">NOTIFICATIONS</text:span></text:p>
          </table:table-cell>
          <table:table-cell table:style-name="TableCell825">
            <text:p text:style-name="Normal"><text:span text:style-name="T826">Teavitusteenuse liidese k</text:span><text:span text:style-name="T827">ontroll – kontrollitakse, kas andmebaasis on teavitusi, mis ei ole määr</text:span><text:span text:style-name="T828">a</text:span><text:span text:style-name="T829">tud perioodi jooksul saadetud teavitusteenusele.</text:span></text:p>
          </table:table-cell>
        </table:table-row>
        <table:table-row table:style-name="TableRow830">
          <table:table-cell table:style-name="TableCell831">
            <text:p text:style-name="Normal"><text:span text:style-name="T832">ERROR_LOG</text:span></text:p>
          </table:table-cell>
          <table:table-cell table:style-name="TableCell833">
            <text:p text:style-name="Normal"><text:span text:style-name="T834">Vigade logitabeli kontroll – kontrollitakse, kas andmebaasis olevasse vigade tabelisse on tekk</text:span><text:span text:style-name="T835">i</text:span><text:span text:style-name="T836">nud vigu. <text:s/>Vaadeldavate<text:s/></text:span><text:span text:style-name="T837">vigade taseme (WARN/ERROR/FATAL) saab määrata seadist</text:span><text:span text:style-name="T838">u</text:span><text:span text:style-name="T839">ses.</text:span></text:p>
          </table:table-cell>
        </table:table-row>
        <table:table-row table:style-name="TableRow840">
          <table:table-cell table:style-name="TableCell841">
            <text:p text:style-name="Normal"><text:span text:style-name="T842">SUMMARY_STATUS</text:span></text:p>
          </table:table-cell>
          <table:table-cell table:style-name="TableCell843">
            <text:p text:style-name="Normal"><text:span text:style-name="T844">Näitab rakenduse töötamise koondstaatust – arvestatakse kõikide komponentide staatuseid v.a. ERROR_LOG. Kui üks komponentidest ei tööta, siis saab koondstaatuse väärtuseks „FAIL“ (e</text:span><text:span text:style-name="T845">i tööta).</text:span></text:p>
          </table:table-cell>
        </table:table-row>
      </table:table>
      <text:p text:style-name="P846"/>
      <text:p text:style-name="Normal"><text:span text:style-name="T847">ADIT rakenduse monitooringu servlet asub aadressil<text:s/></text:span><text:a xlink:href="http://[host]:[port]/adit/monitor" office:target-frame-name="_top" xlink:show="replace"><text:span text:style-name="T848">http://[host]:[port]/adit/monitor</text:span></text:a><text:span text:style-name="T849">. Mon</text:span><text:span text:style-name="T850">i</text:span><text:span text:style-name="T851">tooringurakenduse seadistamiseks on failis<text:s/></text:span><text:span text:style-name="T852">adit-configuration.xml</text:span><text:span text:style-name="T853"><text:s/>vastav sektsioon (läh</text:span><text:span text:style-name="T854">e</text:span><text:span text:style-name="T855">malt vaata<text:s/></text:span><text:span text:style-name="T856">paigaldusjuhendist).</text:span></text:p>
      <text:p text:style-name="P857"/>
      <text:h text:style-name="P858" text:outline-level="2"><text:bookmark-start text:name="_Toc275771504"/><text:bookmark-start text:name="_Toc275771553"/>Passiivne monitooring<text:bookmark-end text:name="_Toc275771504"/><text:bookmark-end text:name="_Toc275771553"/></text:h>
      <text:p text:style-name="P859">Passiivne monitooring saadab teateid Log4J appender-i abil. Teated on järgmises formaadis:</text:p>
      <text:p text:style-name="P860"/>
      <text:p text:style-name="P861">[KOMPONENT] [STATUS] [TIME/ERROR_MESSAGE]</text:p>
      <text:p text:style-name="P862"/>
      <text:p text:style-name="Normal"><text:span text:style-name="T863">Nt. õnnestumisel „</text:span><text:span text:style-name="T864">ADIT_UK_CONNECTION_READ OK 0.008 seconds</text:span><text:span text:style-name="T865">“ või ebaõnnestumis</text:span><text:span text:style-name="T866">el „</text:span><text:span text:style-name="T867">ADIT_UK_CONNECTION FAIL ORA-12345: Could not connect to host uk.ria.ee</text:span>”</text:p>
      <text:p text:style-name="P868"/>
      <text:p text:style-name="P869">Komponendid, mille kohta teateid saadetakse on järgmised:</text:p>
      <text:p text:style-name="P870"/>
      <table:table table:style-name="Table871">
        <table:table-columns>
          <table:table-column table:style-name="TableColumn872"/>
          <table:table-column table:style-name="TableColumn873"/>
        </table:table-columns>
        <table:table-row table:style-name="TableRow874">
          <table:table-cell table:style-name="TableCell875">
            <text:p text:style-name="Normal"><text:span text:style-name="T876">Komponent</text:span></text:p>
          </table:table-cell>
          <table:table-cell table:style-name="TableCell877">
            <text:p text:style-name="Normal"><text:span text:style-name="T878">Kirjeldus</text:span></text:p>
          </table:table-cell>
        </table:table-row>
        <table:table-row table:style-name="TableRow879">
          <table:table-cell table:style-name="TableCell880">
            <text:p text:style-name="Normal"><text:span text:style-name="T881">ADIT_APP</text:span></text:p>
          </table:table-cell>
          <table:table-cell table:style-name="TableCell882">
            <text:p text:style-name="Normal"><text:span text:style-name="T883">Kontrollib rakenduse seadistust ja üldist tööt</text:span><text:span text:style-name="T884">a</text:span><text:span text:style-name="T885">mist.</text:span></text:p>
          </table:table-cell>
        </table:table-row>
        <table:table-row table:style-name="TableRow886">
          <table:table-cell table:style-name="TableCell887">
            <text:p text:style-name="Normal"><text:span text:style-name="T888">ADIT_DB_CONNECTION</text:span></text:p>
          </table:table-cell>
          <table:table-cell table:style-name="TableCell889">
            <text:p text:style-name="Normal"><text:span text:style-name="T890">Kontrollib<text:s/></text:span><text:span text:style-name="T891">andmebaasiühendust<text:s/></text:span></text:p>
          </table:table-cell>
        </table:table-row>
        <table:table-row table:style-name="TableRow892">
          <table:table-cell table:style-name="TableCell893">
            <text:p text:style-name="Normal"><text:span text:style-name="T894">ADIT_DB_CONNECTION_READ</text:span></text:p>
          </table:table-cell>
          <table:table-cell table:style-name="TableCell895">
            <text:p text:style-name="Normal"><text:span text:style-name="T896">Kontrollib andmete lugemist andmebaasist</text:span></text:p>
          </table:table-cell>
        </table:table-row>
        <table:table-row table:style-name="TableRow897">
          <table:table-cell table:style-name="TableCell898">
            <text:p text:style-name="Normal"><text:span text:style-name="T899">ADIT_DB_CONNECTION_WRITE</text:span></text:p>
          </table:table-cell>
          <table:table-cell table:style-name="TableCell900">
            <text:p text:style-name="Normal"><text:span text:style-name="T901">Kontrollib andmete kirjutamist andmebaasi</text:span></text:p>
          </table:table-cell>
        </table:table-row>
        <table:table-row table:style-name="TableRow902">
          <table:table-cell table:style-name="TableCell903">
            <text:p text:style-name="Normal"><text:span text:style-name="T904">ADIT_UK_CONNECTION</text:span></text:p>
          </table:table-cell>
          <table:table-cell table:style-name="TableCell905">
            <text:p text:style-name="Normal"><text:span text:style-name="T906">Kontrollib ADIT DVK universaalkliendi andm</text:span><text:span text:style-name="T907">e</text:span><text:span text:style-name="T908">baasiühendust</text:span></text:p>
          </table:table-cell>
        </table:table-row>
        <table:table-row table:style-name="TableRow909">
          <table:table-cell table:style-name="TableCell910">
            <text:p text:style-name="Normal"><text:span text:style-name="T911">ADIT_UK_CONNECTION_READ</text:span></text:p>
          </table:table-cell>
          <table:table-cell table:style-name="TableCell912">
            <text:p text:style-name="Normal"><text:span text:style-name="T913">Kontrollib ADIT DVK universaalkliendi andm</text:span><text:span text:style-name="T914">e</text:span><text:span text:style-name="T915">baasist andmete lugemist</text:span></text:p>
          </table:table-cell>
        </table:table-row>
        <table:table-row table:style-name="TableRow916">
          <table:table-cell table:style-name="TableCell917">
            <text:p text:style-name="Normal"><text:span text:style-name="T918">ADIT_UK_CONNECTION_WRITE</text:span></text:p>
          </table:table-cell>
          <table:table-cell table:style-name="TableCell919">
            <text:p text:style-name="Normal"><text:span text:style-name="T920">Kontrollib ADIT DVK universaalkliendi andm</text:span><text:span text:style-name="T921">e</text:span><text:span text:style-name="T922">baasi andmete kirjutamist</text:span></text:p>
          </table:table-cell>
        </table:table-row>
      </table:table>
      <text:p text:style-name="P92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style:text-properties style:font-name="Cambria" fo:font-weight="bold" style:font-weight-asian="bold" style:font-weight-complex="bold" style:letter-kerning="true" fo:font-size="16pt" style:font-size-asian="16pt" style:font-size-complex="16pt" fo:hyphenate="true"/>
    </style: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Cambria" fo:font-weight="bold" style:font-weight-asian="bold" style:font-weight-complex="bold" fo:font-style="italic" style:font-style-asian="italic" style:font-style-complex="italic" fo:font-size="14pt" style:font-size-asian="14pt" style:font-size-complex="14pt" fo:hyphenate="true"/>
    </style:style>
    <style:style style:name="Heading3" style:display-name="Heading 3" style:family="paragraph" style:parent-style-name="Normal" style:next-style-name="Normal" style:default-outline-level="3">
      <style:paragraph-properties fo:keep-with-next="always" fo:margin-top="0.1666in" fo:margin-bottom="0.0416in"/>
      <style:text-properties style:font-name="Cambria" fo:font-weight="bold" style:font-weight-asian="bold" style:font-weight-complex="bold" fo:font-size="13pt" style:font-size-asian="13pt" style:font-size-complex="13pt" fo:hyphenate="true"/>
    </style:style>
    <style:style style:name="Heading4" style:display-name="Heading 4" style:family="paragraph" style:parent-style-name="Normal" style:next-style-name="Normal" style:default-outline-level="4">
      <style:paragraph-properties fo:keep-with-next="always" fo:margin-top="0.1666in" fo:margin-bottom="0.0416in"/>
      <style:text-properties fo:font-weight="bold" style:font-weight-asian="bold" style:font-weight-complex="bold" fo:font-size="14pt" style:font-size-asian="14pt" style:font-size-complex="14pt" fo:hyphenate="tru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true"/>
    </style:style>
    <style:style style:name="Heading6" style:display-name="Heading 6" style:family="paragraph" style:parent-style-name="Normal" style:next-style-name="Normal" style:default-outline-level="6">
      <style:paragraph-properties fo:margin-top="0.1666in" fo:margin-bottom="0.0416in"/>
      <style:text-properties fo:font-weight="bold" style:font-weight-asian="bold" style:font-weight-complex="bold" fo:font-size="11pt" style:font-size-asian="11pt" style:font-size-complex="11pt" fo:hyphenate="true"/>
    </style:style>
    <style:style style:name="Heading7" style:display-name="Heading 7" style:family="paragraph" style:parent-style-name="Normal" style:next-style-name="Normal" style:default-outline-level="7">
      <style:paragraph-properties fo:margin-top="0.1666in" fo:margin-bottom="0.0416in"/>
      <style:text-properties fo:hyphenate="true"/>
    </style:style>
    <style:style style:name="Heading8" style:display-name="Heading 8" style:family="paragraph" style:parent-style-name="Normal" style:next-style-name="Normal" style:default-outline-level="8">
      <style:paragraph-properties fo:margin-top="0.1666in" fo:margin-bottom="0.0416in"/>
      <style:text-properties fo:font-style="italic" style:font-style-asian="italic" style:font-style-complex="italic" fo:hyphenate="true"/>
    </style:style>
    <style:style style:name="Heading9" style:display-name="Heading 9" style:family="paragraph" style:parent-style-name="Normal" style:next-style-name="Normal" style:default-outline-level="9">
      <style:paragraph-properties fo:margin-top="0.1666in" fo:margin-bottom="0.0416in"/>
      <style:text-properties style:font-name="Cambria" fo:font-size="11pt" style:font-size-asian="11pt" style:font-size-complex="11pt" fo:hyphenate="true"/>
    </style:style>
    <style:style style:name="Normal" style:display-name="Normal" style:family="paragraph">
      <style:paragraph-properties fo:margin-bottom="0in" fo:line-height="100%"/>
      <style:text-properties fo:font-size="12pt" style:font-size-asian="12pt" style:font-size-complex="12pt" fo:hyphenate="tru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true"/>
    </style:style>
    <style:style style:name="Textbody" style:display-name="Text body" style:family="paragraph" style:parent-style-name="Standard">
      <style:paragraph-properties fo:margin-bottom="0.0833in"/>
      <style:text-properties fo:hyphenate="true"/>
    </style:style>
    <style:style style:name="notetext" style:display-name="note text" style:family="paragraph">
      <style:text-properties fo:hyphenate="true"/>
    </style:style>
    <style:style style:name="notetext_1" style:display-name="note text_1" style:family="paragraph">
      <style:text-properties fo:hyphenate="true"/>
    </style:style>
    <style:style style:name="Title" style:display-name="Title" style:family="paragraph" style:parent-style-name="Normal" style:next-style-name="Normal" style:default-outline-level="1">
      <style:paragraph-properties fo:text-align="center" fo:margin-top="0.1666in" fo:margin-bottom="0.0416in"/>
      <style:text-properties style:font-name="Cambria" fo:font-weight="bold" style:font-weight-asian="bold" style:font-weight-complex="bold" style:letter-kerning="true" fo:font-size="16pt" style:font-size-asian="16pt" style:font-size-complex="16pt" fo:hyphenate="true"/>
    </style:style>
    <style:style style:name="Subtitle" style:display-name="Subtitle" style:family="paragraph" style:parent-style-name="Normal" style:next-style-name="Normal" style:default-outline-level="2">
      <style:paragraph-properties fo:text-align="center" fo:margin-bottom="0.0416in"/>
      <style:text-properties style:font-name="Cambria" fo:hyphenate="true"/>
    </style:style>
    <style:style style:name="NoSpacing" style:display-name="No Spacing" style:family="paragraph" style:parent-style-name="Normal">
      <style:text-properties style:font-size-complex="16pt" fo:hyphenate="true"/>
    </style:style>
    <style:style style:name="ListParagraph" style:display-name="List Paragraph" style:family="paragraph" style:parent-style-name="Normal">
      <style:paragraph-properties fo:margin-left="0.5in">
        <style:tab-stops/>
      </style:paragraph-properties>
      <style:text-properties fo:hyphenate="true"/>
    </style:style>
    <style:style style:name="Quote" style:display-name="Quote" style:family="paragraph" style:parent-style-name="Normal" style:next-style-name="Normal">
      <style:text-properties fo:font-style="italic" style:font-style-asian="italic" fo:hyphenate="true"/>
    </style:style>
    <style:style style:name="IntenseQuote" style:display-name="Intense Quote" style:family="paragraph" style:parent-style-name="Normal" style:next-style-name="Normal">
      <style:paragraph-properties fo:margin-left="0.5in" fo:margin-right="0.5in">
        <style:tab-stops/>
      </style:paragraph-properties>
      <style:text-properties fo:font-weight="bold" style:font-weight-asian="bold" fo:font-style="italic" style:font-style-asian="italic" style:font-size-complex="11pt" fo:hyphenate="true"/>
    </style:style>
    <style:style style:name="TOCHeading" style:display-name="TOC Heading" style:family="paragraph" style:parent-style-name="Heading1" style:next-style-name="Normal" style:default-outline-level="1">
      <style:text-properties fo:hyphenate="true"/>
    </style:style>
    <style:style style:name="Header" style:display-name="Header" style:family="paragraph" style:parent-style-name="Normal">
      <style:paragraph-properties fo:widows="0" fo:orphans="0">
        <style:tab-stops>
          <style:tab-stop style:type="center" style:position="3.15in"/>
          <style:tab-stop style:type="right" style:position="6.3in"/>
        </style:tab-stops>
      </style:paragraph-properties>
      <style:text-properties fo:hyphenate="true"/>
    </style:style>
    <style:style style:name="Footer" style:display-name="Footer" style:family="paragraph" style:parent-style-name="Normal">
      <style:paragraph-properties fo:widows="0" fo:orphans="0">
        <style:tab-stops>
          <style:tab-stop style:type="center" style:position="3.15in"/>
          <style:tab-stop style:type="right" style:position="6.3in"/>
        </style:tab-stops>
      </style:paragraph-properties>
      <style:text-properties fo:hyphenate="true"/>
    </style:style>
    <style:style style:name="TOC1" style:display-name="TOC 1" style:family="paragraph" style:parent-style-name="Normal" style:next-style-name="Normal">
      <style:paragraph-properties fo:widows="0" fo:orphans="0" fo:margin-bottom="0.0694in"/>
      <style:text-properties fo:hyphenate="true"/>
    </style:style>
    <style:style style:name="TOC2" style:display-name="TOC 2" style:family="paragraph" style:parent-style-name="Normal" style:next-style-name="Normal">
      <style:paragraph-properties fo:widows="0" fo:orphans="0" fo:margin-bottom="0.0694in" fo:margin-left="0.1666in">
        <style:tab-stops/>
      </style:paragraph-properties>
      <style:text-properties fo:hyphenate="true"/>
    </style:style>
    <style:style style:name="TOC3" style:display-name="TOC 3" style:family="paragraph" style:parent-style-name="Normal" style:next-style-name="Normal">
      <style:paragraph-properties fo:widows="0" fo:orphans="0" fo:margin-bottom="0.0694in" fo:margin-left="0.3333in">
        <style:tab-stops/>
      </style:paragraph-properties>
      <style:text-properties fo:hyphenate="true"/>
    </style:style>
    <style:style style:name="BalloonText" style:display-name="Balloon Text" style:family="paragraph" style:parent-style-name="Normal">
      <style:text-properties style:font-name="Tahoma" style:font-name-complex="Tahoma" fo:font-size="8pt" style:font-size-asian="8pt" style:font-size-complex="8pt" fo:hyphenate="true"/>
    </style:style>
    <style:style style:name="notetext_2" style:display-name="note text_2" style:family="paragraph">
      <style:text-properties fo:hyphenate="true"/>
    </style:style>
    <style:style style:name="notetext_3" style:display-name="note text_3" style:family="paragraph">
      <style:text-properties fo:hyphenate="true"/>
    </style:style>
    <style:style style:name="TableContents" style:display-name="Table Contents" style:family="paragraph" style:parent-style-name="Standard">
      <style:paragraph-properties text:number-lines="false"/>
      <style:text-properties fo:hyphenate="tru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true"/>
    </style:style>
    <style:style style:name="notereference" style:display-name="note reference" style:family="text"/>
    <style:style style:name="notereference_1" style:display-name="note reference_1" style:family="text"/>
    <style:style style:name="Hyperlink" style:display-name="Hyperlink" style:family="text">
      <style:text-properties fo:color="#000080" style:text-underline-type="single" style:text-underline-style="solid" style:text-underline-width="auto" style:text-underline-mode="continuous" style:text-underline-color="font-color"/>
    </style:style>
    <style:style style:name="FollowedHyperlink" style:display-name="FollowedHyperlink" style:family="text">
      <style:text-properties fo:color="#800080"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Cambria" style:font-name-asian="Times New Roman" fo:font-weight="bold" style:font-weight-asian="bold" style:font-weight-complex="bold" style:letter-kerning="true" fo:font-size="16pt" style:font-size-asian="16pt" style:font-size-complex="16pt"/>
    </style:style>
    <style:style style:name="Heading2Char" style:display-name="Heading 2 Char" style:family="text" style:parent-style-name="DefaultParagraphFont">
      <style:text-properties style:font-name="Cambria" style:font-name-asian="Times New Roman" fo:font-weight="bold" style:font-weight-asian="bold" style:font-weight-complex="bold" fo:font-style="italic" style:font-style-asian="italic" style:font-style-complex="italic" fo:font-size="14pt" style:font-size-asian="14pt" style:font-size-complex="14pt"/>
    </style:style>
    <style:style style:name="Heading3Char" style:display-name="Heading 3 Char" style:family="text" style:parent-style-name="DefaultParagraphFont">
      <style:text-properties style:font-name="Cambria" style:font-name-asian="Times New Roman" fo:font-weight="bold" style:font-weight-asian="bold" style:font-weight-complex="bold" fo:font-size="13pt" style:font-size-asian="13pt" style:font-size-complex="13pt"/>
    </style:style>
    <style:style style:name="Heading4Char" style:display-name="Heading 4 Char" style:family="text" style:parent-style-name="DefaultParagraphFont">
      <style:text-properties fo:font-weight="bold" style:font-weight-asian="bold" style:font-weight-complex="bold" fo:font-size="14pt" style:font-size-asian="14pt" style:font-size-complex="14pt"/>
    </style:style>
    <style:style style:name="Heading5Char" style:display-name="Heading 5 Char" style:family="text" style:parent-style-name="DefaultParagraphFont">
      <style:text-properties fo:font-weight="bold" style:font-weight-asian="bold" style:font-weight-complex="bold" fo:font-style="italic" style:font-style-asian="italic" style:font-style-complex="italic" fo:font-size="13pt" style:font-size-asian="13pt" style:font-size-complex="13pt"/>
    </style:style>
    <style:style style:name="Heading6Char" style:display-name="Heading 6 Char" style:family="text" style:parent-style-name="DefaultParagraphFont">
      <style:text-properties fo:font-weight="bold" style:font-weight-asian="bold" style:font-weight-complex="bold"/>
    </style:style>
    <style:style style:name="Heading7Char" style:display-name="Heading 7 Char" style:family="text" style:parent-style-name="DefaultParagraphFont">
      <style:text-properties fo:font-size="12pt" style:font-size-asian="12pt" style:font-size-complex="12pt"/>
    </style:style>
    <style:style style:name="Heading8Char" style:display-name="Heading 8 Char" style:family="text" style:parent-style-name="DefaultParagraphFont">
      <style:text-properties fo:font-style="italic" style:font-style-asian="italic" style:font-style-complex="italic" fo:font-size="12pt" style:font-size-asian="12pt" style:font-size-complex="12pt"/>
    </style:style>
    <style:style style:name="Heading9Char" style:display-name="Heading 9 Char" style:family="text" style:parent-style-name="DefaultParagraphFont">
      <style:text-properties style:font-name="Cambria" style:font-name-asian="Times New Roman"/>
    </style:style>
    <style:style style:name="TitleChar" style:display-name="Title Char" style:family="text" style:parent-style-name="DefaultParagraphFont">
      <style:text-properties style:font-name="Cambria" style:font-name-asian="Times New Roman" fo:font-weight="bold" style:font-weight-asian="bold" style:font-weight-complex="bold" style:letter-kerning="true" fo:font-size="16pt" style:font-size-asian="16pt" style:font-size-complex="16pt"/>
    </style:style>
    <style:style style:name="SubtitleChar" style:display-name="Subtitle Char" style:family="text" style:parent-style-name="DefaultParagraphFont">
      <style:text-properties style:font-name="Cambria" style:font-name-asian="Times New Roman" fo:font-size="12pt" style:font-size-asian="12pt" style:font-size-complex="12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style:font-name="Calibri" fo:font-weight="bold" style:font-weight-asian="bold" fo:font-style="italic" style:font-style-asian="italic" style:font-style-complex="italic"/>
    </style:style>
    <style:style style:name="QuoteChar" style:display-name="Quote Char" style:family="text" style:parent-style-name="DefaultParagraphFont">
      <style:text-properties fo:font-style="italic" style:font-style-asian="italic" fo:font-size="12pt" style:font-size-asian="12pt" style:font-size-complex="12pt"/>
    </style:style>
    <style:style style:name="IntenseQuoteChar" style:display-name="Intense Quote Char" style:family="text" style:parent-style-name="DefaultParagraphFont">
      <style:text-properties fo:font-weight="bold" style:font-weight-asian="bold" fo:font-style="italic" style:font-style-asian="italic" fo:font-size="12pt" style:font-size-asian="12pt"/>
    </style:style>
    <style:style style:name="SubtleEmphasis" style:display-name="Subtle Emphasis" style:family="text">
      <style:text-properties fo:font-style="italic" style:font-style-asian="italic" fo:color="#5A5A5A"/>
    </style:style>
    <style:style style:name="IntenseEmphasis" style:display-name="Intense Emphasis" style:family="text" style:parent-style-name="DefaultParagraphFont">
      <style:text-properties fo:font-weight="bold" style:font-weight-asian="bold" fo:font-style="italic" style:font-style-asian="italic" fo:font-size="12pt" style:font-size-asian="12pt" style:font-size-complex="12pt" style:text-underline-type="single" style:text-underline-style="solid" style:text-underline-width="auto" style:text-underline-mode="continuous" style:text-underline-color="font-color"/>
    </style:style>
    <style:style style:name="SubtleReference" style:display-name="Subtle Reference" style:family="text" style:parent-style-name="DefaultParagraphFont">
      <style:text-properties fo:font-size="12pt" style:font-size-asian="12pt" style:font-size-complex="12pt" style:text-underline-type="single" style:text-underline-style="solid" style:text-underline-width="auto" style:text-underline-mode="continuous" style:text-underline-color="font-color"/>
    </style:style>
    <style:style style:name="IntenseReference" style:display-name="Intense Reference" style:family="text" style:parent-style-name="DefaultParagraphFont">
      <style:text-properties fo:font-weight="bold" style:font-weight-asian="bold" fo:font-size="12pt" style:font-size-asian="12pt" style:text-underline-type="single" style:text-underline-style="solid" style:text-underline-width="auto" style:text-underline-mode="continuous" style:text-underline-color="font-color"/>
    </style:style>
    <style:style style:name="BookTitle" style:display-name="Book Title" style:family="text" style:parent-style-name="DefaultParagraphFont">
      <style:text-properties style:font-name="Cambria" style:font-name-asian="Times New Roman" fo:font-weight="bold" style:font-weight-asian="bold" fo:font-style="italic" style:font-style-asian="italic" fo:font-size="12pt" style:font-size-asian="12pt" style:font-size-complex="12pt"/>
    </style:style>
    <style:style style:name="HeaderChar" style:display-name="Header Char" style:family="text" style:parent-style-name="DefaultParagraphFont">
      <style:text-properties fo:font-size="12pt" style:font-size-asian="12pt" style:font-size-complex="12pt"/>
    </style:style>
    <style:style style:name="FooterChar" style:display-name="Footer Char" style:family="text" style:parent-style-name="DefaultParagraphFont">
      <style:text-properties fo:font-size="12pt" style:font-size-asian="12pt" style:font-size-complex="12pt"/>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notereference_2" style:display-name="note reference_2" style:family="text"/>
    <style:style style:name="notereference_3" style:display-name="note reference_3"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Calibri" style:font-name-asian="Times New Roman"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Times New Roman"/>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
      <text:list-level-style-bullet text:level="1" text:style-name="WW_CharLFO2LVL1" text:bullet-char="-">
        <style:list-level-properties text:space-before="0.25in" text:min-label-width="0.25in"/>
        <style:text-properties style:font-name="Calibri"/>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Calibri"/>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5902in" fo:margin-left="0.984in" fo:margin-bottom="0.984in" fo:margin-right="0.984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902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4923in"/>
      </style:footer-style>
    </style:page-layout>
    <style:style style:name="T12" style:parent-style-name="DefaultParagraphFont" style:family="text">
      <style:text-properties fo:language="et" fo:country="EE"/>
    </style:style>
    <style:style style:name="T13" style:parent-style-name="DefaultParagraphFont" style:family="text">
      <style:text-properties fo:language="et" fo:country="EE"/>
    </style:style>
  </office:automatic-styles>
  <office:master-styles>
    <style:master-page style:name="MP0" style:page-layout-name="PL0"/>
    <style:master-page style:name="MP1" style:page-layout-name="PL1">
      <style:header>
        <text:p text:style-name="Header"><text:span text:style-name="T12">ADIT – Lahenduse kirjeldus</text:span><text:tab/><text:tab/><text:span text:style-name="T13">Versioon 1.1</text:span></text:p>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description/>
    <dc:subject/>
    <meta:initial-creator>oss</meta:initial-creator>
    <dc:creator>Marko Kurm</dc:creator>
    <meta:creation-date>2010-08-08T11:56:00Z</meta:creation-date>
    <dc:date>2010-10-25T09:03:00Z</dc:date>
    <meta:template xlink:href="Normal.dotm" xlink:type="simple"/>
    <meta:editing-cycles>321</meta:editing-cycles>
    <meta:editing-duration>PT12780S</meta:editing-duration>
    <meta:document-statistic meta:page-count="12" meta:paragraph-count="42" meta:word-count="3160" meta:character-count="21452" meta:row-count="152" meta:non-whitespace-character-count="18334"/>
  </office:meta>
</office:document-meta>
</file>